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62.svm"/>
  <manifest:file-entry manifest:media-type="" manifest:full-path="Pictures/TablePreview61.svm"/>
  <manifest:file-entry manifest:media-type="" manifest:full-path="Pictures/TablePreview60.svm"/>
  <manifest:file-entry manifest:media-type="" manifest:full-path="Pictures/TablePreview59.svm"/>
  <manifest:file-entry manifest:media-type="" manifest:full-path="Pictures/TablePreview58.svm"/>
  <manifest:file-entry manifest:media-type="" manifest:full-path="Pictures/TablePreview57.svm"/>
  <manifest:file-entry manifest:media-type="" manifest:full-path="Pictures/TablePreview56.svm"/>
  <manifest:file-entry manifest:media-type="" manifest:full-path="Pictures/TablePreview55.svm"/>
  <manifest:file-entry manifest:media-type="" manifest:full-path="Pictures/TablePreview54.svm"/>
  <manifest:file-entry manifest:media-type="" manifest:full-path="Pictures/TablePreview53.svm"/>
  <manifest:file-entry manifest:media-type="" manifest:full-path="Pictures/TablePreview52.svm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45.svm"/>
  <manifest:file-entry manifest:media-type="" manifest:full-path="Pictures/TablePreview44.svm"/>
  <manifest:file-entry manifest:media-type="" manifest:full-path="Pictures/TablePreview43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39.svm"/>
  <manifest:file-entry manifest:media-type="" manifest:full-path="Pictures/TablePreview6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38.svm"/>
  <manifest:file-entry manifest:media-type="" manifest:full-path="Pictures/TablePreview6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37.svm"/>
  <manifest:file-entry manifest:media-type="" manifest:full-path="Pictures/TablePreview6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36.svm"/>
  <manifest:file-entry manifest:media-type="" manifest:full-path="Pictures/TablePreview6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35.svm"/>
  <manifest:file-entry manifest:media-type="" manifest:full-path="Pictures/TablePreview6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70.svm"/>
  <manifest:file-entry manifest:media-type="" manifest:full-path="Pictures/TablePreview34.svm"/>
  <manifest:file-entry manifest:media-type="" manifest:full-path="Pictures/TablePreview6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6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329cm"/>
    </style:style>
    <style:style style:name="gr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7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29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.4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16.4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92cm"/>
    </style:style>
    <style:style style:name="gr16" style:family="graphic" style:parent-style-name="standard">
      <style:graphic-properties svg:stroke-width="0.102cm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02cm" svg:stroke-color="#9900ff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02cm" svg:stroke-color="#000000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02cm" svg:stroke-color="#9900ff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svg:stroke-width="0.102cm" draw:marker-start-width="0.276cm" draw:marker-end-width="0.276cm" draw:fill="none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999999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26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82cm"/>
    </style:style>
    <style:style style:name="gr27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512cm"/>
    </style:style>
    <style:style style:name="gr28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3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end="" draw:marker-end-width="0.3cm" draw:fill="none" draw:textarea-vertical-align="middle"/>
    </style:style>
    <style:style style:name="gr3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3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75cm"/>
    </style:style>
    <style:style style:name="gr4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42" style:family="graphic" style:parent-style-name="objectwithoutfill">
      <style:graphic-properties svg:stroke-width="0.051cm" svg:stroke-color="#009900" draw:marker-end="Arrow" draw:marker-end-width="0.3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Line_20_with_20_Fine_20_Dots" svg:stroke-width="0.051cm" svg:stroke-color="#009900" draw:marker-start-width="0.276cm" draw:marker-end-width="0.276cm" draw:fill="none" draw:fill-color="#9999ff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1cm" svg:stroke-color="#009900" draw:marker-start-width="0.276cm" draw:marker-end-width="0.276cm" draw:fill="none" draw:fill-color="#ffffff" draw:auto-grow-height="true" draw:auto-grow-width="false" fo:max-height="0cm" fo:min-height="1.423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9900ff" draw:marker-start-width="0.276cm" draw:marker-end-width="0.276cm" draw:fill="none" draw:fill-color="#ffffff" draw:auto-grow-height="true" draw:auto-grow-width="false" fo:max-height="0cm" fo:min-height="0.556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8" style:family="graphic" style:parent-style-name="objectwithoutfill">
      <style:graphic-properties svg:stroke-width="0.051cm" svg:stroke-color="#0099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5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56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gr5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58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</style:style>
    <style:style style:name="gr60" style:family="graphic" style:parent-style-name="standard">
      <style:graphic-properties draw:fill="none" draw:textarea-vertical-align="top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6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68" style:family="graphic" style:parent-style-name="standard">
      <style:graphic-properties svg:stroke-width="0.053cm" svg:stroke-color="#66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ff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99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fill="none" draw:textarea-vertical-align="middle"/>
    </style:style>
    <style:style style:name="gr75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</style:style>
    <style:style style:name="gr77" style:family="graphic" style:parent-style-name="standard">
      <style:graphic-properties svg:stroke-width="0.102cm" svg:stroke-color="#000000" draw:marker-start-width="0.352cm" draw:marker-end-width="0.352cm" draw:fill="none" draw:textarea-vertical-align="top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117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7cm"/>
    </style:style>
    <style:style style:name="gr80" style:family="graphic" style:parent-style-name="standard">
      <style:graphic-properties draw:stroke="solid" svg:stroke-width="0.102cm" svg:stroke-color="#009900" draw:marker-start-width="0.432cm" draw:marker-end-width="0.432cm" draw:fill="none" draw:fill-color="#ffffff" draw:auto-grow-height="true" draw:auto-grow-width="false" fo:max-height="0cm" fo:min-height="0.937cm" fo:padding-top="0.175cm" fo:padding-bottom="0.175cm" fo:padding-left="0.3cm" fo:padding-right="0.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22cm"/>
    </style:style>
    <style:style style:name="gr82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textarea-vertical-align="middle" draw:auto-grow-height="true" draw:auto-grow-width="false" fo:max-height="0cm" fo:min-height="1.93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9.501cm" style:use-optimal-column-width="false"/>
    </style:style>
    <style:style style:name="co6" style:family="table-column">
      <style:table-column-properties style:column-width="7.851cm" style:use-optimal-column-width="false"/>
    </style:style>
    <style:style style:name="co7" style:family="table-column">
      <style:table-column-properties style:column-width="2.524cm" style:use-optimal-column-width="false"/>
    </style:style>
    <style:style style:name="co8" style:family="table-column">
      <style:table-column-properties style:column-width="2.523cm" style:use-optimal-column-width="false"/>
    </style:style>
    <style:style style:name="co9" style:family="table-column">
      <style:table-column-properties style:column-width="3.48cm" style:use-optimal-column-width="false"/>
    </style:style>
    <style:style style:name="co10" style:family="table-column">
      <style:table-column-properties style:column-width="3.996cm" style:use-optimal-column-width="false"/>
    </style:style>
    <style:style style:name="co11" style:family="table-column">
      <style:table-column-properties style:column-width="3.556cm" style:use-optimal-column-width="false"/>
    </style:style>
    <style:style style:name="co12" style:family="table-column">
      <style:table-column-properties style:column-width="3.4cm" style:use-optimal-column-width="false"/>
    </style:style>
    <style:style style:name="co13" style:family="table-column">
      <style:table-column-properties style:column-width="19.149cm" style:use-optimal-column-width="false"/>
    </style:style>
    <style:style style:name="co14" style:family="table-column">
      <style:table-column-properties style:column-width="8.101cm" style:use-optimal-column-width="false"/>
    </style:style>
    <style:style style:name="co15" style:family="table-column">
      <style:table-column-properties style:column-width="3.887cm" style:use-optimal-column-width="false"/>
    </style:style>
    <style:style style:name="co16" style:family="table-column">
      <style:table-column-properties style:column-width="3.885cm" style:use-optimal-column-width="false"/>
    </style:style>
    <style:style style:name="co17" style:family="table-column">
      <style:table-column-properties style:column-width="3.908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043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6cm"/>
    </style:style>
    <style:style style:name="ro6" style:family="table-row">
      <style:table-row-properties style:row-height="2.354cm"/>
    </style:style>
    <style:style style:name="ro7" style:family="table-row">
      <style:table-row-properties style:row-height="2.35cm"/>
    </style:style>
    <style:style style:name="ro8" style:family="table-row">
      <style:table-row-properties style:row-height="2.338cm"/>
    </style:style>
    <style:style style:name="ro9" style:family="table-row">
      <style:table-row-properties style:row-height="2.341cm"/>
    </style:style>
    <style:style style:name="ro10" style:family="table-row">
      <style:table-row-properties style:row-height="2.336cm"/>
    </style:style>
    <style:style style:name="ro11" style:family="table-row">
      <style:table-row-properties style:row-height="2.629cm"/>
    </style:style>
    <style:style style:name="ro12" style:family="table-row">
      <style:table-row-properties style:row-height="2.63cm"/>
    </style:style>
    <style:style style:name="ro13" style:family="table-row">
      <style:table-row-properties style:row-height="2.632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paragraph-properties fo:text-align="end"/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ffffff" style:repeat="repeat"/>
      <style:paragraph-properties fo:text-align="end"/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9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12" style:family="table-cell">
      <style:graphic-properties style:repeat="repeat" draw:textarea-vertical-align="bottom"/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ce13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4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5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fo:font-weight="normal" style:font-size-asian="16pt" style:font-weight-asian="normal" style:font-size-complex="16pt" style:font-weight-complex="normal"/>
    </style:style>
    <style:style style:name="ce16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7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18" style:family="table-cell">
      <style:graphic-properties style:repeat="repeat"/>
      <style:paragraph-properties fo:text-align="center"/>
    </style:style>
    <style:style style:name="ce19" style:family="table-cell">
      <style:graphic-properties style:repeat="repeat" draw:textarea-vertical-align="middle"/>
      <style:text-properties fo:font-family="'Heiti SC'" style:font-pitch="variable" fo:font-size="16pt" style:font-size-asian="16pt" style:font-size-complex="16pt"/>
    </style:style>
    <style:style style:name="ce20" style:family="table-cell">
      <style:graphic-properties style:repeat="repeat" draw:textarea-vertical-align="middle"/>
    </style:style>
    <style:style style:name="ce21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22" style:family="table-cell">
      <style:graphic-properties style:repeat="repeat"/>
      <style:text-properties fo:font-size="16pt" style:font-size-asian="16pt" style:font-size-complex="16pt"/>
    </style:style>
    <style:style style:name="ce23" style:family="table-cell">
      <style:graphic-properties style:repeat="repeat" draw:textarea-vertical-align="middle"/>
      <style:paragraph-properties fo:text-align="start"/>
      <style:text-properties fo:font-family="'Heiti SC'" style:font-pitch="variable" fo:font-size="16pt" style:font-size-asian="16pt" style:font-size-complex="16pt"/>
    </style:style>
    <style:style style:name="ce24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size="18pt" style:font-size-asian="18pt" style:font-size-complex="18pt"/>
    </style:style>
    <style:style style:name="P10" style:family="paragraph">
      <style:paragraph-properties style:text-autospace="none"/>
      <style:text-properties fo:font-size="16pt" style:font-size-asian="16pt" style:font-size-complex="16pt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style:text-autospace="none"/>
      <style:text-properties fo:font-size="18pt"/>
    </style:style>
    <style:style style:name="P13" style:family="paragraph">
      <style:paragraph-properties style:text-autospace="none"/>
      <style:text-properties fo:font-size="16pt"/>
    </style:style>
    <style:style style:name="P14" style:family="paragraph">
      <style:text-properties fo:font-size="16pt"/>
    </style:style>
    <style:style style:name="P15" style:family="paragraph">
      <style:text-properties fo:font-size="22pt"/>
    </style:style>
    <style:style style:name="P16" style:family="paragraph">
      <style:text-properties fo:font-family="'Heiti SC'" style:font-pitch="variable" fo:font-size="22pt" style:font-size-asian="20pt" style:font-size-complex="20pt"/>
    </style:style>
    <style:style style:name="P17" style:family="paragraph">
      <style:text-properties fo:color="#009900" fo:font-family="'Heiti SC'" style:font-pitch="variable" fo:font-size="22pt" style:font-size-asian="20pt" style:font-size-complex="20pt"/>
    </style:style>
    <style:style style:name="P18" style:family="paragraph">
      <style:text-properties fo:color="#666666" fo:font-size="18pt"/>
    </style:style>
    <style:style style:name="P19" style:family="paragraph">
      <style:text-properties fo:color="#009900"/>
    </style:style>
    <style:style style:name="P20" style:family="paragraph">
      <style:text-properties fo:color="#ff0000" fo:font-size="22pt"/>
    </style:style>
    <style:style style:name="P21" style:family="paragraph">
      <style:text-properties fo:color="#ff0000" fo:font-family="'Heiti SC'" style:font-pitch="variable" fo:font-size="22pt" style:font-size-asian="20pt" style:font-size-complex="20pt"/>
    </style:style>
    <style:style style:name="P22" style:family="paragraph">
      <style:paragraph-properties style:text-autospace="none"/>
      <style:text-properties fo:font-family="Menlo" style:font-style-name="Italic" style:font-pitch="variable" fo:font-size="16pt" style:font-size-asian="16pt" style:font-size-complex="16pt"/>
    </style:style>
    <style:style style:name="P23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4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color="#009900" fo:font-size="14pt" style:font-size-asian="14pt" style:font-size-complex="14pt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style:paragraph-properties fo:text-align="center"/>
      <style:text-properties fo:font-family="Menlo" style:font-style-name="Italic" style:font-pitch="variable" fo:font-size="18pt"/>
    </style:style>
    <style:style style:name="P31" style:family="paragraph">
      <style:paragraph-properties fo:text-align="center"/>
      <style:text-properties fo:font-family="'Heiti SC'" style:font-pitch="variable" fo:font-size="18pt" style:font-size-asian="16pt" style:font-size-complex="16pt"/>
    </style:style>
    <style:style style:name="P32" style:family="paragraph">
      <style:text-properties fo:font-family="'Heiti SC'" style:font-pitch="variable" fo:font-size="18pt"/>
    </style:style>
    <style:style style:name="P33" style:family="paragraph">
      <style:paragraph-properties fo:text-align="center"/>
      <style:text-properties fo:font-family="'Heiti SC'" style:font-pitch="variable" fo:font-size="18pt"/>
    </style:style>
    <style:style style:name="P34" style:family="paragraph">
      <style:paragraph-properties fo:text-align="center"/>
      <style:text-properties fo:font-family="'Heiti SC'" style:font-pitch="variable" fo:font-size="18pt" style:font-size-asian="16pt" style:font-size-complex="16pt"/>
    </style:style>
    <style:style style:name="P35" style:family="paragraph">
      <style:paragraph-properties fo:text-align="center"/>
      <style:text-properties fo:font-family="Menlo" style:font-style-name="Italic" style:font-pitch="variable"/>
    </style:style>
    <style:style style:name="P36" style:family="paragraph">
      <style:paragraph-properties fo:margin-left="0.203cm" fo:margin-right="0cm" fo:text-align="start" fo:text-indent="0cm"/>
    </style:style>
    <style:style style:name="P37" style:family="paragraph">
      <style:paragraph-properties fo:margin-left="0.203cm" fo:margin-right="0cm" fo:text-align="start" fo:text-indent="0cm"/>
      <style:text-properties fo:font-family="Menlo" style:font-style-name="Italic" style:font-pitch="variable" fo:font-size="16pt" style:font-size-asian="16pt" style:font-size-complex="16pt"/>
    </style:style>
    <style:style style:name="P38" style:family="paragraph">
      <style:paragraph-properties fo:text-align="center"/>
      <style:text-properties fo:color="#666666" fo:font-family="Menlo" style:font-style-name="Italic" style:font-pitch="variable"/>
    </style:style>
    <style:style style:name="P39" style:family="paragraph">
      <style:paragraph-properties fo:text-align="start"/>
      <style:text-properties fo:font-family="Menlo" style:font-style-name="Italic" style:font-pitch="variable" fo:font-size="16pt" style:font-size-asian="16pt" style:font-size-complex="16pt"/>
    </style:style>
    <style:style style:name="P40" style:family="paragraph">
      <style:paragraph-properties fo:text-align="center"/>
      <style:text-properties fo:color="#000000" fo:font-family="Menlo" style:font-style-name="Italic" style:font-pitch="variable"/>
    </style:style>
    <style:style style:name="P41" style:family="paragraph">
      <style:paragraph-properties fo:text-align="center"/>
      <style:text-properties fo:color="#808080" fo:font-family="Menlo" style:font-style-name="Italic" style:font-pitch="variable"/>
    </style:style>
    <style:style style:name="P42" style:family="paragraph">
      <style:paragraph-properties fo:text-align="center"/>
      <style:text-properties fo:font-size="26pt"/>
    </style:style>
    <style:style style:name="P43" style:family="paragraph">
      <style:paragraph-properties fo:text-align="center"/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P44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45" style:family="paragraph">
      <style:paragraph-properties fo:text-align="center"/>
      <style:text-properties fo:font-size="22pt"/>
    </style:style>
    <style:style style:name="P46" style:family="paragraph">
      <style:paragraph-properties fo:text-align="center"/>
      <style:text-properties fo:font-family="'Heiti SC'" style:font-pitch="variable" fo:font-size="22pt" style:font-size-asian="22pt" style:font-size-complex="22pt"/>
    </style:style>
    <style:style style:name="P47" style:family="paragraph">
      <style:paragraph-properties fo:text-align="center"/>
      <style:text-properties fo:font-family="'Heiti SC'" style:font-pitch="variable" fo:font-size="24pt" style:font-size-asian="24pt" style:font-size-complex="24pt"/>
    </style:style>
    <style:style style:name="P48" style:family="paragraph">
      <style:paragraph-properties style:text-autospace="none"/>
      <style:text-properties fo:font-family="'Heiti SC'" style:font-pitch="variable" fo:font-size="24pt" style:font-size-asian="24pt" style:font-size-complex="24pt"/>
    </style:style>
    <style:style style:name="P49" style:family="paragraph">
      <style:text-properties fo:font-family="'Heiti SC'" style:font-pitch="variable" fo:font-size="16pt" style:font-size-asian="16pt" style:font-size-complex="16pt"/>
    </style:style>
    <style:style style:name="P50" style:family="paragraph">
      <style:text-properties fo:font-size="16pt" style:font-size-asian="16pt" style:font-size-complex="16pt"/>
    </style:style>
    <style:style style:name="P51" style:family="paragraph">
      <style:text-properties fo:font-family="'Heiti SC'" style:font-pitch="variable"/>
    </style:style>
    <style:style style:name="P52" style:family="paragraph">
      <style:paragraph-properties fo:text-align="start"/>
      <style:text-properties fo:font-family="'Heiti SC'" style:font-pitch="variable" fo:font-size="16pt" style:font-size-asian="16pt" style:font-size-complex="16pt"/>
    </style:style>
    <style:style style:name="P53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Menlo" style:font-style-name="Italic" style:font-pitch="variable" fo:font-size="18pt" style:font-size-asian="18pt" style:font-size-complex="18pt"/>
    </style:style>
    <style:style style:name="T5" style:family="text">
      <style:text-properties fo:font-family="Menlo" style:font-style-name="Italic" style:font-pitch="variable"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T15" style:family="text">
      <style:text-properties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0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2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3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35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37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42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45" style:family="text">
      <style:text-properties fo:color="#808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008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ff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family="'Heiti SC'" style:font-pitch="variable" style:font-size-asian="20pt" style:font-size-complex="20pt"/>
    </style:style>
    <style:style style:name="T51" style:family="text">
      <style:text-properties fo:color="#009900" fo:font-family="'Heiti SC'" style:font-pitch="variable" style:font-size-asian="20pt" style:font-size-complex="20pt"/>
    </style:style>
    <style:style style:name="T52" style:family="text">
      <style:text-properties fo:color="#009900" fo:font-family="'Heiti SC'" style:font-pitch="variable" fo:font-size="22pt" style:font-size-asian="20pt" style:font-size-complex="20pt"/>
    </style:style>
    <style:style style:name="T53" style:family="text">
      <style:text-properties fo:color="#666666"/>
    </style:style>
    <style:style style:name="T54" style:family="text">
      <style:text-properties fo:color="#009900"/>
    </style:style>
    <style:style style:name="T55" style:family="text">
      <style:text-properties fo:color="#ff0000" fo:font-family="'Heiti SC'" style:font-pitch="variable" style:font-size-asian="20pt" style:font-size-complex="20pt"/>
    </style:style>
    <style:style style:name="T56" style:family="text">
      <style:text-properties fo:color="#000080" style:text-outline="false" style:text-line-through-style="non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fo:font-family="'Heiti SC'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4" style:family="text">
      <style:text-properties fo:color="#666666" fo:font-family="'Heiti SC'" style:font-pitch="variable" fo:font-size="18pt" fo:font-weight="bold" style:font-size-asian="20pt" style:font-weight-asian="bold" style:font-size-complex="20pt" style:font-weight-complex="bold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fo:color="#009900" fo:font-size="14pt" style:font-size-asian="14pt" style:font-size-complex="14pt"/>
    </style:style>
    <style:style style:name="T67" style:family="text">
      <style:text-properties fo:color="#0000ff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77" style:family="text">
      <style:text-properties fo:color="#660e7a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T84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family="Menlo" style:font-style-name="Italic" style:font-pitch="variable" fo:font-size="11pt" style:font-size-asian="11pt" style:font-size-complex="11pt"/>
    </style:style>
    <style:style style:name="T86" style:family="text">
      <style:text-properties fo:font-family="Menlo" style:font-style-name="Italic" style:font-pitch="variable" fo:font-size="12pt" style:font-size-asian="12pt" style:font-size-complex="12pt"/>
    </style:style>
    <style:style style:name="T87" style:family="text">
      <style:text-properties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88" style:family="text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89" style:family="text">
      <style:text-properties fo:font-family="Menlo" style:font-style-name="Italic" style:font-pitch="variable"/>
    </style:style>
    <style:style style:name="T90" style:family="text"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T91" style:family="text">
      <style:text-properties fo:font-family="'Heiti SC'" style:font-pitch="variable" fo:font-size="16pt" style:font-size-asian="16pt" style:font-size-complex="16pt"/>
    </style:style>
    <style:style style:name="T92" style:family="text">
      <style:text-properties fo:font-family="'Heiti SC'" style:font-pitch="variable" fo:font-size="10pt" style:font-size-asian="10pt" style:font-size-complex="10pt"/>
    </style:style>
    <style:style style:name="T93" style:family="text">
      <style:text-properties fo:font-family="'Heiti SC'" style:font-pitch="variable" fo:font-size="10pt" style:font-size-asian="10pt" style:font-size-complex="10pt"/>
    </style:style>
    <style:style style:name="T94" style:family="text">
      <style:text-properties fo:font-family="'Heiti SC'" style:font-pitch="variable" fo:font-size="16pt" style:font-size-asian="16pt" style:font-size-complex="16pt"/>
    </style:style>
    <style:style style:name="T95" style:family="text">
      <style:text-properties fo:font-family="'Heiti SC'" style:font-pitch="variable"/>
    </style:style>
    <style:style style:name="T96" style:family="text">
      <style:text-properties fo:font-family="'Heiti SC'" style:font-pitch="variable" fo:font-size="16pt" style:font-size-asian="16pt" style:font-size-complex="16pt"/>
    </style:style>
    <style:style style:name="T97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98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99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00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02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04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06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08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09" style:family="text">
      <style:text-properties fo:font-family="Menlo" style:font-style-name="Italic" style:font-pitch="variable" fo:font-size="16pt" style:font-size-asian="16pt" style:font-size-complex="16pt"/>
    </style:style>
    <style:style style:name="T110" style:family="text">
      <style:text-properties fo:font-family="Menlo" style:font-style-name="Italic" style:font-pitch="variable" fo:font-size="6pt" style:font-size-asian="6pt" style:font-size-complex="6pt"/>
    </style:style>
    <style:style style:name="T111" style:family="text">
      <style:text-properties fo:color="#666666" fo:font-family="Menlo" style:font-style-name="Italic" style:font-pitch="variable"/>
    </style:style>
    <style:style style:name="T112" style:family="text">
      <style:text-properties fo:color="#000000" fo:font-family="Menlo" style:font-style-name="Italic" style:font-pitch="variable"/>
    </style:style>
    <style:style style:name="T113" style:family="text">
      <style:text-properties fo:color="#808080" fo:font-family="Menlo" style:font-style-name="Italic" style:font-pitch="variable"/>
    </style:style>
    <style:style style:name="T114" style:family="text">
      <style:text-properties fo:font-family="'Heiti SC'" style:font-pitch="variable" fo:font-size="26pt" style:font-size-asian="26pt" style:font-size-complex="26pt"/>
    </style:style>
    <style:style style:name="T115" style:family="text"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T116" style:family="text">
      <style:text-properties fo:font-family="'Heiti SC'" style:font-pitch="variable" fo:font-size="22pt" style:font-size-asian="22pt" style:font-size-complex="22pt"/>
    </style:style>
    <style:style style:name="T117" style:family="text">
      <style:text-properties fo:color="#0000ff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20" style:family="text">
      <style:text-properties fo:color="#008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23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4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family="'Heiti SC'" style:font-pitch="variable"/>
    </style:style>
    <style:style style:name="T129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000000" style:text-outline="false" style:text-line-through-style="none" fo:font-family="Menlo" fo:font-size="6pt" fo:font-style="normal" fo:text-shadow="none" style:text-underline-style="none" fo:font-weight="normal" style:letter-kerning="true" style:font-family-asian="Menlo" style:font-size-asian="6pt" style:font-style-asian="normal" style:font-weight-asian="normal" style:font-family-complex="Menlo" style:font-size-complex="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0000" style:text-outline="false" style:text-line-through-style="none" fo:font-family="'Heiti SC'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40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kywalker Lineage</text:span></text:p>
              </table:table-cell>
              <table:table-cell table:style-name="ce2">
                <text:p text:style-name="P1"><text:span text:style-name="T2">Skywalker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xml:id="id1" draw:id="id1" draw:layer="layout" svg:width="4.318cm" svg:height="1.725cm" svg:x="8.89cm" svg:y="2.794cm">
          <draw:text-box>
            <text:p text:style-name="P2"><text:span text:style-name="T4">Shmi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8.89cm" svg:y="5.588cm">
          <draw:text-box>
            <text:p text:style-name="P2"><text:span text:style-name="T4">Anakin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2.286cm" svg:y="8.636cm">
          <draw:text-box>
            <text:p text:style-name="P2"><text:span text:style-name="T4">Luke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14.478cm" svg:y="8.435cm">
          <draw:text-box>
            <text:p text:style-name="P2"><text:span text:style-name="T4">Leia</text:span></text:p>
            <text:p text:style-name="P2"><text:span text:style-name="T4">SkyWalker</text:span></text:p>
          </draw:text-box>
        </draw:frame>
        <draw:frame draw:style-name="gr1" draw:text-style-name="P3" draw:layer="layout" svg:width="4.318cm" svg:height="1.725cm" svg:x="8.636cm" svg:y="11.483cm">
          <draw:text-box>
            <text:p text:style-name="P2"><text:span text:style-name="T4">Jacen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3.97cm">
          <draw:text-box>
            <text:p text:style-name="P2"><text:span text:style-name="T4">Flobee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6.309cm">
          <draw:text-box>
            <text:p text:style-name="P2"><text:span text:style-name="T4">Kevin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8.636cm" svg:y="18.595cm">
          <draw:text-box>
            <text:p text:style-name="P2"><text:span text:style-name="T4">Allana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14.478cm" svg:y="11.43cm">
          <draw:text-box>
            <text:p text:style-name="P2"><text:span text:style-name="T4">Jaina</text:span></text:p>
            <text:p text:style-name="P2"><text:span text:style-name="T4">Solo</text:span></text:p>
          </draw:text-box>
        </draw:frame>
        <draw:frame draw:style-name="gr1" draw:text-style-name="P3" draw:layer="layout" svg:width="4.318cm" svg:height="1.725cm" svg:x="19.558cm" svg:y="11.43cm">
          <draw:text-box>
            <text:p text:style-name="P2"><text:span text:style-name="T4">Anakin</text:span></text:p>
            <text:p text:style-name="P2"><text:span text:style-name="T4">Solo</text:span></text:p>
          </draw:text-box>
        </draw:frame>
        <draw:line draw:style-name="gr2" draw:text-style-name="P2" draw:layer="layout" svg:x1="10.922cm" svg:y1="4.519cm" svg:x2="10.922cm" svg:y2="5.588cm">
          <text:p/>
        </draw:line>
        <draw:line draw:style-name="gr2" draw:text-style-name="P2" draw:layer="layout" svg:x1="10.922cm" svg:y1="7.313cm" svg:x2="4.572cm" svg:y2="8.636cm">
          <text:p/>
        </draw:line>
        <draw:line draw:style-name="gr2" draw:text-style-name="P2" draw:layer="layout" svg:x1="10.922cm" svg:y1="7.313cm" svg:x2="16.51cm" svg:y2="8.435cm">
          <text:p/>
        </draw:line>
        <draw:line draw:style-name="gr2" draw:text-style-name="P2" draw:layer="layout" svg:x1="16.51cm" svg:y1="10.16cm" svg:x2="10.922cm" svg:y2="11.483cm">
          <text:p/>
        </draw:line>
        <draw:line draw:style-name="gr2" draw:text-style-name="P2" draw:layer="layout" svg:x1="16.511cm" svg:y1="10.182cm" svg:x2="16.51cm" svg:y2="11.43cm">
          <text:p/>
        </draw:line>
        <draw:line draw:style-name="gr2" draw:text-style-name="P2" draw:layer="layout" svg:x1="16.512cm" svg:y1="10.182cm" svg:x2="21.844cm" svg:y2="11.43cm">
          <text:p/>
        </draw:line>
        <draw:line draw:style-name="gr2" draw:text-style-name="P2" draw:layer="layout" svg:x1="10.668cm" svg:y1="13.208cm" svg:x2="10.668cm" svg:y2="13.97cm">
          <text:p/>
        </draw:line>
        <draw:line draw:style-name="gr2" draw:text-style-name="P2" draw:layer="layout" svg:x1="10.668cm" svg:y1="15.695cm" svg:x2="10.668cm" svg:y2="16.309cm">
          <text:p/>
        </draw:line>
        <draw:line draw:style-name="gr2" draw:text-style-name="P2" draw:layer="layout" svg:x1="10.668cm" svg:y1="18.034cm" svg:x2="10.668cm" svg:y2="18.59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arting Code - UML Diagram</text:span></text:p>
              </table:table-cell>
              <table:table-cell table:style-name="ce2">
                <text:p text:style-name="P1"><text:span text:style-name="T2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" xml:id="id3" draw:id="id3" draw:layer="layout" svg:width="10.414cm" svg:height="4.318cm" svg:x="0.762cm" svg:y="15.24cm">
          <draw:text-box>
            <text:p text:style-name="P2"><text:span text:style-name="T4">SkyWalker</text:span></text:p>
            <text:p text:style-name="P2"><text:span text:style-name="T4"/></text:p>
            <text:p text:style-name="P5"><text:span text:style-name="T5">static ArrayList&lt;Character&gt; <text:s text:c="2"/></text:span></text:p>
            <text:p text:style-name="P5"><text:span text:style-name="T5"><text:s text:c="9"/></text:span><text:span text:style-name="T5">getLineageFor(Character)</text:span></text:p>
            <text:p text:style-name="P5"><text:span text:style-name="T5">static Character shmiSkywalker</text:span><text:span text:style-name="T4"> </text:span></text:p>
          </draw:text-box>
        </draw:frame>
        <draw:frame draw:style-name="gr5" draw:text-style-name="P3" draw:layer="layout" svg:width="5.842cm" svg:height="2.794cm" svg:x="5.08cm" svg:y="2.794cm">
          <draw:text-box>
            <text:p text:style-name="P2"><text:span text:style-name="T4">MainActivity</text:span></text:p>
          </draw:text-box>
        </draw:frame>
        <draw:frame draw:style-name="gr6" draw:text-style-name="P3" draw:layer="layout" svg:width="5.842cm" svg:height="2.794cm" svg:x="5.08cm" svg:y="10.922cm">
          <draw:text-box>
            <text:p text:style-name="P2"><text:span text:style-name="T4">CharacterView</text:span></text:p>
          </draw:text-box>
        </draw:frame>
        <draw:frame draw:style-name="gr7" draw:text-style-name="P3" draw:layer="layout" svg:width="5.842cm" svg:height="2.794cm" svg:x="18.288cm" svg:y="7.366cm">
          <draw:text-box>
            <text:p text:style-name="P2"><text:span text:style-name="T4">Character</text:span></text:p>
          </draw:text-box>
        </draw:frame>
        <draw:line draw:style-name="gr2" draw:text-style-name="P2" draw:layer="layout" svg:x1="10.922cm" svg:y1="4.064cm" svg:x2="18.288cm" svg:y2="8.636cm">
          <text:p/>
        </draw:line>
        <draw:line draw:style-name="gr2" draw:text-style-name="P2" draw:layer="layout" svg:x1="10.922cm" svg:y1="12.446cm" svg:x2="18.288cm" svg:y2="8.89cm">
          <text:p/>
        </draw:line>
        <draw:frame draw:style-name="gr8" draw:text-style-name="P6" xml:id="id2" draw:id="id2" draw:layer="layout" svg:width="9.398cm" svg:height="1.743cm" svg:x="10.922cm" svg:y="5.588cm">
          <draw:text-box>
            <text:p text:style-name="P2"><text:span text:style-name="T6">MainActivity uses a Character to make a CharacterView.</text:span></text:p>
          </draw:text-box>
        </draw:frame>
        <draw:line draw:style-name="gr2" draw:text-style-name="P2" draw:layer="layout" svg:x1="7.874cm" svg:y1="5.588cm" svg:x2="7.874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Starting Position - character.xml</text:span></text:p>
          </draw:text-box>
        </draw:frame>
        <draw:frame draw:style-name="gr10" draw:text-style-name="P9" draw:layer="layout" svg:width="26.67cm" svg:height="17.78cm" svg:x="0.508cm" svg:y="2.54cm">
          <draw:text-box>
            <text:p text:style-name="P8"><text:span text:style-name="T8">&lt;</text:span><text:span text:style-name="T9">LinearLayout</text:span><text:span text:style-name="T8">&gt;</text:span><text:span text:style-name="T8"><text:line-break/></text:span><text:span text:style-name="T8"><text:line-break/></text:span><text:span text:style-name="T8"> <text:s/>&lt;</text:span><text:span text:style-name="T9">ScrollView</text:span><text:span text:style-name="T8">&gt;</text:span><text:span text:style-name="T8"><text:line-break/></text:span><text:span text:style-name="T8"><text:line-break/></text:span><text:span text:style-name="T8"> <text:s text:c="3"/>&lt;</text:span><text:span text:style-name="T9">LinearLayout</text:span><text:span text:style-name="T10"><text:line-break/></text:span><text:span text:style-name="T10"> <text:s text:c="5"/></text:span><text:span text:style-name="T11">android</text:span><text:span text:style-name="T12">:orientation=</text:span><text:span text:style-name="T10">"vertical"</text:span><text:span text:style-name="T8">&gt;</text:span><text:span text:style-name="T8"><text:line-break/></text:span><text:span text:style-name="T8"><text:line-break/></text:span><text:span text:style-name="T8"> <text:s text:c="5"/>&lt;</text:span><text:span text:style-name="T9">TextView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name"</text:span><text:span text:style-name="T8">/&gt;</text:span><text:span text:style-name="T8"><text:line-break/></text:span><text:span text:style-name="T8"><text:line-break/></text:span><text:span text:style-name="T8"> <text:s text:c="5"/>&lt;</text:span><text:span text:style-name="T9">ImageView</text:span><text:span text:style-name="T9"><text:line-break/></text:span><text:span text:style-name="T9"> <text:s text:c="7"/></text:span><text:span text:style-name="T11">android</text:span><text:span text:style-name="T12">:id=</text:span><text:span text:style-name="T10">"@+id/character_pict"</text:span><text:span text:style-name="T8">/&gt;</text:span></text:p>
            <text:p text:style-name="P8"><text:span text:style-name="T8"><text:line-break/></text:span><text:span text:style-name="T8"> <text:s text:c="5"/></text:span><text:span text:style-name="T8">&lt;</text:span><text:span text:style-name="T9">LinearLayout</text:span><text:span text:style-name="T10"><text:line-break/></text:span><text:span text:style-name="T10"> <text:s text:c="7"/></text:span><text:span text:style-name="T11">android</text:span><text:span text:style-name="T12">:orientation=</text:span><text:span text:style-name="T10">"vertical"</text:span><text:span text:style-name="T10"><text:line-break/></text:span><text:span text:style-name="T10"> <text:s text:c="7"/></text:span><text:span text:style-name="T11">android</text:span><text:span text:style-name="T12">:id=</text:span><text:span text:style-name="T10">"@+id/children_buttons"</text:span><text:span text:style-name="T8">&gt;</text:span></text:p>
            <text:p text:style-name="P8"><text:span text:style-name="T8"><text:s text:c="6"/></text:span><text:span text:style-name="T8">&lt;/</text:span><text:span text:style-name="T9">LinearLayout</text:span><text:span text:style-name="T8">&gt;</text:span></text:p>
            <text:p text:style-name="P8"><text:span text:style-name="T8"><text:line-break/></text:span><text:span text:style-name="T8"> <text:s text:c="3"/></text:span><text:span text:style-name="T8">&lt;/</text:span><text:span text:style-name="T9">LinearLayout</text:span><text:span text:style-name="T8">&gt;</text:span></text:p>
            <text:p text:style-name="P8"><text:span text:style-name="T8"><text:line-break/></text:span><text:span text:style-name="T8"> <text:s/></text:span><text:span text:style-name="T8">&lt;/</text:span><text:span text:style-name="T9">ScrollView</text:span><text:span text:style-name="T8">&gt;</text:span></text:p>
            <text:p text:style-name="P8"><text:span text:style-name="T8"><text:line-break/></text:span><text:span text:style-name="T8">&lt;/</text:span><text:span text:style-name="T9">LinearLayout</text:span><text:span text:style-name="T13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.xml</text:span></text:p>
              </table:table-cell>
              <table:table-cell table:style-name="ce5">
                <text:p text:style-name="P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View.java</text:p>
          </draw:text-box>
        </draw:frame>
        <draw:frame draw:style-name="gr11" draw:text-style-name="P10" draw:layer="layout" svg:width="26.67cm" svg:height="19.931cm" svg:x="0.508cm" svg:y="3.048cm">
          <draw:text-box>
            <text:p text:style-name="P8"><text:span text:style-name="T15">Two separate folders for testing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Testing</text:span></text:p>
              </table:table-cell>
              <table:table-cell table:style-name="ce6">
                <text:p text:style-name="P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Starting Position - CharacterUTest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7"><text:span text:style-name="T16">public class </text:span><text:span text:style-name="T17">CharacterUTest1 {</text:span></text:p>
            <text:p text:style-name="P7"><text:span text:style-name="T18"/></text:p>
            <text:p text:style-name="P7"><text:span text:style-name="T19">@BeforeClass</text:span><text:span text:style-name="T19"><text:line-break/></text:span><text:span text:style-name="T20">public static void </text:span><text:span text:style-name="T21">initCharacters () {</text:span><text:span text:style-name="T21"><text:line-break/></text:span><text:span text:style-name="T21"> <text:s/></text:span><text:span text:style-name="T22">shmiS <text:s text:c="5"/></text:span><text:span text:style-name="T21">= </text:span><text:span text:style-name="T20">new </text:span><text:span text:style-name="T21">Character(</text:span><text:span text:style-name="T23">"Shmi Skywalker"</text:span><text:span text:style-name="T21">);</text:span><text:span text:style-name="T21"><text:line-break/></text:span><text:span text:style-name="T21"> <text:s/></text:span><text:span text:style-name="T22">shmiSame <text:s text:c="2"/></text:span><text:span text:style-name="T21">= </text:span><text:span text:style-name="T20">new </text:span><text:span text:style-name="T21">Character(</text:span><text:span text:style-name="T23">"Shmi Skywalker"</text:span><text:span text:style-name="T21">);</text:span><text:span text:style-name="T21"><text:line-break/></text:span><text:span text:style-name="T21"> <text:s/></text:span><text:span text:style-name="T22">shmiDiff <text:s text:c="2"/></text:span><text:span text:style-name="T21">= </text:span><text:span text:style-name="T20">new </text:span><text:span text:style-name="T21">Character(</text:span><text:span text:style-name="T23">"Shmi Diff"</text:span><text:span text:style-name="T21">);</text:span><text:span text:style-name="T21"><text:line-break/></text:span><text:span text:style-name="T21">}</text:span><text:span text:style-name="T21"><text:line-break/></text:span><text:span text:style-name="T24"><text:line-break/></text:span><text:span text:style-name="T19">@Test</text:span><text:span text:style-name="T19"><text:line-break/></text:span><text:span text:style-name="T20">public void </text:span><text:span text:style-name="T21">getName () {</text:span><text:span text:style-name="T21"><text:line-break/></text:span><text:span text:style-name="T21"> <text:s/>String name = </text:span><text:span text:style-name="T23">"JacenSolo"</text:span><text:span text:style-name="T21">;</text:span><text:span text:style-name="T21"><text:line-break/></text:span><text:span text:style-name="T21"> <text:s/>Character jacenSolo = </text:span><text:span text:style-name="T20">new </text:span><text:span text:style-name="T21">Character(name);</text:span><text:span text:style-name="T21"><text:line-break/></text:span><text:span text:style-name="T21"> <text:s/></text:span><text:span text:style-name="T25">assertEquals</text:span><text:span text:style-name="T21">(name, jacenSolo.getName());</text:span><text:span text:style-name="T21"><text:line-break/></text:span><text:span text:style-name="T21">}</text:span><text:span text:style-name="T21"><text:line-break/></text:span><text:span text:style-name="T24"><text:line-break/></text:span><text:span text:style-name="T19">@Test</text:span><text:span text:style-name="T19"><text:line-break/></text:span><text:span text:style-name="T20">public void </text:span><text:span text:style-name="T26">equalsPositive () {</text:span><text:span text:style-name="T26"><text:line-break/></text:span><text:span text:style-name="T26"> <text:s/></text:span><text:span text:style-name="T27">assertTrue</text:span><text:span text:style-name="T26">(</text:span><text:span text:style-name="T28">shmiS</text:span><text:span text:style-name="T26">.equals(</text:span><text:span text:style-name="T28">shmiSame</text:span><text:span text:style-name="T13">));</text:span><text:span text:style-name="T13"><text:line-break/></text:span><text:span text:style-name="T13">}</text:span></text:p>
            <text:p text:style-name="P7"><text:span text:style-name="T13"/></text:p>
            <text:p text:style-name="P7"><text:span text:style-name="T1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CharacterUTest1.java</text:span></text:p>
              </table:table-cell>
              <table:table-cell table:style-name="ce6">
                <text:p text:style-name="P11"><text:span text:style-name="T14">StartingCode</text:span></text:p>
              </table:table-cell>
            </table:table-row>
            <table:table-row table:style-name="ro2">
              <table:table-cell table:style-name="ce7">
                <text:p text:style-name="P7"><text:span text:style-name="T29">using Junit4 static methods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Starting Position - CharacterUTest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12"><text:span text:style-name="T24">//MockitoJUnitRunner.class allows me to mock objects.</text:span><text:span text:style-name="T24"><text:line-break/></text:span><text:span text:style-name="T19">@RunWith</text:span><text:span text:style-name="T21">(MockitoJUnitRunner.</text:span><text:span text:style-name="T20">class</text:span><text:span text:style-name="T21">)</text:span><text:span text:style-name="T21"><text:line-break/></text:span><text:span text:style-name="T20">public class </text:span><text:span text:style-name="T21">CharacterUTest2 {</text:span><text:span text:style-name="T21"><text:line-break/></text:span><text:span text:style-name="T21"><text:line-break/></text:span><text:span text:style-name="T21"> <text:s/>String <text:s text:c="9"/></text:span><text:span text:style-name="T31">mockParentName</text:span><text:span text:style-name="T21">;</text:span><text:span text:style-name="T21"><text:line-break/></text:span><text:span text:style-name="T21"> <text:s/></text:span><text:span text:style-name="T19">@Mock </text:span><text:span text:style-name="T21">Character </text:span><text:span text:style-name="T31">mockFirstBorn</text:span><text:span text:style-name="T21">;</text:span><text:span text:style-name="T21"><text:line-break/></text:span><text:span text:style-name="T21"> <text:s/></text:span><text:span text:style-name="T19">@Mock </text:span><text:span text:style-name="T21">Character </text:span><text:span text:style-name="T31">mockSecondBorn</text:span><text:span text:style-name="T21">;</text:span><text:span text:style-name="T21"><text:line-break/></text:span><text:span text:style-name="T21"> <text:s/></text:span><text:span text:style-name="T19">@Mock </text:span><text:span text:style-name="T21">Character </text:span><text:span text:style-name="T31">mockBadSon</text:span><text:span text:style-name="T21">;</text:span><text:span text:style-name="T21"><text:line-break/></text:span><text:span text:style-name="T21"><text:line-break/></text:span><text:span text:style-name="T21"> <text:s/></text:span><text:span text:style-name="T19">@Test</text:span><text:span text:style-name="T19"><text:line-break/></text:span><text:span text:style-name="T19"> <text:s/></text:span><text:span text:style-name="T20">public void </text:span><text:span text:style-name="T21">setChildren () {</text:span><text:span text:style-name="T21"><text:line-break/></text:span><text:span text:style-name="T21"> <text:s text:c="3"/>Character parent = </text:span><text:span text:style-name="T20">new </text:span><text:span text:style-name="T21">Character(</text:span><text:span text:style-name="T31">mockParentName</text:span><text:span text:style-name="T21">);</text:span><text:span text:style-name="T21"><text:line-break/></text:span><text:span text:style-name="T21"> <text:s text:c="3"/>parent.setChildren(</text:span><text:span text:style-name="T31">mockFirstBorn</text:span><text:span text:style-name="T21">, </text:span><text:span text:style-name="T31">mockSecondBorn</text:span><text:span text:style-name="T21">);</text:span><text:span text:style-name="T21"><text:line-break/></text:span><text:span text:style-name="T21"> <text:s text:c="3"/>ArrayList&lt;Character&gt; twins = parent.getChildren();</text:span><text:span text:style-name="T21"><text:line-break/></text:span><text:span text:style-name="T21"><text:line-break/></text:span><text:span text:style-name="T21"> <text:s text:c="3"/></text:span><text:span text:style-name="T25">assertEquals</text:span><text:span text:style-name="T21">(</text:span><text:span text:style-name="T32">2</text:span><text:span text:style-name="T21">, twins.size());</text:span><text:span text:style-name="T21"><text:line-break/></text:span><text:span text:style-name="T21"> <text:s text:c="3"/></text:span><text:span text:style-name="T25">assertTrue</text:span><text:span text:style-name="T21">(twins.contains(</text:span><text:span text:style-name="T31">mockFirstBorn</text:span><text:span text:style-name="T21">));</text:span><text:span text:style-name="T21"><text:line-break/></text:span><text:span text:style-name="T21"> <text:s text:c="3"/></text:span><text:span text:style-name="T25">assertTrue</text:span><text:span text:style-name="T21">(twins.contains(</text:span><text:span text:style-name="T31">mockSecondBorn</text:span><text:span text:style-name="T21">));</text:span><text:span text:style-name="T21"><text:line-break/></text:span><text:span text:style-name="T21"> <text:s text:c="3"/></text:span><text:span text:style-name="T25">assertFalse</text:span><text:span text:style-name="T8">(twins.contains(</text:span><text:span text:style-name="T11">mockBadSon</text:span><text:span text:style-name="T13">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CharacterUTest2.java</text:span></text:p>
              </table:table-cell>
              <table:table-cell table:style-name="ce5">
                <text:p text:style-name="P11"><text:span text:style-name="T14">StartingCode</text:span></text:p>
              </table:table-cell>
            </table:table-row>
            <table:table-row table:style-name="ro2">
              <table:table-cell table:style-name="ce7">
                <text:p text:style-name="P7"><text:span text:style-name="T33">using </text:span><text:span text:style-name="T34">Mockito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Starting Position - CharacterView.java</text:p>
          </draw:text-box>
        </draw:frame>
        <draw:frame draw:style-name="gr11" draw:text-style-name="P10" draw:layer="layout" svg:width="26.67cm" svg:height="19.931cm" svg:x="0.508cm" svg:y="3.048cm">
          <draw:text-box>
            <text:p text:style-name="P13"><text:span text:style-name="T35">public class </text:span><text:span text:style-name="T36">CharacterView </text:span><text:span text:style-name="T35">extends </text:span><text:span text:style-name="T36">LinearLayout {</text:span><text:span text:style-name="T36"><text:line-break/></text:span><text:span text:style-name="T36"> <text:s/></text:span><text:span text:style-name="T35">private </text:span><text:span text:style-name="T36">String </text:span><text:span text:style-name="T37">characterName</text:span><text:span text:style-name="T36">;</text:span><text:span text:style-name="T36"><text:line-break/></text:span><text:span text:style-name="T36"><text:line-break/></text:span><text:span text:style-name="T36"> <text:s/></text:span><text:span text:style-name="T35">public </text:span><text:span text:style-name="T36">CharacterView(Context context, AttributeSet attrs) {</text:span><text:span text:style-name="T36"><text:line-break/></text:span><text:span text:style-name="T36"> <text:s text:c="3"/></text:span><text:span text:style-name="T35">super</text:span><text:span text:style-name="T36">(context, attrs);</text:span><text:span text:style-name="T36"><text:line-break/></text:span><text:span text:style-name="T36"> <text:s text:c="3"/>LayoutInflater inflater = (LayoutInflater)context.</text:span><text:span text:style-name="T36"><text:line-break/></text:span><text:span text:style-name="T36"> <text:s text:c="5"/>getSystemService(Context.</text:span><text:span text:style-name="T38">LAYOUT_INFLATER_SERVICE</text:span><text:span text:style-name="T36">);</text:span><text:span text:style-name="T36"><text:line-break/></text:span><text:span text:style-name="T36"> <text:s text:c="3"/>inflater.inflate(R.layout.</text:span><text:span text:style-name="T38">character</text:span><text:span text:style-name="T36">, </text:span><text:span text:style-name="T35">this</text:span><text:span text:style-name="T36">, </text:span><text:span text:style-name="T35">true</text:span><text:span text:style-name="T36">);</text:span><text:span text:style-name="T36"><text:line-break/></text:span><text:span text:style-name="T36"> <text:s/>}</text:span><text:span text:style-name="T36"><text:line-break/></text:span><text:span text:style-name="T36"> <text:s/></text:span><text:span text:style-name="T35">public void </text:span><text:span text:style-name="T36">setCharacter (Character character) {</text:span><text:span text:style-name="T36"><text:line-break/></text:span><text:span text:style-name="T36"> <text:s text:c="3"/></text:span><text:span text:style-name="T37">characterName </text:span><text:span text:style-name="T36">= character.getName();</text:span><text:span text:style-name="T36"><text:line-break/></text:span><text:span text:style-name="T36"> <text:s text:c="3"/>setName(character.getName());</text:span><text:span text:style-name="T36"><text:line-break/></text:span><text:span text:style-name="T36"> <text:s text:c="3"/>setDrawable(NamedDrawable.</text:span><text:span text:style-name="T39">getDrawableFromName</text:span><text:span text:style-name="T36">(</text:span><text:span text:style-name="T35">this</text:span><text:span text:style-name="T36">.getContext(),</text:span><text:span text:style-name="T36"><text:line-break/></text:span><text:span text:style-name="T36"> <text:s text:c="49"/>character.getName()));</text:span></text:p>
            <text:p text:style-name="P14"><text:span text:style-name="T40"><text:s text:c="4"/></text:span><text:span text:style-name="T40">setChildren(character.getChildren(), character.getName());</text:span><text:span text:style-name="T36"><text:line-break/></text:span><text:span text:style-name="T36"> <text:s/>}</text:span></text:p>
            <text:p text:style-name="P13"><text:span text:style-name="T36"/></text:p>
            <text:p text:style-name="P13"><text:span text:style-name="T35"><text:s text:c="2"/></text:span><text:span text:style-name="T35">private void </text:span><text:span text:style-name="T36">setName (String characterName) {</text:span><text:span text:style-name="T36"><text:line-break/></text:span><text:span text:style-name="T36"> <text:s text:c="3"/>TextView nameView = (TextView)</text:span><text:span text:style-name="T35">this</text:span><text:span text:style-name="T36">.findViewById(R.id.</text:span><text:span text:style-name="T38">character_name</text:span><text:span text:style-name="T40">);</text:span><text:span text:style-name="T40"><text:line-break/></text:span><text:span text:style-name="T40"> <text:s text:c="3"/>nameView.setText(characterName);</text:span><text:span text:style-name="T40"><text:line-break/></text:span><text:span text:style-name="T40"> <text:s/>}</text:span><text:span text:style-name="T36"><text:line-break/></text:span><text:span text:style-name="T36"><text:line-break/></text:span><text:span text:style-name="T36"> <text:s/></text:span><text:span text:style-name="T35">private void </text:span><text:span text:style-name="T36">setDrawable (Drawable drawable) {</text:span><text:span text:style-name="T36"><text:line-break/></text:span><text:span text:style-name="T36"> <text:s text:c="3"/>ImageView imageView = (ImageView)</text:span><text:span text:style-name="T35">this</text:span><text:span text:style-name="T36">.findViewById(R.id.</text:span><text:span text:style-name="T38">character_pict</text:span><text:span text:style-name="T36">);</text:span><text:span text:style-name="T36"><text:line-break/></text:span><text:span text:style-name="T36"> <text:s text:c="3"/>imageView.setImageDrawable(drawable);</text:span><text:span text:style-name="T36"><text:line-break/></text:span><text:span text:style-name="T36"> <text:s/>} <text:s/></text:span><text:span text:style-name="T40"><text:line-break/></text:span><text:span text:style-name="T40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CharacterView.java</text:span></text:p>
              </table:table-cell>
              <table:table-cell table:style-name="ce6">
                <text:p text:style-name="P1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FirstPageTest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8"><text:span text:style-name="T41">@RunWith</text:span><text:span text:style-name="T8">(AndroidJUnit4.</text:span><text:span text:style-name="T9">class</text:span><text:span text:style-name="T8">)</text:span><text:span text:style-name="T8"><text:line-break/></text:span><text:span text:style-name="T9">public class </text:span><text:span text:style-name="T8">FirstPageTest {</text:span><text:span text:style-name="T8"><text:line-break/></text:span><text:span text:style-name="T8"><text:line-break/></text:span><text:span text:style-name="T8"> <text:s/></text:span><text:span text:style-name="T9">private static final </text:span><text:span text:style-name="T8">String </text:span><text:span text:style-name="T42">firstCharacterName </text:span><text:span text:style-name="T8">= </text:span><text:span text:style-name="T10">"Shmi Skywalker"</text:span><text:span text:style-name="T8">;</text:span><text:span text:style-name="T8"><text:line-break/></text:span><text:span text:style-name="T8"><text:line-break/></text:span><text:span text:style-name="T8"> <text:s/></text:span><text:span text:style-name="T41">@Rule</text:span><text:span text:style-name="T41"><text:line-break/></text:span><text:span text:style-name="T41"> <text:s/></text:span><text:span text:style-name="T9">public </text:span><text:span text:style-name="T8">ActivityTestRule </text:span><text:span text:style-name="T11">mActivityRule </text:span><text:span text:style-name="T8">= </text:span></text:p>
            <text:p text:style-name="P8"><text:span text:style-name="T43"><text:s text:c="4"/></text:span><text:span text:style-name="T9">new </text:span><text:span text:style-name="T8">ActivityTestRule(MainActivity.</text:span><text:span text:style-name="T9">class</text:span><text:span text:style-name="T8">);</text:span><text:span text:style-name="T8"><text:line-break/></text:span><text:span text:style-name="T8"><text:line-break/></text:span><text:span text:style-name="T8"> <text:s/></text:span><text:span text:style-name="T41">@Test</text:span><text:span text:style-name="T41"><text:line-break/></text:span><text:span text:style-name="T41"> <text:s/></text:span><text:span text:style-name="T9">public void </text:span><text:span text:style-name="T8">firstPageStartsWithShmi () {</text:span><text:span text:style-name="T8"><text:line-break/></text:span><text:span text:style-name="T8"> <text:s text:c="3"/></text:span><text:span text:style-name="T25">onView</text:span><text:span text:style-name="T8">(</text:span><text:span text:style-name="T25">allOf</text:span><text:span text:style-name="T8">(</text:span><text:span text:style-name="T25">isDisplayed</text:span><text:span text:style-name="T8">(), </text:span><text:span text:style-name="T25">withId</text:span><text:span text:style-name="T8">(R.id.</text:span><text:span text:style-name="T42">character_name</text:span><text:span text:style-name="T8">))).</text:span><text:span text:style-name="T8"><text:line-break/></text:span><text:span text:style-name="T8"> <text:s text:c="5"/>check(</text:span><text:span text:style-name="T25">matches</text:span><text:span text:style-name="T8">(</text:span><text:span text:style-name="T25">withText</text:span><text:span text:style-name="T8">(</text:span><text:span text:style-name="T42">firstCharacterName</text:span><text:span text:style-name="T8">)));</text:span></text:p>
            <text:p text:style-name="P8"><text:span text:style-name="T8"><text:line-break/></text:span><text:span text:style-name="T8"> <text:s text:c="3"/></text:span><text:span text:style-name="T25">onView</text:span><text:span text:style-name="T8">(</text:span><text:span text:style-name="T25">allOf</text:span><text:span text:style-name="T8">(</text:span><text:span text:style-name="T25">isDisplayed</text:span><text:span text:style-name="T8">(), </text:span><text:span text:style-name="T25">withId</text:span><text:span text:style-name="T8">(R.id.</text:span><text:span text:style-name="T42">character_pict</text:span><text:span text:style-name="T8">))).</text:span></text:p>
            <text:p text:style-name="P8"><text:span text:style-name="T8"><text:s text:c="5"/></text:span><text:span text:style-name="T8">check(</text:span><text:span text:style-name="T25">matches</text:span><text:span text:style-name="T8">(DrawableMatcher.</text:span></text:p>
            <text:p text:style-name="P8"><text:span text:style-name="T25"><text:s text:c="21"/></text:span><text:span text:style-name="T25">withCharacterName</text:span><text:span text:style-name="T8">(</text:span><text:span text:style-name="T42">firstCharacterName</text:span><text:span text:style-name="T13">))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8">
                <text:p><text:span text:style-name="T1">FirstPageTest.java</text:span></text:p>
              </table:table-cell>
              <table:table-cell table:style-name="ce9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30">PagerAdapters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Starting Position - CharacterView.java</text:p>
          </draw:text-box>
        </draw:frame>
        <draw:frame draw:style-name="gr11" draw:text-style-name="P10" draw:layer="layout" svg:width="26.67cm" svg:height="19.931cm" svg:x="0.508cm" svg:y="3.048cm">
          <draw:text-box>
            <text:p text:style-name="P13"><text:span text:style-name="T15">Main Activity!!!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MainActivity.java</text:span></text:p>
              </table:table-cell>
              <table:table-cell table:style-name="ce6">
                <text:p text:style-name="P11"><text:span text:style-name="T14">StartingPoint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Starting Position - CharacterUTest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Powermocito</text:span></text:p>
              </table:table-cell>
              <table:table-cell table:style-name="ce6">
                <text:p text:style-name="P11"><text:span text:style-name="T14">StartingCode</text:span></text:p>
              </table:table-cell>
            </table:table-row>
            <table:table-row table:style-name="ro2">
              <table:table-cell table:style-name="ce7">
                <text:p text:style-name="P7"><text:span text:style-name="T33">using Power</text:span><text:span text:style-name="T34">Mockito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9" draw:layer="layout" svg:width="23.876cm" svg:height="0.962cm" svg:x="0.762cm" svg:y="1.27cm">
          <draw:text-box>
            <text:p>Starting Position - CharacterUTest</text:p>
          </draw:text-box>
        </draw:frame>
        <draw:frame draw:style-name="gr12" draw:text-style-name="P10" draw:layer="layout" svg:width="12.954cm" svg:height="17.018cm" svg:x="0cm" svg:y="2.54cm">
          <draw:text-box>
            <text:p text:style-name="P8"><text:span text:style-name="T44"><text:line-break/></text:span><text:span text:style-name="T45">@RunWith</text:span><text:span text:style-name="T46">(MockitoJUnitRunner.</text:span><text:span text:style-name="T47">class</text:span><text:span text:style-name="T46">)</text:span><text:span text:style-name="T46"><text:line-break/></text:span><text:span text:style-name="T47">public class </text:span><text:span text:style-name="T46">BlasterUTest {</text:span><text:span text:style-name="T46"><text:line-break/></text:span><text:span text:style-name="T46"> <text:s/></text:span><text:span text:style-name="T45">@Mock </text:span><text:span text:style-name="T46">Person <text:s/></text:span><text:span text:style-name="T38">leia</text:span><text:span text:style-name="T46">;</text:span><text:span text:style-name="T46"><text:line-break/></text:span><text:span text:style-name="T46"> <text:s/></text:span><text:span text:style-name="T45">@Mock </text:span><text:span text:style-name="T46">Person <text:s/></text:span><text:span text:style-name="T38">anyoneElse</text:span><text:span text:style-name="T46">;</text:span><text:span text:style-name="T46"><text:line-break/></text:span><text:span text:style-name="T46"><text:line-break/></text:span><text:span text:style-name="T46"> <text:s/></text:span><text:span text:style-name="T45">@Test</text:span><text:span text:style-name="T45"><text:line-break/></text:span><text:span text:style-name="T45"> <text:s/></text:span><text:span text:style-name="T47">public void </text:span><text:span text:style-name="T46">verifyTurnsSaberOn () {</text:span><text:span text:style-name="T46"><text:line-break/></text:span><text:span text:style-name="T46"> <text:s text:c="3"/>when(</text:span><text:span text:style-name="T38">leia</text:span><text:span text:style-name="T46">.getName())</text:span></text:p>
            <text:p text:style-name="P8"><text:span text:style-name="T46"><text:s text:c="6"/></text:span><text:span text:style-name="T46">.thenReturn(</text:span><text:span text:style-name="T48">"Leia"</text:span><text:span text:style-name="T46">);</text:span><text:span text:style-name="T46"><text:line-break/></text:span><text:span text:style-name="T46"> <text:s text:c="3"/>when(</text:span><text:span text:style-name="T38">anyoneElse</text:span><text:span text:style-name="T46">.getName())</text:span></text:p>
            <text:p text:style-name="P8"><text:span text:style-name="T46"><text:s text:c="6"/></text:span><text:span text:style-name="T46">.thenReturn(</text:span><text:span text:style-name="T48">"anything"</text:span><text:span text:style-name="T46">);</text:span><text:span text:style-name="T46"><text:line-break/></text:span><text:span text:style-name="T46"><text:line-break/></text:span><text:span text:style-name="T46"> <text:s text:c="3"/>Blaster blaster = </text:span><text:span text:style-name="T47">new </text:span><text:span text:style-name="T46">Blaster();</text:span><text:span text:style-name="T46"><text:line-break/></text:span><text:span text:style-name="T46"><text:line-break/></text:span><text:span text:style-name="T46"> <text:s text:c="3"/>blaster.shoot(</text:span><text:span text:style-name="T38">leia</text:span><text:span text:style-name="T46">);</text:span><text:span text:style-name="T46"><text:line-break/></text:span><text:span text:style-name="T46"> <text:s text:c="3"/>verify(</text:span><text:span text:style-name="T38">leia</text:span><text:span text:style-name="T46">, times(</text:span><text:span text:style-name="T49">0</text:span><text:span text:style-name="T46">)).hit();</text:span><text:span text:style-name="T46"><text:line-break/></text:span><text:span text:style-name="T46"><text:line-break/></text:span><text:span text:style-name="T46"> <text:s text:c="3"/>blaster.shoot(</text:span><text:span text:style-name="T38">anyoneElse</text:span><text:span text:style-name="T46">);</text:span><text:span text:style-name="T46"><text:line-break/></text:span><text:span text:style-name="T46"> <text:s text:c="3"/>verify(</text:span><text:span text:style-name="T38">anyoneElse</text:span><text:span text:style-name="T46">).hit();</text:span><text:span text:style-name="T46"><text:line-break/></text:span><text:span text:style-name="T46"><text:line-break/></text:span><text:span text:style-name="T46"> <text:s/>}</text:span></text:p>
            <text:p text:style-name="P8"><text:span text:style-name="T46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JediAndLightsabers</text:span></text:p>
              </table:table-cell>
              <table:table-cell table:style-name="ce6">
                <text:p text:style-name="P1"><text:span text:style-name="T14">StartingCode</text:span></text:p>
              </table:table-cell>
            </table:table-row>
            <table:table-row table:style-name="ro2">
              <table:table-cell table:style-name="ce7">
                <text:p><text:span text:style-name="T33">using </text:span><text:span text:style-name="T34">Mockito</text:span></text:p>
              </table:table-cell>
              <table:table-cell table:style-name="ce6">
                <text:p text:style-name="P1"><text:span text:style-name="T30">PagerAdapters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3" draw:text-style-name="P10" xml:id="id4" draw:id="id4" draw:layer="layout" svg:width="15.24cm" svg:height="16.651cm" svg:x="12.7cm" svg:y="2.653cm">
          <draw:text-box>
            <text:p text:style-name="P8"><text:span text:style-name="T46"><text:line-break/></text:span><text:span text:style-name="T46"><text:line-break/></text:span><text:span text:style-name="T46"> <text:s/></text:span><text:span text:style-name="T47">class </text:span><text:span text:style-name="T46">Blaster {</text:span><text:span text:style-name="T46"><text:line-break/></text:span><text:span text:style-name="T46"> <text:s text:c="3"/></text:span><text:span text:style-name="T47">void </text:span><text:span text:style-name="T46">shoot (Person person) {</text:span><text:span text:style-name="T46"><text:line-break/></text:span><text:span text:style-name="T46"> <text:s text:c="5"/></text:span><text:span text:style-name="T47">if </text:span><text:span text:style-name="T46">(!person.getName().equals(</text:span><text:span text:style-name="T48">"Leia"</text:span><text:span text:style-name="T46">))</text:span><text:span text:style-name="T46"><text:line-break/></text:span><text:span text:style-name="T46"> <text:s text:c="7"/>person.hit();</text:span><text:span text:style-name="T46"><text:line-break/></text:span><text:span text:style-name="T46"> <text:s text:c="3"/>}</text:span><text:span text:style-name="T46"><text:line-break/></text:span><text:span text:style-name="T46"> <text:s/>}</text:span></text:p>
            <text:p text:style-name="P8"><text:span text:style-name="T46"><text:line-break/></text:span><text:span text:style-name="T46"> <text:s/></text:span><text:span text:style-name="T47">class </text:span><text:span text:style-name="T46">Person {</text:span><text:span text:style-name="T46"><text:line-break/></text:span><text:span text:style-name="T46"> <text:s text:c="3"/>String </text:span><text:span text:style-name="T38">name</text:span><text:span text:style-name="T46">;</text:span><text:span text:style-name="T46"><text:line-break/></text:span><text:span text:style-name="T46"> <text:s text:c="3"/></text:span><text:span text:style-name="T47">boolean </text:span><text:span text:style-name="T38">isHit </text:span><text:span text:style-name="T46">= </text:span><text:span text:style-name="T47">false</text:span><text:span text:style-name="T46">;</text:span><text:span text:style-name="T46"><text:line-break/></text:span><text:span text:style-name="T46"><text:line-break/></text:span><text:span text:style-name="T46"> <text:s text:c="3"/></text:span><text:span text:style-name="T47">public </text:span><text:span text:style-name="T46">Person (String name) {</text:span><text:span text:style-name="T46"><text:line-break/></text:span><text:span text:style-name="T46"> <text:s text:c="5"/></text:span><text:span text:style-name="T47">this</text:span><text:span text:style-name="T46">.</text:span><text:span text:style-name="T38">name </text:span><text:span text:style-name="T46">= name;</text:span><text:span text:style-name="T46"><text:line-break/></text:span><text:span text:style-name="T46"> <text:s text:c="3"/>}</text:span><text:span text:style-name="T46"><text:line-break/></text:span><text:span text:style-name="T46"> <text:s text:c="3"/></text:span><text:span text:style-name="T47">void </text:span><text:span text:style-name="T46">hit () {</text:span><text:span text:style-name="T46"><text:line-break/></text:span><text:span text:style-name="T46"> <text:s text:c="5"/></text:span><text:span text:style-name="T38">isHit </text:span><text:span text:style-name="T46">= </text:span><text:span text:style-name="T47">true</text:span><text:span text:style-name="T46">;</text:span><text:span text:style-name="T46"><text:line-break/></text:span><text:span text:style-name="T46"> <text:s text:c="3"/>}</text:span><text:span text:style-name="T46"><text:line-break/></text:span><text:span text:style-name="T46"><text:line-break/></text:span><text:span text:style-name="T46"> <text:s text:c="3"/>String getName () {</text:span><text:span text:style-name="T46"><text:line-break/></text:span><text:span text:style-name="T46"> <text:s text:c="5"/></text:span><text:span text:style-name="T47">return </text:span><text:span text:style-name="T38">name</text:span><text:span text:style-name="T46">;</text:span><text:span text:style-name="T46"><text:line-break/></text:span><text:span text:style-name="T46"> <text:s text:c="3"/>}</text:span><text:span text:style-name="T46"><text:line-break/></text:span><text:span text:style-name="T46"> <text:s/>}</text:span><text:span text:style-name="T46"><text:line-break/></text:span><text:span text:style-name="T4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4" draw:text-style-name="P16" draw:layer="layout" svg:width="23.621cm" svg:height="1.847cm" svg:x="2.54cm" svg:y="7.874cm">
          <draw:text-box>
            <text:p xml:id="id5" text:id="id5" text:style-name="P15"><text:span text:style-name="T50">PagerAdapter, I need the first view. Here's a container, just put the view inside of it.</text:span></text:p>
          </draw:text-box>
        </draw:frame>
        <draw:frame draw:style-name="gr15" draw:text-style-name="P16" draw:layer="layout" svg:width="22.86cm" svg:height="2.642cm" svg:x="2.54cm" svg:y="14.984cm">
          <draw:text-box>
            <text:p xml:id="id17" text:id="id17" text:style-name="P15"><text:span text:style-name="T50">I moved again. I don't need the first view anymore, remove it from my container. Here's my container. </text:span></text:p>
          </draw:text-box>
        </draw:frame>
        <draw:rect draw:style-name="gr16" draw:text-style-name="P2" xml:id="id18" draw:id="id18" draw:layer="layout" svg:width="3.81cm" svg:height="2.286cm" svg:x="9.906cm" svg:y="4.064cm">
          <text:p/>
        </draw:rect>
        <draw:rect draw:style-name="gr17" draw:text-style-name="P2" xml:id="id6" draw:id="id6" draw:layer="layout" svg:width="0.762cm" svg:height="1.27cm" svg:x="10.324cm" svg:y="4.584cm">
          <text:p/>
        </draw:rect>
        <draw:rect draw:style-name="gr18" draw:text-style-name="P2" xml:id="id8" draw:id="id8" draw:layer="layout" svg:width="0.762cm" svg:height="1.27cm" svg:x="11.43cm" svg:y="4.572cm">
          <text:p/>
        </draw:rect>
        <draw:frame draw:style-name="gr14" draw:text-style-name="P16" draw:layer="layout" svg:width="14.223cm" svg:height="1.847cm" svg:x="2.54cm" svg:y="12.927cm">
          <draw:text-box>
            <text:p xml:id="id12" text:id="id12" text:style-name="P15"><text:span text:style-name="T50">I moved, I need the next view.</text:span></text:p>
          </draw:text-box>
        </draw:frame>
        <draw:rect draw:style-name="gr19" draw:text-style-name="P2" xml:id="id25" draw:id="id25" draw:layer="layout" svg:width="0.762cm" svg:height="1.27cm" svg:x="14.095cm" svg:y="4.572cm">
          <text:p/>
        </draw:rect>
        <draw:rect draw:style-name="gr19" draw:text-style-name="P2" xml:id="id15" draw:id="id15" draw:layer="layout" svg:width="0.762cm" svg:height="1.27cm" svg:x="12.7cm" svg:y="4.572cm">
          <text:p/>
        </draw:rect>
        <draw:rect draw:style-name="gr20" draw:text-style-name="P2" xml:id="id20" draw:id="id20" draw:layer="layout" svg:width="0.762cm" svg:height="1.27cm" svg:x="12.7cm" svg:y="4.572cm">
          <text:p/>
        </draw:rect>
        <draw:frame draw:style-name="gr14" draw:text-style-name="P17" draw:layer="layout" svg:width="18.352cm" svg:height="1.847cm" svg:x="2.54cm" svg:y="11.325cm">
          <draw:text-box>
            <text:p xml:id="id9" text:id="id9" text:style-name="P15"><text:span text:style-name="T51">And I'm gonna need an identifier for the view.</text:span></text:p>
          </draw:text-box>
        </draw:frame>
        <draw:frame draw:style-name="gr15" draw:text-style-name="P17" draw:layer="layout" svg:width="24.13cm" svg:height="2.642cm" svg:x="2.54cm" svg:y="16.799cm">
          <draw:text-box>
            <text:p xml:id="id23" text:id="id23" text:style-name="P15"><text:span text:style-name="T52">You said its name was 'a' and it was the first item you gave me. Here's my container, have fun removing it, you're the best!</text:span></text:p>
          </draw:text-box>
        </draw:frame>
        <draw:frame draw:style-name="gr21" draw:text-style-name="P18" draw:layer="layout" svg:width="3.75cm" svg:height="0.962cm" svg:x="10.474cm" svg:y="2.74cm">
          <draw:text-box>
            <text:p text:style-name="P7"><text:span text:style-name="T53">ViewPager</text:span></text:p>
          </draw:text-box>
        </draw:frame>
        <draw:frame draw:style-name="gr14" draw:text-style-name="P16" draw:layer="layout" svg:width="22.73cm" svg:height="1.847cm" svg:x="2.54cm" svg:y="9.634cm">
          <draw:text-box>
            <text:p xml:id="id7" text:id="id7" text:style-name="P15"><text:span text:style-name="T50">And I always need the next view. Here's my container again.</text:span></text:p>
          </draw:text-box>
        </draw:frame>
        <draw:rect draw:style-name="gr19" draw:text-style-name="P2" xml:id="id14" draw:id="id14" draw:layer="layout" svg:width="0.762cm" svg:height="1.27cm" svg:x="10.324cm" svg:y="4.584cm">
          <text:p/>
        </draw:rect>
        <draw:rect draw:style-name="gr20" draw:text-style-name="P2" xml:id="id13" draw:id="id13" draw:layer="layout" svg:width="0.762cm" svg:height="1.27cm" svg:x="11.43cm" svg:y="4.572cm">
          <text:p/>
        </draw:rect>
        <draw:frame draw:style-name="gr22" draw:text-style-name="P19" draw:layer="layout" svg:width="0.762cm" svg:height="0.962cm" svg:x="10.16cm" svg:y="6.15cm">
          <draw:text-box>
            <text:p xml:id="id10" text:id="id10"><text:span text:style-name="T54">a</text:span></text:p>
          </draw:text-box>
        </draw:frame>
        <draw:rect draw:style-name="gr19" draw:text-style-name="P2" xml:id="id21" draw:id="id21" draw:layer="layout" svg:width="0.762cm" svg:height="1.27cm" svg:x="11.43cm" svg:y="4.572cm">
          <text:p/>
        </draw:rect>
        <draw:rect draw:style-name="gr23" draw:text-style-name="P2" xml:id="id19" draw:id="id19" draw:layer="layout" svg:width="5.334cm" svg:height="2.286cm" svg:x="9.906cm" svg:y="4.064cm">
          <text:p/>
        </draw:rect>
        <draw:rect draw:style-name="gr24" draw:text-style-name="P2" xml:id="id22" draw:id="id22" draw:layer="layout" svg:width="0.762cm" svg:height="1.27cm" svg:x="10.324cm" svg:y="4.584cm">
          <text:p/>
        </draw:rect>
        <draw:frame draw:style-name="gr25" draw:text-style-name="P21" draw:layer="layout" svg:width="5.841cm" svg:height="1.051cm" svg:x="2.541cm" svg:y="19.269cm">
          <draw:text-box>
            <text:p xml:id="id24" text:id="id24" text:style-name="P20"><text:span text:style-name="T55">My next view!</text:span></text:p>
          </draw:text-box>
        </draw:frame>
        <draw:frame draw:style-name="gr22" draw:text-style-name="P19" draw:layer="layout" svg:width="0.762cm" svg:height="0.962cm" svg:x="11.43cm" svg:y="6.15cm">
          <draw:text-box>
            <text:p xml:id="id11" text:id="id11"><text:span text:style-name="T54">b</text:span></text:p>
          </draw:text-box>
        </draw:frame>
        <draw:frame draw:style-name="gr22" draw:text-style-name="P19" draw:layer="layout" svg:width="0.762cm" svg:height="0.962cm" svg:x="12.7cm" svg:y="6.15cm">
          <draw:text-box>
            <text:p xml:id="id16" text:id="id16"><text:span text:style-name="T54">c</text:span></text:p>
          </draw:text-box>
        </draw:frame>
        <draw:frame draw:style-name="gr22" draw:text-style-name="P19" draw:layer="layout" svg:width="0.762cm" svg:height="0.962cm" svg:x="14.089cm" svg:y="6.185cm">
          <draw:text-box>
            <text:p xml:id="id26" text:id="id26"><text:span text:style-name="T54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13.svm" xlink:type="simple" xlink:show="embed" xlink:actuate="onLoad"/>
        </draw:frame>
        <draw:rect draw:style-name="gr16" draw:text-style-name="P2" xml:id="id36" draw:id="id36" draw:layer="layout" svg:width="3.81cm" svg:height="2.286cm" svg:x="9.906cm" svg:y="4.064cm">
          <text:p/>
        </draw:rect>
        <draw:rect draw:style-name="gr17" draw:text-style-name="P2" xml:id="id27" draw:id="id27" draw:layer="layout" svg:width="0.762cm" svg:height="1.27cm" svg:x="10.324cm" svg:y="4.584cm">
          <text:p/>
        </draw:rect>
        <draw:rect draw:style-name="gr18" draw:text-style-name="P2" xml:id="id29" draw:id="id29" draw:layer="layout" svg:width="0.762cm" svg:height="1.27cm" svg:x="11.43cm" svg:y="4.572cm">
          <text:p/>
        </draw:rect>
        <draw:rect draw:style-name="gr19" draw:text-style-name="P2" xml:id="id41" draw:id="id41" draw:layer="layout" svg:width="0.762cm" svg:height="1.27cm" svg:x="14.095cm" svg:y="4.572cm">
          <text:p/>
        </draw:rect>
        <draw:rect draw:style-name="gr19" draw:text-style-name="P2" xml:id="id35" draw:id="id35" draw:layer="layout" svg:width="0.762cm" svg:height="1.27cm" svg:x="12.7cm" svg:y="4.572cm">
          <text:p/>
        </draw:rect>
        <draw:rect draw:style-name="gr19" draw:text-style-name="P2" xml:id="id34" draw:id="id34" draw:layer="layout" svg:width="0.762cm" svg:height="1.27cm" svg:x="12.7cm" svg:y="4.572cm">
          <text:p/>
        </draw:rect>
        <draw:rect draw:style-name="gr20" draw:text-style-name="P2" xml:id="id38" draw:id="id38" draw:layer="layout" svg:width="0.762cm" svg:height="1.27cm" svg:x="12.7cm" svg:y="4.572cm">
          <text:p/>
        </draw:rect>
        <draw:frame draw:style-name="gr21" draw:text-style-name="P18" draw:layer="layout" svg:width="3.75cm" svg:height="0.962cm" svg:x="10.474cm" svg:y="2.74cm">
          <draw:text-box>
            <text:p text:style-name="P7"><text:span text:style-name="T53">ViewPager</text:span></text:p>
          </draw:text-box>
        </draw:frame>
        <draw:rect draw:style-name="gr19" draw:text-style-name="P2" xml:id="id32" draw:id="id32" draw:layer="layout" svg:width="0.762cm" svg:height="1.27cm" svg:x="10.324cm" svg:y="4.584cm">
          <text:p/>
        </draw:rect>
        <draw:rect draw:style-name="gr20" draw:text-style-name="P2" xml:id="id31" draw:id="id31" draw:layer="layout" svg:width="0.762cm" svg:height="1.27cm" svg:x="11.43cm" svg:y="4.572cm">
          <text:p/>
        </draw:rect>
        <draw:rect draw:style-name="gr19" draw:text-style-name="P2" xml:id="id39" draw:id="id39" draw:layer="layout" svg:width="0.762cm" svg:height="1.27cm" svg:x="11.43cm" svg:y="4.572cm">
          <text:p/>
        </draw:rect>
        <draw:rect draw:style-name="gr23" draw:text-style-name="P2" xml:id="id37" draw:id="id37" draw:layer="layout" svg:width="5.334cm" svg:height="2.286cm" svg:x="9.906cm" svg:y="4.064cm">
          <text:p/>
        </draw:rect>
        <draw:rect draw:style-name="gr24" draw:text-style-name="P2" xml:id="id40" draw:id="id40" draw:layer="layout" svg:width="0.762cm" svg:height="1.27cm" svg:x="10.324cm" svg:y="4.584cm">
          <text:p/>
        </draw:rect>
        <draw:frame draw:style-name="gr22" draw:text-style-name="P19" draw:layer="layout" svg:width="1.016cm" svg:height="0.962cm" svg:x="11.43cm" svg:y="6.15cm">
          <draw:text-box>
            <text:p xml:id="id30" text:id="id30"><text:span text:style-name="T54">b</text:span></text:p>
          </draw:text-box>
        </draw:frame>
        <draw:frame draw:style-name="gr26" draw:text-style-name="P19" draw:layer="layout" svg:width="1.016cm" svg:height="1.07cm" svg:x="12.7cm" svg:y="6.096cm">
          <draw:text-box>
            <text:p xml:id="id33" text:id="id33"><text:span text:style-name="T54">c</text:span></text:p>
          </draw:text-box>
        </draw:frame>
        <draw:frame draw:style-name="gr27" draw:text-style-name="P19" draw:layer="layout" svg:width="0.762cm" svg:height="0.962cm" svg:x="10.16cm" svg:y="6.15cm">
          <draw:text-box>
            <text:p xml:id="id28" text:id="id28"><text:span text:style-name="T54">a</text:span></text:p>
          </draw:text-box>
        </draw:frame>
        <draw:frame draw:style-name="gr28" draw:text-style-name="P19" draw:layer="layout" svg:width="1.016cm" svg:height="1.016cm" svg:x="14.224cm" svg:y="6.096cm">
          <draw:text-box>
            <text:p xml:id="id42" text:id="id42"><text:span text:style-name="T54">d</text:span></text:p>
          </draw:text-box>
        </draw:frame>
        <draw:frame draw:style-name="gr29" draw:text-style-name="P22" draw:layer="layout" svg:width="25.293cm" svg:height="0.907cm" svg:x="0.762cm" svg:y="11.684cm">
          <draw:text-box>
            <text:p text:style-name="P22"><text:span text:style-name="T56">public void </text:span><text:span text:style-name="T57">destroyItem(ViewGroup container, </text:span><text:span text:style-name="T56">int </text:span><text:span text:style-name="T58">position, Object object)</text:span></text:p>
          </draw:text-box>
        </draw:frame>
        <draw:frame draw:style-name="gr30" draw:text-style-name="P10" draw:layer="layout" svg:width="24.892cm" svg:height="1.563cm" svg:x="0.762cm" svg:y="8.636cm">
          <draw:text-box>
            <text:p text:style-name="P10"><text:span text:style-name="T59">public </text:span><text:span text:style-name="T60">Object instantiateItem(ViewGroup container, </text:span><text:span text:style-name="T59">int </text:span><text:span text:style-name="T61">posi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gr31" draw:text-style-name="P23" draw:layer="layout" svg:width="27.686cm" svg:height="18.034cm" svg:x="0.508cm" svg:y="3.048cm">
          <draw:text-box>
            <text:p text:style-name="P13"><text:span text:style-name="T62">Some methods that ViewPager calls on PagerAdapter.</text:span></text:p>
            <text:p text:style-name="P13"><text:span text:style-name="T62"/></text:p>
            <text:p text:style-name="P13"><text:span text:style-name="T62"><text:s text:c="2"/></text:span><text:span text:style-name="T63">Object instantiateItem(ViewGroup container, int pos) {</text:span></text:p>
            <text:p text:style-name="P13"><text:span text:style-name="T63"/></text:p>
            <text:p text:style-name="P13"><text:span text:style-name="T63"><text:s text:c="3"/></text:span><text:span text:style-name="T63">View view = create new View.</text:span></text:p>
            <text:p text:style-name="P13"><text:span text:style-name="T63"><text:s text:c="3"/></text:span><text:span text:style-name="T63">container.addChild(view);</text:span></text:p>
            <text:p text:style-name="P13"><text:span text:style-name="T63"><text:s text:c="3"/></text:span><text:span text:style-name="T63">return view's unique identifier</text:span></text:p>
            <text:p text:style-name="P13"><text:span text:style-name="T63"/></text:p>
            <text:p text:style-name="P13"><text:span text:style-name="T63"><text:s/></text:span><text:span text:style-name="T63">}</text:span></text:p>
            <text:p text:style-name="P13"><text:span text:style-name="T63"/></text:p>
            <text:p text:style-name="P13"><text:span text:style-name="T63"><text:s/></text:span><text:span text:style-name="T63">void destroyItem(ViewGroup container, int position, Object object) {</text:span></text:p>
            <text:p text:style-name="P13"><text:span text:style-name="T63"/></text:p>
            <text:p text:style-name="P13"><text:span text:style-name="T63"><text:s text:c="3"/></text:span><text:span text:style-name="T63">Find view inside container.</text:span></text:p>
            <text:p text:style-name="P13"><text:span text:style-name="T63"><text:s text:c="3"/></text:span><text:span text:style-name="T63">container.remove(view);</text:span></text:p>
            <text:p text:style-name="P13"><text:span text:style-name="T63"/></text:p>
            <text:p text:style-name="P13"><text:span text:style-name="T63"><text:s/></text:span><text:span text:style-name="T63">}</text:span></text:p>
            <text:p text:style-name="P13"><text:span text:style-name="T63"><text:s text:c="2"/></text:span></text:p>
            <text:p text:style-name="P13"><text:span text:style-name="T63"><text:s/></text:span><text:span text:style-name="T63">int getItemPosition (Object object) {</text:span></text:p>
            <text:p text:style-name="P13"><text:span text:style-name="T63"/></text:p>
            <text:p text:style-name="P13"><text:span text:style-name="T63"><text:s text:c="3"/></text:span><text:span text:style-name="T63">Right now just returning UNCHANGED.</text:span></text:p>
            <text:p text:style-name="P13"><text:span text:style-name="T63"/></text:p>
            <text:p text:style-name="P13"><text:span text:style-name="T63"><text:s/></text:span><text:span text:style-name="T6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PagerAdapter and ViewPag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64">PagerAdapter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UML diagram</text:span></text:p>
          </draw:text-box>
        </draw:frame>
        <draw:frame draw:style-name="gr32" draw:text-style-name="P3" draw:layer="layout" svg:width="4.064cm" svg:height="1.662cm" svg:x="1.27cm" svg:y="3.903cm">
          <draw:text-box>
            <text:p text:style-name="P24"><text:span text:style-name="T4">ViewPager</text:span></text:p>
          </draw:text-box>
        </draw:frame>
        <draw:frame draw:style-name="gr33" draw:text-style-name="P3" draw:layer="layout" svg:width="3.81cm" svg:height="1.778cm" svg:x="21.082cm" svg:y="4.041cm">
          <draw:text-box>
            <text:p text:style-name="P24"><text:span text:style-name="T4">Pager</text:span></text:p>
            <text:p text:style-name="P24"><text:span text:style-name="T4">Adapter</text:span></text:p>
          </draw:text-box>
        </draw:frame>
        <draw:line draw:style-name="gr2" draw:text-style-name="P2" draw:layer="layout" svg:x1="5.334cm" svg:y1="4.803cm" svg:x2="21.082cm" svg:y2="4.803cm">
          <text:p/>
        </draw:line>
        <draw:line draw:style-name="gr2" draw:text-style-name="P2" draw:layer="layout" svg:x1="3.302cm" svg:y1="5.565cm" svg:x2="3.302cm" svg:y2="7.089cm">
          <text:p/>
        </draw:line>
        <draw:frame draw:style-name="gr34" draw:text-style-name="P26" xml:id="id43" draw:id="id43" draw:layer="layout" svg:width="10.16cm" svg:height="1.673cm" svg:x="7.112cm" svg:y="3.638cm">
          <draw:text-box>
            <text:p text:style-name="P25"><text:span text:style-name="T65">ViewPager calls</text:span></text:p>
            <text:p text:style-name="P25"><text:span text:style-name="T65">Object instantiateItem(ViewGroup, int)</text:span></text:p>
          </draw:text-box>
        </draw:frame>
        <draw:line draw:style-name="gr2" draw:text-style-name="P2" draw:layer="layout" svg:x1="21.082cm" svg:y1="5.057cm" svg:x2="5.334cm" svg:y2="7.851cm">
          <text:p/>
        </draw:line>
        <draw:g xml:id="id48" draw:id="id48">
          <draw:frame draw:style-name="gr35" draw:text-style-name="P3" draw:layer="layout" svg:width="4.826cm" svg:height="2.055cm" svg:x="18.796cm" svg:y="17.50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g>
            <draw:line draw:style-name="gr36" draw:text-style-name="P2" draw:layer="layout" svg:x1="21.209cm" svg:y1="15.748cm" svg:x2="21.59cm" svg:y2="16.463cm">
              <text:p/>
            </draw:line>
            <draw:g>
              <draw:line draw:style-name="gr37" draw:text-style-name="P2" draw:layer="layout" svg:x1="21.209cm" svg:y1="17.503cm" svg:x2="21.209cm" svg:y2="16.463cm">
                <text:p/>
              </draw:line>
              <draw:line draw:style-name="gr36" draw:text-style-name="P2" draw:layer="layout" svg:x1="21.209cm" svg:y1="15.748cm" svg:x2="20.828cm" svg:y2="16.463cm">
                <text:p/>
              </draw:line>
              <draw:line draw:style-name="gr36" draw:text-style-name="P2" draw:layer="layout" svg:x1="20.828cm" svg:y1="16.463cm" svg:x2="21.59cm" svg:y2="16.463cm">
                <text:p/>
              </draw:line>
            </draw:g>
          </draw:g>
        </draw:g>
        <draw:g xml:id="id45" draw:id="id45">
          <draw:g>
            <draw:g>
              <draw:g>
                <draw:line draw:style-name="gr36" draw:text-style-name="P2" draw:layer="layout" svg:x1="11.303cm" svg:y1="12.476cm" svg:x2="10.922cm" svg:y2="13.16cm">
                  <text:p/>
                </draw:line>
                <draw:line draw:style-name="gr36" draw:text-style-name="P2" draw:layer="layout" svg:x1="11.303cm" svg:y1="12.476cm" svg:x2="11.684cm" svg:y2="13.16cm">
                  <text:p/>
                </draw:line>
              </draw:g>
              <draw:line draw:style-name="gr36" draw:text-style-name="P2" draw:layer="layout" svg:x1="10.922cm" svg:y1="13.16cm" svg:x2="11.684cm" svg:y2="13.16cm">
                <text:p/>
              </draw:line>
            </draw:g>
            <draw:line draw:style-name="gr37" draw:text-style-name="P2" draw:layer="layout" svg:x1="11.303cm" svg:y1="14cm" svg:x2="11.303cm" svg:y2="13.16cm">
              <text:p/>
            </draw:line>
          </draw:g>
          <draw:g>
            <draw:frame draw:style-name="gr38" draw:text-style-name="P3" draw:layer="layout" svg:width="3.81cm" svg:height="1.039cm" svg:x="9.398cm" svg:y="11.43cm">
              <draw:text-box>
                <text:p text:style-name="P2"><text:span text:style-name="T4">View</text:span></text:p>
              </draw:text-box>
            </draw:frame>
            <draw:g>
              <draw:frame draw:style-name="gr38" draw:text-style-name="P3" draw:layer="layout" svg:width="4.064cm" svg:height="1.039cm" svg:x="12.7cm" svg:y="17.272cm">
                <draw:text-box>
                  <text:p text:style-name="P2"><text:span text:style-name="T4">Character</text:span></text:p>
                </draw:text-box>
              </draw:frame>
              <draw:frame draw:style-name="gr39" draw:text-style-name="P3" draw:layer="layout" svg:width="4.572cm" svg:height="1.801cm" svg:x="18.796cm" svg:y="13.97cm">
                <draw:text-box>
                  <text:p text:style-name="P2"><text:span text:style-name="T4">Character</text:span></text:p>
                  <text:p text:style-name="P2"><text:span text:style-name="T4">Adapter</text:span></text:p>
                </draw:text-box>
              </draw:frame>
              <draw:line draw:style-name="gr2" draw:text-style-name="P2" draw:layer="layout" svg:x1="23.114cm" svg:y1="9.574cm" svg:x2="21.336cm" svg:y2="13.97cm">
                <text:p/>
              </draw:line>
              <draw:line draw:style-name="gr2" draw:text-style-name="P2" draw:layer="layout" svg:x1="18.796cm" svg:y1="14.986cm" svg:x2="16.764cm" svg:y2="17.78cm">
                <text:p/>
              </draw:line>
              <draw:line draw:style-name="gr2" draw:text-style-name="P2" draw:layer="layout" svg:x1="20.574cm" svg:y1="8.382cm" svg:x2="13.462cm" svg:y2="14.986cm">
                <text:p/>
              </draw:line>
              <draw:frame draw:style-name="gr40" draw:text-style-name="P3" draw:layer="layout" svg:width="4.064cm" svg:height="1.725cm" svg:x="9.398cm" svg:y="14.023cm">
                <draw:text-box>
                  <text:p text:style-name="P2"><text:span text:style-name="T4">Character</text:span></text:p>
                  <text:p text:style-name="P2"><text:span text:style-name="T4">View</text:span></text:p>
                </draw:text-box>
              </draw:frame>
            </draw:g>
          </draw:g>
        </draw:g>
        <draw:line draw:style-name="gr2" draw:text-style-name="P2" xml:id="id47" draw:id="id47" draw:layer="layout" svg:x1="11.43cm" svg:y1="15.725cm" svg:x2="12.7cm" svg:y2="17.734cm">
          <text:p/>
        </draw:line>
        <draw:frame draw:style-name="standard" draw:layer="layout" svg:width="27.254cm" svg:height="2.0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 text:style-name="P7"><text:span text:style-name="T1">MyPlainPager - UML Diagram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4">
              <table:table-cell table:style-name="ce3"/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1" draw:text-style-name="P3" draw:layer="layout" svg:width="4.064cm" svg:height="1.27cm" svg:x="1.27cm" svg:y="7.089cm">
          <draw:text-box>
            <text:p text:style-name="P24"><text:span text:style-name="T4">Object</text:span></text:p>
          </draw:text-box>
        </draw:frame>
        <draw:g xml:id="id49" draw:id="id49">
          <draw:line draw:style-name="gr2" draw:text-style-name="P2" draw:layer="layout" svg:x1="0.508cm" svg:y1="12.192cm" svg:x2="9.398cm" svg:y2="12.192cm">
            <text:p/>
          </draw:line>
          <draw:line draw:style-name="gr37" draw:text-style-name="P2" draw:layer="layout" svg:x1="0.508cm" svg:y1="12.192cm" svg:x2="0.508cm" svg:y2="5.079cm">
            <text:p/>
          </draw:line>
          <draw:line draw:style-name="gr37" draw:text-style-name="P2" draw:layer="layout" svg:x1="1.27cm" svg:y1="5.079cm" svg:x2="0.508cm" svg:y2="5.08cm">
            <text:p/>
          </draw:line>
        </draw:g>
        <draw:g xml:id="id52" draw:id="id52">
          <draw:line draw:style-name="gr42" draw:text-style-name="P2" draw:layer="layout" svg:x1="23.114cm" svg:y1="9.551cm" svg:x2="21.336cm" svg:y2="13.97cm">
            <text:p/>
          </draw:line>
          <draw:line draw:style-name="gr42" draw:text-style-name="P2" draw:layer="layout" svg:x1="20.574cm" svg:y1="8.359cm" svg:x2="13.462cm" svg:y2="14.986cm">
            <text:p/>
          </draw:line>
          <draw:rect draw:style-name="gr43" draw:text-style-name="P2" draw:layer="layout" svg:width="5.334cm" svg:height="2.208cm" svg:x="20.574cm" svg:y="7.343cm">
            <text:p/>
          </draw:rect>
        </draw:g>
        <draw:frame draw:style-name="gr44" draw:text-style-name="P26" xml:id="id50" draw:id="id50" draw:layer="layout" svg:width="10.16cm" svg:height="1.723cm" svg:x="7.112cm" svg:y="3.638cm">
          <draw:text-box>
            <text:p/>
          </draw:text-box>
        </draw:frame>
        <draw:frame draw:style-name="gr45" draw:text-style-name="P27" xml:id="id53" draw:id="id53" draw:layer="layout" svg:width="3.004cm" svg:height="0.856cm" svg:x="12.744cm" svg:y="4.156cm">
          <draw:text-box>
            <text:p text:style-name="P25"><text:span text:style-name="T66">ViewGroup</text:span></text:p>
          </draw:text-box>
        </draw:frame>
        <draw:rect draw:style-name="gr46" draw:text-style-name="P2" xml:id="id54" draw:id="id54" draw:layer="layout" svg:width="4.826cm" svg:height="2.055cm" svg:x="18.796cm" svg:y="17.503cm">
          <text:p/>
        </draw:rect>
        <draw:g xml:id="id44" draw:id="id44">
          <draw:g>
            <draw:g>
              <draw:g>
                <draw:g>
                  <draw:line draw:style-name="gr36" draw:text-style-name="P2" draw:layer="layout" svg:x1="3.175cm" svg:y1="8.359cm" svg:x2="2.794cm" svg:y2="9.032cm">
                    <text:p/>
                  </draw:line>
                  <draw:line draw:style-name="gr36" draw:text-style-name="P2" draw:layer="layout" svg:x1="3.175cm" svg:y1="8.359cm" svg:x2="3.556cm" svg:y2="9.032cm">
                    <text:p/>
                  </draw:line>
                </draw:g>
                <draw:line draw:style-name="gr36" draw:text-style-name="P2" draw:layer="layout" svg:x1="2.794cm" svg:y1="9.032cm" svg:x2="3.556cm" svg:y2="9.032cm">
                  <text:p/>
                </draw:line>
              </draw:g>
              <draw:line draw:style-name="gr37" draw:text-style-name="P2" draw:layer="layout" svg:x1="3.175cm" svg:y1="9.859cm" svg:x2="3.175cm" svg:y2="9.032cm">
                <text:p/>
              </draw:line>
            </draw:g>
            <draw:g>
              <draw:frame draw:style-name="gr47" draw:text-style-name="P3" draw:layer="layout" svg:width="5.334cm" svg:height="2.208cm" svg:x="20.574cm" svg:y="7.343cm">
                <draw:text-box>
                  <text:p text:style-name="P2"><text:span text:style-name="T4">MyPlainPager</text:span><text:span text:style-name="T4"><text:line-break/></text:span><text:span text:style-name="T4">Adapter</text:span></text:p>
                </draw:text-box>
              </draw:frame>
              <draw:line draw:style-name="gr37" draw:text-style-name="P2" draw:layer="layout" svg:x1="22.86cm" svg:y1="7.343cm" svg:x2="22.86cm" svg:y2="6.479cm">
                <text:p/>
              </draw:line>
              <draw:g>
                <draw:g>
                  <draw:line draw:style-name="gr36" draw:text-style-name="P2" draw:layer="layout" svg:x1="22.86cm" svg:y1="5.819cm" svg:x2="22.479cm" svg:y2="6.479cm">
                    <text:p/>
                  </draw:line>
                  <draw:line draw:style-name="gr36" draw:text-style-name="P2" draw:layer="layout" svg:x1="22.86cm" svg:y1="5.819cm" svg:x2="23.241cm" svg:y2="6.479cm">
                    <text:p/>
                  </draw:line>
                </draw:g>
                <draw:line draw:style-name="gr36" draw:text-style-name="P2" draw:layer="layout" svg:x1="22.479cm" svg:y1="6.479cm" svg:x2="23.241cm" svg:y2="6.479cm">
                  <text:p/>
                </draw:line>
              </draw:g>
              <draw:line draw:style-name="gr2" draw:text-style-name="P2" draw:layer="layout" svg:x1="20.574cm" svg:y1="8.359cm" svg:x2="5.08cm" svg:y2="10.645cm">
                <text:p/>
              </draw:line>
              <draw:frame draw:style-name="gr41" draw:text-style-name="P3" draw:layer="layout" svg:width="3.81cm" svg:height="1.27cm" svg:x="1.27cm" svg:y="9.883cm">
                <draw:text-box>
                  <text:p text:style-name="P2"><text:span text:style-name="T4">String</text:span></text:p>
                </draw:text-box>
              </draw:frame>
            </draw:g>
          </draw:g>
        </draw:g>
        <draw:line draw:style-name="gr48" draw:text-style-name="P2" xml:id="id51" draw:id="id51" draw:layer="layout" svg:x1="20.574cm" svg:y1="8.382cm" svg:x2="5.08cm" svg:y2="10.645cm">
          <text:p/>
        </draw:line>
        <draw:g xml:id="id46" draw:id="id46">
          <draw:line draw:style-name="gr2" draw:text-style-name="P2" draw:layer="layout" svg:x1="23.114cm" svg:y1="9.574cm" svg:x2="15.24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4" smil:type="dissolve" smil:mode="out"/>
                  <anim:set smil:begin="0.499s" smil:dur="0.001s" smil:fill="hold" smil:targetElement="id5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gr10" draw:text-style-name="P10" draw:layer="layout" svg:width="26.67cm" svg:height="17.78cm" svg:x="0.508cm" svg:y="3.048cm">
          <draw:text-box>
            <text:p text:style-name="P13"><text:span text:style-name="T36">&lt;</text:span><text:span text:style-name="T35">FrameLayout</text:span><text:span text:style-name="T35"><text:line-break/></text:span><text:span text:style-name="T35"> <text:s/></text:span><text:span text:style-name="T37">android</text:span><text:span text:style-name="T67">:id=</text:span><text:span text:style-name="T68">"@+id/activity_main"</text:span><text:span text:style-name="T68"><text:line-break/></text:span><text:span text:style-name="T68"> <text:s/></text:span><text:span text:style-name="T37">android</text:span><text:span text:style-name="T67">:layout_width=</text:span><text:span text:style-name="T68">"match_parent"</text:span><text:span text:style-name="T68"><text:line-break/></text:span><text:span text:style-name="T68"> <text:s/></text:span><text:span text:style-name="T37">android</text:span><text:span text:style-name="T67">:layout_height=</text:span><text:span text:style-name="T68">"match_parent"</text:span><text:span text:style-name="T68"><text:line-break/></text:span><text:span text:style-name="T68"> <text:s/></text:span><text:span text:style-name="T37">tools</text:span><text:span text:style-name="T67">:context=</text:span><text:span text:style-name="T68">"flobee.myapplication.MainActivity"</text:span><text:span text:style-name="T36">&gt;</text:span><text:span text:style-name="T36"><text:line-break/></text:span><text:span text:style-name="T36"><text:line-break/></text:span><text:span text:style-name="T36"> <text:s/>&lt;</text:span><text:span text:style-name="T35">android.support.v4.view.ViewPager</text:span><text:span text:style-name="T35"><text:line-break/></text:span><text:span text:style-name="T35"> <text:s text:c="3"/></text:span><text:span text:style-name="T37">android</text:span><text:span text:style-name="T67">:layout_width=</text:span><text:span text:style-name="T68">"match_parent"</text:span><text:span text:style-name="T68"><text:line-break/></text:span><text:span text:style-name="T68"> <text:s text:c="3"/></text:span><text:span text:style-name="T37">android</text:span><text:span text:style-name="T67">:layout_height=</text:span><text:span text:style-name="T68">"match_parent"</text:span><text:span text:style-name="T68"><text:line-break/></text:span><text:span text:style-name="T68"> <text:s text:c="3"/></text:span><text:span text:style-name="T37">android</text:span><text:span text:style-name="T67">:id=</text:span><text:span text:style-name="T68">"@+id/view_pager"</text:span><text:span text:style-name="T36">&gt;</text:span><text:span text:style-name="T36"><text:line-break/></text:span><text:span text:style-name="T36"> <text:s/>&lt;/</text:span><text:span text:style-name="T35">android.support.v4.view.ViewPager</text:span><text:span text:style-name="T36">&gt;</text:span><text:span text:style-name="T36"><text:line-break/></text:span><text:span text:style-name="T36"><text:line-break/></text:span><text:span text:style-name="T36">&lt;/</text:span><text:span text:style-name="T35">FrameLayout</text:span><text:span text:style-name="T40">&gt;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activity_main.xml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MainActivity.java</text:span></text:p>
          </draw:text-box>
        </draw:frame>
        <draw:frame draw:style-name="gr10" draw:text-style-name="P9" draw:layer="layout" svg:width="26.67cm" svg:height="17.78cm" svg:x="0.508cm" svg:y="3.048cm">
          <draw:text-box>
            <text:p text:style-name="P8"><text:span text:style-name="T9">public class </text:span><text:span text:style-name="T8">MainActivity </text:span><text:span text:style-name="T9">extends </text:span><text:span text:style-name="T8">AppCompatActivity {</text:span><text:span text:style-name="T8"><text:line-break/></text:span><text:span text:style-name="T8"><text:line-break/></text:span><text:span text:style-name="T8"> <text:s/></text:span><text:span text:style-name="T41">@Override</text:span><text:span text:style-name="T41"><text:line-break/></text:span><text:span text:style-name="T41"> <text:s/></text:span><text:span text:style-name="T9">protected void </text:span><text:span text:style-name="T8">onCreate(Bundle savedInstanceState) {</text:span><text:span text:style-name="T8"><text:line-break/></text:span><text:span text:style-name="T8"> <text:s text:c="3"/></text:span><text:span text:style-name="T9">super</text:span><text:span text:style-name="T8">.onCreate(savedInstanceState);</text:span><text:span text:style-name="T8"><text:line-break/></text:span><text:span text:style-name="T8"> <text:s text:c="3"/>setContentView(R.layout.</text:span><text:span text:style-name="T42">activity_main</text:span><text:span text:style-name="T8">);</text:span><text:span text:style-name="T8"><text:line-break/></text:span><text:span text:style-name="T8"><text:line-break/></text:span><text:span text:style-name="T8"> <text:s text:c="3"/></text:span><text:span text:style-name="T24">//MyPlainPagerAdapter implementation</text:span><text:span text:style-name="T24"><text:line-break/></text:span><text:span text:style-name="T24"> <text:s text:c="3"/></text:span><text:span text:style-name="T8">ViewPager viewPager = (ViewPager)findViewById(R.id.</text:span><text:span text:style-name="T42">view_pager</text:span><text:span text:style-name="T8">);</text:span><text:span text:style-name="T8"><text:line-break/></text:span><text:span text:style-name="T8"> <text:s text:c="3"/>CharacterAdapter characterAdapter = </text:span><text:span text:style-name="T9">new </text:span><text:span text:style-name="T8">SkywalkerAdapter();</text:span><text:span text:style-name="T8"><text:line-break/></text:span><text:span text:style-name="T8"> <text:s text:c="3"/>//ArrayList&lt;Character&gt; allanaSoloFamily = </text:span></text:p>
            <text:p text:style-name="P8"><text:span text:style-name="T8"><text:s text:c="4"/></text:span><text:span text:style-name="T8">//SkyWalker.</text:span><text:span text:style-name="T25">getLineageFor</text:span><text:span text:style-name="T8">(SkyWalker.</text:span><text:span text:style-name="T22">allanaSolo</text:span><text:span text:style-name="T8">);</text:span><text:span text:style-name="T8"><text:line-break/></text:span><text:span text:style-name="T8"> <text:s text:c="3"/>//characterAdapter.addCharacters(allanaSoloFamily);</text:span><text:span text:style-name="T8"><text:line-break/></text:span><text:span text:style-name="T8"> <text:s text:c="3"/>PagerAdapter plainAdapter = </text:span></text:p>
            <text:p text:style-name="P8"><text:span text:style-name="T9"><text:s text:c="6"/></text:span><text:span text:style-name="T9">new </text:span><text:span text:style-name="T13">MyPlainPagerAdapter(characterAdapter);</text:span><text:span text:style-name="T13"><text:line-break/></text:span><text:span text:style-name="T13"> <text:s text:c="3"/>viewPager.setAdapter(plainAdapter);</text:span><text:span text:style-name="T13"><text:line-break/></text:span><text:span text:style-name="T13"> <text:s/>}</text:span><text:span text:style-name="T13"><text:line-break/></text:span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ainActivity.java</text:span></text:p>
              </table:table-cell>
              <table:table-cell table:style-name="ce5">
                <text:p text:style-name="P1"><text:span text:style-name="T14">MyPlain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30">PagerAdapters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StraightLineWIRTest</text:span></text:p>
          </draw:text-box>
        </draw:frame>
        <draw:frame draw:style-name="gr49" draw:text-style-name="P10" draw:layer="layout" svg:width="26.67cm" svg:height="17.963cm" svg:x="0.508cm" svg:y="3.048cm">
          <draw:text-box>
            <text:p text:style-name="P13"><text:span text:style-name="T69">@RunWith</text:span><text:span text:style-name="T36">(AndroidJUnit4.</text:span><text:span text:style-name="T35">class</text:span><text:span text:style-name="T36">)</text:span><text:span text:style-name="T36"><text:line-break/></text:span><text:span text:style-name="T35">public class </text:span><text:span text:style-name="T36">StraightLineWIRTest {</text:span><text:span text:style-name="T36"><text:line-break/></text:span><text:span text:style-name="T36"> <text:s/></text:span><text:span text:style-name="T35">private </text:span><text:span text:style-name="T36">ViewPagerIdlingResource </text:span><text:span text:style-name="T37">idlingResource</text:span><text:span text:style-name="T36">;</text:span><text:span text:style-name="T36"><text:line-break/></text:span><text:span text:style-name="T44"><text:line-break/></text:span><text:span text:style-name="T44"> <text:s/></text:span><text:span text:style-name="T69">@Rule</text:span><text:span text:style-name="T69"><text:line-break/></text:span><text:span text:style-name="T69"> <text:s/></text:span><text:span text:style-name="T35">public </text:span><text:span text:style-name="T36">IntentsTestRule&lt;MainActivity&gt; </text:span><text:span text:style-name="T37">mActivityRule </text:span><text:span text:style-name="T36">=</text:span><text:span text:style-name="T36"><text:line-break/></text:span><text:span text:style-name="T36"> <text:s text:c="3"/></text:span><text:span text:style-name="T35">new </text:span><text:span text:style-name="T36">IntentsTestRule(MainActivity.</text:span><text:span text:style-name="T35">class</text:span><text:span text:style-name="T36">, </text:span><text:span text:style-name="T35">true</text:span><text:span text:style-name="T36">, </text:span><text:span text:style-name="T35">false</text:span><text:span text:style-name="T36">);</text:span><text:span text:style-name="T36"><text:line-break/></text:span><text:span text:style-name="T36"><text:line-break/></text:span><text:span text:style-name="T36"> <text:s/></text:span><text:span text:style-name="T69">@After</text:span><text:span text:style-name="T69"><text:line-break/></text:span><text:span text:style-name="T69"> <text:s/></text:span><text:span text:style-name="T35">public void </text:span><text:span text:style-name="T36">tearDownIdlingResource () {</text:span><text:span text:style-name="T36"><text:line-break/></text:span><text:span text:style-name="T36"> <text:s text:c="3"/></text:span><text:span text:style-name="T70">unregisterIdlingResources</text:span><text:span text:style-name="T71">(</text:span><text:span text:style-name="T72">idlingResource</text:span><text:span text:style-name="T71">);</text:span><text:span text:style-name="T36"><text:line-break/></text:span><text:span text:style-name="T36"> <text:s/>}</text:span><text:span text:style-name="T36"><text:line-break/></text:span><text:span text:style-name="T36"><text:line-break/></text:span><text:span text:style-name="T36"> <text:s/></text:span><text:span text:style-name="T69">@Test</text:span><text:span text:style-name="T69"><text:line-break/></text:span><text:span text:style-name="T69"> <text:s/></text:span><text:span text:style-name="T35">public void </text:span><text:span text:style-name="T36">firstSwipe () {</text:span><text:span text:style-name="T36"><text:line-break/></text:span><text:span text:style-name="T36"> <text:s text:c="3"/>Activity activity = startActivity();</text:span><text:span text:style-name="T36"><text:line-break/></text:span><text:span text:style-name="T36"><text:line-break/></text:span><text:span text:style-name="T36"> <text:s text:c="3"/></text:span><text:span text:style-name="T73">idlingResource </text:span><text:span text:style-name="T36">= </text:span><text:span text:style-name="T73">new </text:span><text:span text:style-name="T36">ViewPagerIdlingResource((ViewPager)activity.</text:span><text:span text:style-name="T36"><text:line-break/></text:span><text:span text:style-name="T36"> <text:s text:c="5"/>findViewById(R.id.</text:span><text:span text:style-name="T74">view_pager</text:span><text:span text:style-name="T36">), </text:span><text:span text:style-name="T73">"VPIR_0"</text:span><text:span text:style-name="T36">);</text:span><text:span text:style-name="T36"><text:line-break/></text:span><text:span text:style-name="T36"> <text:s text:c="3"/></text:span><text:span text:style-name="T39">registerIdlingResources</text:span><text:span text:style-name="T36">(</text:span><text:span text:style-name="T73">idlingResource</text:span><text:span text:style-name="T36">);</text:span><text:span text:style-name="T36"><text:line-break/></text:span><text:span text:style-name="T36"><text:line-break/></text:span><text:span text:style-name="T36"> <text:s text:c="3"/></text:span><text:span text:style-name="T39">onView</text:span><text:span text:style-name="T36">(</text:span><text:span text:style-name="T39">isRoot</text:span><text:span text:style-name="T36">()).perform(</text:span><text:span text:style-name="T39">swipeLeft</text:span><text:span text:style-name="T36">());</text:span><text:span text:style-name="T44"><text:line-break/></text:span><text:span text:style-name="T44"> <text:s text:c="3"/></text:span><text:span text:style-name="T39">onView</text:span><text:span text:style-name="T36">(</text:span><text:span text:style-name="T39">allOf</text:span><text:span text:style-name="T36">(</text:span><text:span text:style-name="T39">withId</text:span><text:span text:style-name="T36">(R.id.</text:span><text:span text:style-name="T38">character_name</text:span><text:span text:style-name="T36">),</text:span><text:span text:style-name="T39">withText</text:span><text:span text:style-name="T36">(</text:span><text:span text:style-name="T38">anakin_s</text:span><text:span text:style-name="T36">))).</text:span><text:span text:style-name="T36"><text:line-break/></text:span><text:span text:style-name="T36"> <text:s text:c="5"/>check(</text:span><text:span text:style-name="T39">matches</text:span><text:span text:style-name="T36">(</text:span><text:span text:style-name="T39">isCompletelyDisplayed</text:span><text:span text:style-name="T36">()));</text:span><text:span text:style-name="T36"><text:line-break/></text:span><text:span text:style-name="T36"> <text:s text:c="3"/></text:span><text:span text:style-name="T39">onView</text:span><text:span text:style-name="T36">(</text:span><text:span text:style-name="T39">allOf</text:span><text:span text:style-name="T36">(</text:span><text:span text:style-name="T39">withId</text:span><text:span text:style-name="T36">(R.id.</text:span><text:span text:style-name="T38">character_name</text:span><text:span text:style-name="T36">),</text:span><text:span text:style-name="T39">withText</text:span><text:span text:style-name="T36">(</text:span><text:span text:style-name="T38">shmi_s</text:span><text:span text:style-name="T40">))).</text:span><text:span text:style-name="T40"><text:line-break/></text:span><text:span text:style-name="T40"> <text:s text:c="5"/>check(</text:span><text:span text:style-name="T46">matches</text:span><text:span text:style-name="T40">(</text:span><text:span text:style-name="T46">not</text:span><text:span text:style-name="T40">(</text:span><text:span text:style-name="T46">isCompletelyDisplayed</text:span><text:span text:style-name="T40">())));</text:span><text:span text:style-name="T40"><text:line-break/></text:span><text:span text:style-name="T40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StraightLineWIRTest</text:span></text:p>
              </table:table-cell>
              <table:table-cell table:style-name="ce2">
                <text:p text:style-name="P11"><text:span text:style-name="T2">MyPlainPagerAdapter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1"><text:span text:style-name="T2">PagerAdapters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Testing getCount() in MyPlainPagerAdapterUTest1.java</text:span></text:p>
          </draw:text-box>
        </draw:frame>
        <draw:frame draw:style-name="gr50" draw:text-style-name="P9" draw:layer="layout" svg:width="26.67cm" svg:height="17.562cm" svg:x="0.61cm" svg:y="3.556cm">
          <draw:text-box>
            <text:p text:style-name="P12"><text:span text:style-name="T41">@RunWith</text:span><text:span text:style-name="T8">(MockitoJUnitRunner.</text:span><text:span text:style-name="T9">class</text:span><text:span text:style-name="T8">)</text:span><text:span text:style-name="T24"><text:line-break/></text:span><text:span text:style-name="T9">public class </text:span><text:span text:style-name="T8">MyPlainPagerAdapterUTest1 {</text:span><text:span text:style-name="T8"><text:line-break/></text:span><text:span text:style-name="T8"><text:line-break/></text:span><text:span text:style-name="T8"> <text:s/></text:span><text:span text:style-name="T41">@Mock </text:span><text:span text:style-name="T8">CharacterAdapter </text:span><text:span text:style-name="T11">mockCharacterAdapter</text:span><text:span text:style-name="T8">;</text:span><text:span text:style-name="T8"><text:line-break/></text:span><text:span text:style-name="T8"> <text:s/></text:span><text:span text:style-name="T9">int <text:s text:c="2"/></text:span><text:span text:style-name="T11">count </text:span><text:span text:style-name="T8">= </text:span><text:span text:style-name="T75">5</text:span><text:span text:style-name="T8">;</text:span><text:span text:style-name="T8"><text:line-break/></text:span><text:span text:style-name="T24"><text:line-break/></text:span><text:span text:style-name="T24"> <text:s/></text:span><text:span text:style-name="T41">@Test</text:span><text:span text:style-name="T41"><text:line-break/></text:span><text:span text:style-name="T41"> <text:s/></text:span><text:span text:style-name="T9">public void </text:span><text:span text:style-name="T8">returnsCountFromDataAdapter () {</text:span><text:span text:style-name="T8"><text:line-break/></text:span><text:span text:style-name="T8"> <text:s text:c="3"/></text:span><text:span text:style-name="T25">when</text:span><text:span text:style-name="T8">(</text:span><text:span text:style-name="T11">mockCharacterAdapter</text:span><text:span text:style-name="T8">.getCount()).thenReturn(</text:span><text:span text:style-name="T11">count</text:span><text:span text:style-name="T8">);</text:span><text:span text:style-name="T8"><text:line-break/></text:span><text:span text:style-name="T8"><text:line-break/></text:span><text:span text:style-name="T8"> <text:s text:c="3"/>PagerAdapter pagerAdapter = </text:span></text:p>
            <text:p text:style-name="P12"><text:span text:style-name="T43"><text:s text:c="6"/></text:span><text:span text:style-name="T9">new </text:span><text:span text:style-name="T8">MyPlainPagerAdapter(</text:span><text:span text:style-name="T11">mockCharacterAdapter</text:span><text:span text:style-name="T8">);</text:span></text:p>
            <text:p text:style-name="P12"><text:span text:style-name="T8"><text:line-break/></text:span><text:span text:style-name="T8"> <text:s text:c="3"/></text:span><text:span text:style-name="T25">assertEquals</text:span><text:span text:style-name="T8">(</text:span><text:span text:style-name="T11">count</text:span><text:span text:style-name="T13">, pagerAdapter.getCount());</text:span><text:span text:style-name="T13"><text:line-break/></text:span><text:span text:style-name="T13"> <text:s/>}</text:span></text:p>
            <text:p text:style-name="P12"><text:span text:style-name="T13">}</text:span></text:p>
          </draw:text-box>
        </draw:frame>
        <draw:frame draw:style-name="standard" draw:layer="layout" svg:width="27.71cm" svg:height="2.57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7"><text:span text:style-name="T1">MyPlainPagerAdapt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7">
                <text:p text:style-name="P7"><text:span text:style-name="T29">MyPlainPagerAdapterUTest1.java</text:span></text:p>
                <text:p text:style-name="P7"><text:span text:style-name="T29">Testing getCount()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extends PagerAdapter</text:span></text:p>
          </draw:text-box>
        </draw:frame>
        <draw:frame draw:style-name="gr10" draw:text-style-name="P9" draw:layer="layout" svg:width="26.67cm" svg:height="17.78cm" svg:x="0.508cm" svg:y="3.048cm">
          <draw:text-box>
            <text:p><text:span text:style-name="T9">public class </text:span><text:span text:style-name="T8">MyPlainPagerAdapter </text:span><text:span text:style-name="T9">extends </text:span><text:span text:style-name="T8">PagerAdapter {</text:span><text:span text:style-name="T8"><text:line-break/></text:span><text:span text:style-name="T8"><text:line-break/></text:span><text:span text:style-name="T8"> <text:s/>CharacterAdapter </text:span><text:span text:style-name="T11">characterAdapter</text:span><text:span text:style-name="T8">;</text:span><text:span text:style-name="T8"><text:line-break/></text:span><text:span text:style-name="T8"><text:line-break/></text:span><text:span text:style-name="T8"> <text:s/></text:span><text:span text:style-name="T9">public </text:span><text:span text:style-name="T8">MyPlainPagerAdapter(CharacterAdapter characterAdapter) {</text:span><text:span text:style-name="T8"><text:line-break/></text:span><text:span text:style-name="T8"> <text:s text:c="3"/></text:span><text:span text:style-name="T9">this</text:span><text:span text:style-name="T8">.</text:span><text:span text:style-name="T11">characterAdapter </text:span><text:span text:style-name="T8">= characterAdapter;</text:span><text:span text:style-name="T8"><text:line-break/></text:span><text:span text:style-name="T8"> <text:s/>}</text:span><text:span text:style-name="T8"><text:line-break/></text:span><text:span text:style-name="T8"><text:line-break/></text:span><text:span text:style-name="T8"> <text:s/></text:span><text:span text:style-name="T41">@Override</text:span><text:span text:style-name="T41"><text:line-break/></text:span><text:span text:style-name="T41"> <text:s/></text:span><text:span text:style-name="T9">public int </text:span><text:span text:style-name="T8">getCount() {</text:span><text:span text:style-name="T8"><text:line-break/></text:span><text:span text:style-name="T8"> <text:s text:c="2"/></text:span><text:span text:style-name="T76"><text:s/></text:span><text:span text:style-name="T16">return </text:span><text:span text:style-name="T77">characterAdapter</text:span><text:span text:style-name="T17">.getCount();</text:span><text:span text:style-name="T8"><text:line-break/></text:span><text:span text:style-name="T8"> <text:s/>}</text:span><text:span text:style-name="T8"><text:line-break/></text:span><text:span text:style-name="T8"><text:line-break/></text:span><text:span text:style-name="T8"> <text:s/></text:span><text:span text:style-name="T41">@Override</text:span><text:span text:style-name="T41"><text:line-break/></text:span><text:span text:style-name="T41"> <text:s/></text:span><text:span text:style-name="T9">public boolean </text:span><text:span text:style-name="T8">isViewFromObject(View view, Object object) {</text:span><text:span text:style-name="T8"><text:line-break/></text:span><text:span text:style-name="T8"> <text:s text:c="3"/></text:span><text:span text:style-name="T78">CharacterView characterView = (CharacterView)view;</text:span></text:p>
            <text:p><text:span text:style-name="T79"><text:s text:c="4"/></text:span><text:span text:style-name="T80">return </text:span><text:span text:style-name="T79">(characterView.getName().equals(object))</text:span><text:span text:style-name="T13">;</text:span><text:span text:style-name="T13"><text:line-break/></text:span><text:span text:style-name="T13"> <text:s/>}</text:span></text:p>
            <text:p text:style-name="P12"><text:span text:style-name="T13"><text:line-break/></text:span><text:span text:style-name="T13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MyPlainPagerAdapter</text:span></text:p>
              </table:table-cell>
              <table:table-cell table:style-name="ce5">
                <text:p text:style-name="P11"><text:span text:style-name="T14">MyPlainPagerAdapter</text:span></text:p>
              </table:table-cell>
            </table:table-row>
            <table:table-row table:style-name="ro2">
              <table:table-cell table:style-name="ce10">
                <text:p text:style-name="P7"><text:span text:style-name="T29">Extends PagerAdapter!!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1" draw:text-style-name="P10" draw:layer="layout" svg:width="27.806cm" svg:height="17.939cm" svg:x="1.016cm" svg:y="3.048cm">
          <draw:text-box>
            <text:p text:style-name="P8"><text:span text:style-name="T81">@RunWith</text:span><text:span text:style-name="T40">(MockitoJUnitRunner.</text:span><text:span text:style-name="T35">class</text:span><text:span text:style-name="T40">) </text:span><text:span text:style-name="T82"><text:line-break/></text:span><text:span text:style-name="T35">public class </text:span><text:span text:style-name="T40">MyPlainPagerAdapterUTest2 {</text:span></text:p>
            <text:p><text:span text:style-name="T40"><text:line-break/></text:span><text:span text:style-name="T81">@Before</text:span><text:span text:style-name="T81"><text:line-break/></text:span><text:span text:style-name="T35">public void </text:span><text:span text:style-name="T40">initCharacters () {</text:span><text:span text:style-name="T40"><text:line-break/></text:span><text:span text:style-name="T40"> </text:span><text:span text:style-name="T46">when</text:span><text:span text:style-name="T40">(</text:span><text:span text:style-name="T37">mockContainerView</text:span><text:span text:style-name="T40">.getContext())</text:span></text:p>
            <text:p><text:span text:style-name="T40"><text:s text:c="4"/></text:span><text:span text:style-name="T40">.thenReturn(</text:span><text:span text:style-name="T37">mockContext</text:span><text:span text:style-name="T40">);</text:span><text:span text:style-name="T40"><text:line-break/></text:span><text:span text:style-name="T40"> </text:span><text:span text:style-name="T46">whenNew</text:span><text:span text:style-name="T40">(CharacterView.</text:span><text:span text:style-name="T35">class</text:span><text:span text:style-name="T40">).withArguments(</text:span><text:span text:style-name="T37">mockContext</text:span><text:span text:style-name="T40">, </text:span></text:p>
            <text:p><text:span text:style-name="T40"><text:s text:c="3"/></text:span><text:span text:style-name="T37">mockAttributeSet</text:span><text:span text:style-name="T40">).thenReturn(</text:span><text:span text:style-name="T37">mockCharacterView</text:span><text:span text:style-name="T40">);</text:span><text:span text:style-name="T40"><text:line-break/></text:span><text:span text:style-name="T40">}</text:span><text:span text:style-name="T40"><text:line-break/></text:span><text:span text:style-name="T40"><text:line-break/></text:span><text:span text:style-name="T82">// Tests instantiateView(ViewGroup container, int mockPosition)</text:span><text:span text:style-name="T82"><text:line-break/></text:span><text:span text:style-name="T82">// Character View is made and is added to ViewGroup container.</text:span><text:span text:style-name="T82"><text:line-break/></text:span><text:span text:style-name="T81">@Test</text:span><text:span text:style-name="T81"><text:line-break/></text:span><text:span text:style-name="T35">public void </text:span><text:span text:style-name="T40">characterViewAttributesAddedToCharacterView () {</text:span><text:span text:style-name="T40"><text:line-break/></text:span><text:span text:style-name="T40"> <text:s/>PagerAdapter pagerAdapter = </text:span><text:span text:style-name="T35">new </text:span></text:p>
            <text:p><text:span text:style-name="T35"><text:s text:c="4"/></text:span><text:span text:style-name="T40">MyPlainPagerAdapter(</text:span><text:span text:style-name="T37">mockCharacterAdapter</text:span><text:span text:style-name="T40">);</text:span></text:p>
            <text:p><text:span text:style-name="T40"><text:line-break/></text:span><text:span text:style-name="T40"> <text:s/></text:span><text:span text:style-name="T40">pagerAdapter.instantiateItem(</text:span><text:span text:style-name="T37">mockContainerView</text:span><text:span text:style-name="T40">, </text:span><text:span text:style-name="T37">mockPosition</text:span><text:span text:style-name="T40">);</text:span><text:span text:style-name="T40"><text:line-break/></text:span><text:span text:style-name="T40"><text:line-break/></text:span><text:span text:style-name="T40"> <text:s/></text:span><text:span text:style-name="T46">verify</text:span><text:span text:style-name="T40">(</text:span><text:span text:style-name="T37">mockContainerView</text:span><text:span text:style-name="T40">).addView(</text:span><text:span text:style-name="T37">mockCharacterView</text:span><text:span text:style-name="T40">);</text:span><text:span text:style-name="T40"><text:line-break/></text:span><text:span text:style-name="T40">}</text:span></text:p>
          </draw:text-box>
        </draw:frame>
        <draw:frame draw:style-name="standard" draw:layer="layout" svg:width="27.71cm" svg:height="2.57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7">
                <text:p><text:span text:style-name="T29">MyPlainPagerAdapterUTest2.java </text:span></text:p>
                <text:p><text:span text:style-name="T29">instantiateView(ViewGroup container, int position)</text:span></text:p>
              </table:table-cell>
              <table:table-cell table:style-name="ce6">
                <text:p text:style-name="P1"><text:span text:style-name="T30">PagerAdapters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34" draw:text-style-name="P7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2" draw:text-style-name="P10" draw:layer="layout" svg:width="27.238cm" svg:height="17.389cm" svg:x="0.194cm" svg:y="3.81cm">
          <draw:text-box>
            <text:p text:style-name="P8"><text:span text:style-name="T81">@RunWith</text:span><text:span text:style-name="T40">(MockitoJUnitRunner.</text:span><text:span text:style-name="T35">class</text:span><text:span text:style-name="T40">) </text:span><text:span text:style-name="T82"><text:line-break/></text:span><text:span text:style-name="T35">public class </text:span><text:span text:style-name="T40">MyPlainPagerAdapterUTest2 {</text:span></text:p>
            <text:p><text:span text:style-name="T40"><text:line-break/></text:span><text:span text:style-name="T81">@Before</text:span><text:span text:style-name="T81"><text:line-break/></text:span><text:span text:style-name="T35">public void </text:span><text:span text:style-name="T40">initCharacters () {</text:span><text:span text:style-name="T40"><text:line-break/></text:span><text:span text:style-name="T40"> <text:s/></text:span><text:span text:style-name="T46">when</text:span><text:span text:style-name="T40">(</text:span><text:span text:style-name="T37">mockCharacterAdapter</text:span><text:span text:style-name="T40">.getCharacterAt(</text:span><text:span text:style-name="T73">mockPosition</text:span><text:span text:style-name="T40">))</text:span></text:p>
            <text:p><text:span text:style-name="T40"><text:s text:c="3"/></text:span><text:span text:style-name="T40">.thenReturn(</text:span><text:span text:style-name="T73">mockLeia</text:span><text:span text:style-name="T40">);</text:span><text:span text:style-name="T40"><text:line-break/></text:span><text:span text:style-name="T40"> <text:s/></text:span><text:span text:style-name="T46">when</text:span><text:span text:style-name="T40">(</text:span><text:span text:style-name="T37">mockLeia</text:span><text:span text:style-name="T40">.getName()).thenReturn(</text:span><text:span text:style-name="T37">leiaName</text:span><text:span text:style-name="T40">);</text:span><text:span text:style-name="T40"><text:line-break/></text:span><text:span text:style-name="T40">}</text:span><text:span text:style-name="T40"><text:line-break/></text:span><text:span text:style-name="T40"><text:line-break/></text:span><text:span text:style-name="T82">// Tests instantiateView(ViewGroup container, int mockPosition)</text:span><text:span text:style-name="T82"><text:line-break/></text:span><text:span text:style-name="T82">// Leia's name is returned.</text:span><text:span text:style-name="T82"><text:line-break/></text:span><text:span text:style-name="T81">@Test</text:span><text:span text:style-name="T81"><text:line-break/></text:span><text:span text:style-name="T35">public void </text:span><text:span text:style-name="T40">returnsCharacterName () {</text:span></text:p>
            <text:p><text:span text:style-name="T40"><text:line-break/></text:span><text:span text:style-name="T40"> <text:s/></text:span><text:span text:style-name="T40">PagerAdapter pagerAdapter = </text:span><text:span text:style-name="T35">new </text:span></text:p>
            <text:p text:style-name="P8"><text:span text:style-name="T35"><text:s text:c="4"/></text:span><text:span text:style-name="T40">MyPlainPagerAdapter(</text:span><text:span text:style-name="T37">mockCharacterAdapter</text:span><text:span text:style-name="T40">);</text:span></text:p>
            <text:p text:style-name="P8"><text:span text:style-name="T40"><text:line-break/></text:span><text:span text:style-name="T40"> <text:s/></text:span><text:span text:style-name="T40">Object returnedObject = </text:span></text:p>
            <text:p text:style-name="P8"><text:span text:style-name="T40"><text:s text:c="4"/></text:span><text:span text:style-name="T40">pagerAdapter.instantiateItem(</text:span><text:span text:style-name="T37">mockContainerView</text:span><text:span text:style-name="T40">, </text:span><text:span text:style-name="T37">mockPosition</text:span><text:span text:style-name="T40">);</text:span><text:span text:style-name="T40"><text:line-break/></text:span><text:span text:style-name="T40"><text:line-break/></text:span><text:span text:style-name="T40"> <text:s/></text:span><text:span text:style-name="T46">assertEquals(leiaName, returnedObject)</text:span><text:span text:style-name="T40">;</text:span><text:span text:style-name="T40"><text:line-break/></text:span><text:span text:style-name="T4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8">
                <text:p><text:span text:style-name="T83">MyPlainPagerAdapter</text:span></text:p>
              </table:table-cell>
              <table:table-cell table:style-name="ce11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7">
                <text:p><text:span text:style-name="T29">MyPlainPagerAdapterUTest2.java </text:span></text:p>
                <text:p><text:span text:style-name="T29">instantiateView(ViewGroup container, int position)</text:span></text:p>
              </table:table-cell>
              <table:table-cell table:style-name="ce11">
                <text:p text:style-name="P1"><text:span text:style-name="T1">PagerAdapters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3" draw:text-style-name="P7" draw:layer="layout" svg:width="26.67cm" svg:height="1.27cm" svg:x="0.762cm" svg:y="1.27cm">
          <draw:text-box>
            <text:p><text:span text:style-name="T7">MyPlainPagerAdapter - MyPlainPagerAdapter</text:span></text:p>
          </draw:text-box>
        </draw:frame>
        <draw:frame draw:style-name="gr52" draw:text-style-name="P9" draw:layer="layout" svg:width="27.238cm" svg:height="17.389cm" svg:x="0.508cm" svg:y="3.556cm">
          <draw:text-box>
            <text:p text:style-name="P8"><text:span text:style-name="T41">@Override</text:span><text:span text:style-name="T41"><text:line-break/></text:span><text:span text:style-name="T9">public </text:span><text:span text:style-name="T8">Object instantiateItem(ViewGroup container, </text:span><text:span text:style-name="T9">int </text:span><text:span text:style-name="T8">position) {</text:span></text:p>
            <text:p text:style-name="P8"><text:span text:style-name="T8"><text:s text:c="2"/></text:span><text:span text:style-name="T8">Context context = container.getContext();</text:span><text:span text:style-name="T8"><text:line-break/></text:span><text:span text:style-name="T8"> <text:s/>CharacterView characterView = </text:span><text:span text:style-name="T9">new </text:span><text:span text:style-name="T8">CharacterView(context, </text:span><text:span text:style-name="T9">null</text:span><text:span text:style-name="T8">);</text:span><text:span text:style-name="T8"><text:line-break/></text:span><text:span text:style-name="T8"> <text:s/>Character character = </text:span><text:span text:style-name="T11">characterAdapter</text:span><text:span text:style-name="T8">.getCharacterAt(position);</text:span><text:span text:style-name="T8"><text:line-break/></text:span><text:span text:style-name="T8"> <text:s/>characterView.setCharacter(character);</text:span><text:span text:style-name="T8"><text:line-break/></text:span><text:span text:style-name="T8"> <text:s/>container.addView(characterView);</text:span><text:span text:style-name="T8"><text:line-break/></text:span><text:span text:style-name="T8"> <text:s/></text:span><text:span text:style-name="T9">return </text:span><text:span text:style-name="T13">character.getName();</text:span><text:span text:style-name="T13"><text:line-break/></text:span><text:span text:style-name="T13">}</text:span></text:p>
            <text:p text:style-name="P8"><text:span text:style-name="T13"/></text:p>
            <text:p text:style-name="P8"><text:span text:style-name="T82">//position is the original position from the adapter, not the position</text:span><text:span text:style-name="T82"><text:line-break/></text:span><text:span text:style-name="T82">//in the container.</text:span><text:span text:style-name="T82"><text:line-break/></text:span><text:span text:style-name="T81">@Override</text:span><text:span text:style-name="T81"><text:line-break/></text:span><text:span text:style-name="T35">public void </text:span><text:span text:style-name="T40">destroyItem(ViewGroup container, </text:span><text:span text:style-name="T35">int </text:span><text:span text:style-name="T40">position, Object object) {</text:span><text:span text:style-name="T40"><text:line-break/></text:span><text:span text:style-name="T40"> <text:s/></text:span><text:span text:style-name="T35">for </text:span><text:span text:style-name="T40">(</text:span><text:span text:style-name="T35">int </text:span><text:span text:style-name="T40">ii=</text:span><text:span text:style-name="T84">0</text:span><text:span text:style-name="T40">; ii&lt; container.getChildCount(); ii++) {</text:span><text:span text:style-name="T40"><text:line-break/></text:span><text:span text:style-name="T40"> <text:s text:c="3"/>View view = container.getChildAt(ii);</text:span><text:span text:style-name="T40"><text:line-break/></text:span><text:span text:style-name="T40"> <text:s text:c="3"/></text:span><text:span text:style-name="T35">if </text:span><text:span text:style-name="T40">(((CharacterView)view).getName().equals(object)) {</text:span><text:span text:style-name="T40"><text:line-break/></text:span><text:span text:style-name="T40"> <text:s text:c="5"/>container.removeView(view);</text:span><text:span text:style-name="T40"><text:line-break/></text:span><text:span text:style-name="T40"> <text:s text:c="5"/></text:span><text:span text:style-name="T35">return</text:span><text:span text:style-name="T40">;</text:span><text:span text:style-name="T40"><text:line-break/></text:span><text:span text:style-name="T40"> <text:s text:c="3"/>}</text:span><text:span text:style-name="T40"><text:line-break/></text:span><text:span text:style-name="T40"> <text:s/>}</text:span><text:span text:style-name="T40"><text:line-break/></text:span><text:span text:style-name="T40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MyPlainPagerAdapter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7">
                <text:p><text:span text:style-name="T29">MyPlainPagerAdapter.java</text:span></text:p>
              </table:table-cell>
              <table:table-cell table:style-name="ce6">
                <text:p text:style-name="P1"><text:span text:style-name="T30">PagerAdapters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4" draw:text-style-name="P7" draw:layer="layout" svg:width="26.67cm" svg:height="1.673cm" svg:x="0.762cm" svg:y="1.27cm">
          <draw:text-box>
            <text:p><text:span text:style-name="T7">MyPlainPagerAdapter - Testing instantiateView(ViewGroup container, int position)</text:span></text:p>
            <text:p><text:span text:style-name="T7"><text:s text:c="38"/></text:span><text:span text:style-name="T7">in MyPlainPagerAdapterUTest2.java</text:span></text:p>
          </draw:text-box>
        </draw:frame>
        <draw:frame draw:style-name="gr52" draw:text-style-name="P10" draw:layer="layout" svg:width="27.238cm" svg:height="17.389cm" svg:x="0.194cm" svg:y="3.302cm">
          <draw:text-box>
            <text:p text:style-name="P8"><text:span text:style-name="T81">@RunWith</text:span><text:span text:style-name="T40">(MockitoJUnitRunner.</text:span><text:span text:style-name="T35">class</text:span><text:span text:style-name="T40">) </text:span><text:span text:style-name="T82"><text:line-break/></text:span><text:span text:style-name="T35">public class </text:span><text:span text:style-name="T40">MyPlainPagerAdapterUTest {</text:span></text:p>
            <text:p text:style-name="P8"><text:span text:style-name="T40"><text:line-break/></text:span><text:span text:style-name="T81">@Before</text:span><text:span text:style-name="T81"><text:line-break/></text:span><text:span text:style-name="T35">public void </text:span><text:span text:style-name="T40">initCharacters () {</text:span><text:span text:style-name="T40"><text:line-break/></text:span><text:span text:style-name="T40"> <text:s/></text:span><text:span text:style-name="T46">when</text:span><text:span text:style-name="T40">(</text:span><text:span text:style-name="T37">mockCharacterAdapter</text:span><text:span text:style-name="T40">.getCharacterAt(</text:span><text:span text:style-name="T37">position</text:span><text:span text:style-name="T40">)).thenReturn(</text:span><text:span text:style-name="T37">mockLeia</text:span><text:span text:style-name="T40">);</text:span><text:span text:style-name="T40"><text:line-break/></text:span><text:span text:style-name="T40"> <text:s/></text:span><text:span text:style-name="T46">when</text:span><text:span text:style-name="T40">(</text:span><text:span text:style-name="T37">mockContainerView</text:span><text:span text:style-name="T40">.getContext()).thenReturn(</text:span><text:span text:style-name="T37">mockContext</text:span><text:span text:style-name="T40">);</text:span><text:span text:style-name="T40"><text:line-break/></text:span><text:span text:style-name="T40">}</text:span><text:span text:style-name="T40"><text:line-break/></text:span><text:span text:style-name="T40"><text:line-break/></text:span><text:span text:style-name="T82">// Tests destroyItem(View container, int mockPosition, Object view)</text:span><text:span text:style-name="T82"><text:line-break/></text:span><text:span text:style-name="T82">// View is removed from its container</text:span><text:span text:style-name="T82"><text:line-break/></text:span><text:span text:style-name="T81">@Test</text:span><text:span text:style-name="T81"><text:line-break/></text:span><text:span text:style-name="T35">public void </text:span><text:span text:style-name="T40">testRemovesViewFromContainer () {</text:span><text:span text:style-name="T40"><text:line-break/></text:span><text:span text:style-name="T40"> <text:s/></text:span><text:span text:style-name="T46">when</text:span><text:span text:style-name="T40">(</text:span><text:span text:style-name="T37">mockContainerView</text:span><text:span text:style-name="T40">.getChildCount()).thenReturn(</text:span><text:span text:style-name="T84">4</text:span><text:span text:style-name="T40">);</text:span><text:span text:style-name="T40"><text:line-break/></text:span><text:span text:style-name="T40"> <text:s/></text:span><text:span text:style-name="T46">when</text:span><text:span text:style-name="T40">(</text:span><text:span text:style-name="T37">mockContainerView</text:span><text:span text:style-name="T40">.getChildAt(</text:span><text:span text:style-name="T84">0</text:span><text:span text:style-name="T40">)).thenReturn(</text:span><text:span text:style-name="T37">mockCharacterView</text:span><text:span text:style-name="T40">);</text:span><text:span text:style-name="T40"><text:line-break/></text:span><text:span text:style-name="T40"> <text:s/></text:span><text:span text:style-name="T46">when</text:span><text:span text:style-name="T40">(</text:span><text:span text:style-name="T37">mockCharacterView</text:span><text:span text:style-name="T40">.getName()).thenReturn(</text:span><text:span text:style-name="T37">leiaName</text:span><text:span text:style-name="T40">);</text:span><text:span text:style-name="T40"><text:line-break/></text:span><text:span text:style-name="T40"><text:line-break/></text:span><text:span text:style-name="T40"> <text:s/>PagerAdapter pagerAdapter = </text:span><text:span text:style-name="T35">new </text:span><text:span text:style-name="T40">MyPlainPagerAdapter(</text:span><text:span text:style-name="T37">mockCharacterAdapter</text:span><text:span text:style-name="T40">);</text:span><text:span text:style-name="T40"><text:line-break/></text:span><text:span text:style-name="T40"> <text:s/>pagerAdapter.destroyItem(</text:span><text:span text:style-name="T37">mockContainerView</text:span><text:span text:style-name="T40">, </text:span><text:span text:style-name="T37">mockPosition</text:span><text:span text:style-name="T40">, </text:span><text:span text:style-name="T37">leiaName</text:span><text:span text:style-name="T40">);</text:span><text:span text:style-name="T40"><text:line-break/></text:span><text:span text:style-name="T40"><text:line-break/></text:span><text:span text:style-name="T40"> <text:s/></text:span><text:span text:style-name="T46">verify</text:span><text:span text:style-name="T40">(</text:span><text:span text:style-name="T37">mockContainerView</text:span><text:span text:style-name="T40">).removeView(</text:span><text:span text:style-name="T37">mockCharacterView</text:span><text:span text:style-name="T40">);</text:span><text:span text:style-name="T40"><text:line-break/></text:span><text:span text:style-name="T40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8">
                <text:p><text:span text:style-name="T83">MyPlainPagerAdapter</text:span></text:p>
              </table:table-cell>
              <table:table-cell table:style-name="ce11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7">
                <text:p><text:span text:style-name="T29">MyPlainPagerAdapterUTest2.java </text:span></text:p>
                <text:p><text:span text:style-name="T29">instantiateView(ViewGroup container, int position)</text:span></text:p>
              </table:table-cell>
              <table:table-cell table:style-name="ce11">
                <text:p text:style-name="P1"><text:span text:style-name="T1">PagerAdapters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UML diagram</text:span></text:p>
          </draw:text-box>
        </draw:frame>
        <draw:frame draw:style-name="gr54" draw:text-style-name="P3" draw:layer="layout" svg:width="4.4cm" svg:height="1.916cm" svg:x="0.508cm" svg:y="3.926cm">
          <draw:text-box>
            <text:p text:style-name="P2"><text:span text:style-name="T4">ViewPager</text:span></text:p>
          </draw:text-box>
        </draw:frame>
        <draw:frame draw:style-name="gr35" draw:text-style-name="P3" draw:layer="layout" svg:width="4.318cm" svg:height="2.055cm" svg:x="19.812cm" svg:y="3.81cm">
          <draw:text-box>
            <text:p text:style-name="P2"><text:span text:style-name="T4">Pager</text:span></text:p>
            <text:p text:style-name="P2"><text:span text:style-name="T4">Adapter</text:span></text:p>
          </draw:text-box>
        </draw:frame>
        <draw:frame draw:style-name="gr35" draw:text-style-name="P3" draw:layer="layout" svg:width="5.08cm" svg:height="2.055cm" svg:x="0.508cm" svg:y="7.366cm">
          <draw:text-box>
            <text:p text:style-name="P2"><text:span text:style-name="T4">Object</text:span></text:p>
          </draw:text-box>
        </draw:frame>
        <draw:line draw:style-name="gr2" draw:text-style-name="P2" draw:layer="layout" svg:x1="4.908cm" svg:y1="4.826cm" svg:x2="19.812cm" svg:y2="4.826cm">
          <text:p/>
        </draw:line>
        <draw:line draw:style-name="gr2" draw:text-style-name="P2" draw:layer="layout" svg:x1="3.048cm" svg:y1="5.842cm" svg:x2="3.048cm" svg:y2="7.366cm">
          <text:p/>
        </draw:line>
        <draw:frame draw:style-name="gr34" draw:text-style-name="P24" draw:layer="layout" svg:width="12.888cm" svg:height="1.673cm" svg:x="5.588cm" svg:y="3.285cm">
          <draw:text-box>
            <text:p text:style-name="P2"><text:span text:style-name="T7">ViewPager calls </text:span></text:p>
            <text:p text:style-name="P2"><text:span text:style-name="T7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UML Diagram</text:span></text:p>
              </table:table-cell>
              <table:table-cell table:style-name="ce2">
                <text:p text:style-name="P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6">
                <text:p text:style-name="P1"><text:span text:style-name="T30">PagerAdapters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2" draw:text-style-name="P2" draw:layer="layout" svg:x1="19.812cm" svg:y1="5.08cm" svg:x2="5.588cm" svg:y2="8.636cm">
          <text:p/>
        </draw:line>
        <draw:g xml:id="id55" draw:id="id55">
          <draw:g>
            <draw:g>
              <draw:line draw:style-name="gr36" draw:text-style-name="P2" draw:layer="layout" svg:x1="3.048cm" svg:y1="9.421cm" svg:x2="2.54cm" svg:y2="10.16cm">
                <text:p/>
              </draw:line>
              <draw:line draw:style-name="gr36" draw:text-style-name="P2" draw:layer="layout" svg:x1="3.048cm" svg:y1="9.421cm" svg:x2="3.556cm" svg:y2="10.16cm">
                <text:p/>
              </draw:line>
            </draw:g>
            <draw:line draw:style-name="gr36" draw:text-style-name="P2" draw:layer="layout" svg:x1="2.54cm" svg:y1="10.16cm" svg:x2="3.556cm" svg:y2="10.16cm">
              <text:p/>
            </draw:line>
          </draw:g>
          <draw:line draw:style-name="gr37" draw:text-style-name="P2" draw:layer="layout" svg:x1="3.048cm" svg:y1="10.922cm" svg:x2="3.048cm" svg:y2="10.16cm">
            <text:p/>
          </draw:line>
          <draw:frame draw:style-name="gr55" draw:text-style-name="P3" draw:layer="layout" svg:width="11.43cm" svg:height="2.915cm" svg:x="16.256cm" svg:y="7.56cm">
            <draw:text-box>
              <text:p text:style-name="P2"><text:span text:style-name="T4">FragmentPagerAdapter</text:span></text:p>
              <text:p text:style-name="P2"><text:span text:style-name="T85"/></text:p>
              <text:p text:style-name="P5"><text:span text:style-name="T4">abstract Fragment getItem();</text:span></text:p>
            </draw:text-box>
          </draw:frame>
          <draw:line draw:style-name="gr37" draw:text-style-name="P2" draw:layer="layout" svg:x1="21.844cm" svg:y1="7.62cm" svg:x2="21.844cm" svg:y2="6.604cm">
            <text:p/>
          </draw:line>
          <draw:g>
            <draw:g>
              <draw:line draw:style-name="gr36" draw:text-style-name="P2" draw:layer="layout" svg:x1="21.844cm" svg:y1="5.842cm" svg:x2="21.336cm" svg:y2="6.604cm">
                <text:p/>
              </draw:line>
              <draw:line draw:style-name="gr36" draw:text-style-name="P2" draw:layer="layout" svg:x1="21.844cm" svg:y1="5.842cm" svg:x2="22.352cm" svg:y2="6.604cm">
                <text:p/>
              </draw:line>
            </draw:g>
            <draw:line draw:style-name="gr36" draw:text-style-name="P2" draw:layer="layout" svg:x1="21.336cm" svg:y1="6.604cm" svg:x2="22.352cm" svg:y2="6.604cm">
              <text:p/>
            </draw:line>
          </draw:g>
          <draw:frame draw:style-name="gr35" draw:text-style-name="P3" draw:layer="layout" svg:width="5.08cm" svg:height="2.055cm" svg:x="0.508cm" svg:y="10.922cm">
            <draw:text-box>
              <text:p text:style-name="P2"><text:span text:style-name="T4">Fragment</text:span></text:p>
            </draw:text-box>
          </draw:frame>
          <draw:line draw:style-name="gr2" draw:text-style-name="P2" draw:layer="layout" svg:x1="16.256cm" svg:y1="8.706cm" svg:x2="5.588cm" svg:y2="12.192cm">
            <text:p/>
          </draw:line>
          <draw:frame draw:style-name="gr56" draw:text-style-name="P24" draw:layer="layout" svg:width="9.906cm" svg:height="1.673cm" svg:x="6.096cm" svg:y="9.906cm">
            <draw:text-box>
              <text:p text:style-name="P2"><text:span text:style-name="T7">returns a reference to a Fragment</text:span></text:p>
            </draw:text-box>
          </draw:frame>
        </draw:g>
        <draw:g xml:id="id56" draw:id="id56">
          <draw:frame draw:style-name="gr57" draw:text-style-name="P3" draw:layer="layout" svg:width="11.43cm" svg:height="3.048cm" svg:x="16.256cm" svg:y="11.684cm">
            <draw:text-box>
              <text:p text:style-name="P2"><text:span text:style-name="T4">MyFragPagerAdapter</text:span></text:p>
              <text:p text:style-name="P2"><text:span text:style-name="T86"/></text:p>
              <text:p text:style-name="P5"><text:span text:style-name="T4">@Overrides</text:span></text:p>
              <text:p text:style-name="P5"><text:span text:style-name="T4">Fragment getItem();</text:span></text:p>
            </draw:text-box>
          </draw:frame>
          <draw:g>
            <draw:g>
              <draw:line draw:style-name="gr36" draw:text-style-name="P2" draw:layer="layout" svg:x1="21.844cm" svg:y1="10.414cm" svg:x2="21.336cm" svg:y2="11.176cm">
                <text:p/>
              </draw:line>
              <draw:line draw:style-name="gr36" draw:text-style-name="P2" draw:layer="layout" svg:x1="21.844cm" svg:y1="10.414cm" svg:x2="22.352cm" svg:y2="11.176cm">
                <text:p/>
              </draw:line>
            </draw:g>
            <draw:line draw:style-name="gr36" draw:text-style-name="P2" draw:layer="layout" svg:x1="21.336cm" svg:y1="11.176cm" svg:x2="22.352cm" svg:y2="11.176cm">
              <text:p/>
            </draw:line>
          </draw:g>
          <draw:line draw:style-name="gr37" draw:text-style-name="P2" draw:layer="layout" svg:x1="21.844cm" svg:y1="11.684cm" svg:x2="21.844cm" svg:y2="11.176cm">
            <text:p/>
          </draw:line>
          <draw:frame draw:style-name="gr35" draw:text-style-name="P3" draw:layer="layout" svg:width="5.08cm" svg:height="2.055cm" svg:x="0.508cm" svg:y="14.732cm">
            <draw:text-box>
              <text:p text:style-name="P2"><text:span text:style-name="T4">Character</text:span></text:p>
              <text:p text:style-name="P2"><text:span text:style-name="T4">Fragment</text:span></text:p>
            </draw:text-box>
          </draw:frame>
          <draw:g>
            <draw:g>
              <draw:line draw:style-name="gr36" draw:text-style-name="P2" draw:layer="layout" svg:x1="3.048cm" svg:y1="12.977cm" svg:x2="2.54cm" svg:y2="13.755cm">
                <text:p/>
              </draw:line>
              <draw:line draw:style-name="gr36" draw:text-style-name="P2" draw:layer="layout" svg:x1="3.048cm" svg:y1="12.977cm" svg:x2="3.556cm" svg:y2="13.755cm">
                <text:p/>
              </draw:line>
            </draw:g>
            <draw:line draw:style-name="gr36" draw:text-style-name="P2" draw:layer="layout" svg:x1="2.54cm" svg:y1="13.755cm" svg:x2="3.556cm" svg:y2="13.755cm">
              <text:p/>
            </draw:line>
          </draw:g>
          <draw:line draw:style-name="gr37" draw:text-style-name="P2" draw:layer="layout" svg:x1="3.048cm" svg:y1="14.732cm" svg:x2="3.048cm" svg:y2="13.778cm">
            <text:p/>
          </draw:line>
          <draw:line draw:style-name="gr2" draw:text-style-name="P2" draw:layer="layout" svg:x1="16.257cm" svg:y1="12.967cm" svg:x2="5.588cm" svg:y2="15.748cm">
            <text:p/>
          </draw:line>
          <draw:frame draw:style-name="gr56" draw:text-style-name="P24" draw:layer="layout" svg:width="9.906cm" svg:height="1.673cm" svg:x="5.588cm" svg:y="13.716cm">
            <draw:text-box>
              <text:p text:style-name="P2"><text:span text:style-name="T7">returns a reference to a CharacterFragment</text:span></text:p>
            </draw:text-box>
          </draw:frame>
        </draw:g>
        <draw:g xml:id="id57" draw:id="id57">
          <draw:frame draw:style-name="gr35" draw:text-style-name="P3" draw:layer="layout" svg:width="4.318cm" svg:height="2.055cm" svg:x="3.81cm" svg:y="18.265cm">
            <draw:text-box>
              <text:p text:style-name="P2"><text:span text:style-name="T4">Character</text:span></text:p>
            </draw:text-box>
          </draw:frame>
          <draw:frame draw:style-name="gr58" draw:text-style-name="P3" draw:layer="layout" svg:width="4.826cm" svg:height="2.055cm" svg:x="18.034cm" svg:y="15.748cm">
            <draw:text-box>
              <text:p text:style-name="P2"><text:span text:style-name="T4">Character</text:span></text:p>
              <text:p text:style-name="P2"><text:span text:style-name="T4">Adapter</text:span></text:p>
            </draw:text-box>
          </draw:frame>
          <draw:line draw:style-name="gr2" draw:text-style-name="P2" draw:layer="layout" svg:x1="18.034cm" svg:y1="16.764cm" svg:x2="8.128cm" svg:y2="19.05cm">
            <text:p/>
          </draw:line>
          <draw:line draw:style-name="gr2" draw:text-style-name="P2" draw:layer="layout" svg:x1="2.794cm" svg:y1="16.787cm" svg:x2="4.064cm" svg:y2="18.265cm">
            <text:p/>
          </draw:line>
          <draw:line draw:style-name="gr2" draw:text-style-name="P2" draw:layer="layout" svg:x1="18.034cm" svg:y1="14.732cm" svg:x2="8.128cm" svg:y2="18.796cm">
            <text:p/>
          </draw:line>
          <draw:frame draw:style-name="gr56" draw:text-style-name="P28" draw:layer="layout" svg:width="8.636cm" svg:height="1.673cm" svg:x="9.144cm" svg:y="16.107cm">
            <draw:text-box>
              <text:p text:style-name="P5"><text:span text:style-name="T7">CharacterFragment</text:span></text:p>
              <text:p text:style-name="P5"><text:span text:style-name="T7"><text:s text:c="2"/></text:span><text:span text:style-name="T7">.instantiateNew(Character)</text:span></text:p>
            </draw:text-box>
          </draw:frame>
          <draw:g>
            <draw:line draw:style-name="gr36" draw:text-style-name="P2" draw:layer="layout" svg:x1="20.574cm" svg:y1="17.803cm" svg:x2="21.082cm" svg:y2="18.217cm">
              <text:p/>
            </draw:line>
            <draw:g>
              <draw:line draw:style-name="gr37" draw:text-style-name="P2" draw:layer="layout" svg:x1="20.574cm" svg:y1="18.819cm" svg:x2="20.574cm" svg:y2="18.217cm">
                <text:p/>
              </draw:line>
              <draw:line draw:style-name="gr36" draw:text-style-name="P2" draw:layer="layout" svg:x1="20.574cm" svg:y1="17.803cm" svg:x2="20.066cm" svg:y2="18.217cm">
                <text:p/>
              </draw:line>
              <draw:line draw:style-name="gr36" draw:text-style-name="P2" draw:layer="layout" svg:x1="20.066cm" svg:y1="18.217cm" svg:x2="21.082cm" svg:y2="18.217cm">
                <text:p/>
              </draw:line>
            </draw:g>
          </draw:g>
          <draw:frame draw:style-name="gr58" draw:text-style-name="P3" draw:layer="layout" svg:width="4.826cm" svg:height="2.055cm" svg:x="18.034cm" svg:y="18.773cm">
            <draw:text-box>
              <text:p text:style-name="P2"><text:span text:style-name="T4">Skywalker</text:span></text:p>
              <text:p text:style-name="P2"><text:span text:style-name="T4">Adapter</text:span></text:p>
            </draw:text-box>
          </draw:frame>
          <draw:line draw:style-name="gr2" draw:text-style-name="P2" draw:layer="layout" svg:x1="21.59cm" svg:y1="14.732cm" svg:x2="20.574cm" svg:y2="15.748cm">
            <text:p/>
          </draw:line>
        </draw:g>
        <draw:polyline draw:style-name="gr48" draw:text-style-name="P2" xml:id="id58" draw:id="id58" draw:layer="layout" svg:width="1.015cm" svg:height="1.015cm" svg:x="20.574cm" svg:y="14.732cm" svg:viewBox="0 0 1016 1016" draw:points="1016,0 0,1016">
          <text:p/>
        </draw:polyline>
        <draw:polyline draw:style-name="gr48" draw:text-style-name="P2" xml:id="id59" draw:id="id59" draw:layer="layout" svg:width="9.905cm" svg:height="4.063cm" svg:x="8.128cm" svg:y="14.732cm" svg:viewBox="0 0 9906 4064" draw:points="9906,0 0,4064">
          <text:p/>
        </draw:polyline>
        <draw:polyline draw:style-name="gr48" draw:text-style-name="P2" xml:id="id60" draw:id="id60" draw:layer="layout" svg:width="10.668cm" svg:height="2.78cm" svg:x="5.588cm" svg:y="12.967cm" svg:viewBox="0 0 10669 2781" draw:points="10669,0 0,2781">
          <text:p/>
        </draw:polyline>
        <draw:rect draw:style-name="gr46" draw:text-style-name="P2" xml:id="id61" draw:id="id61" draw:layer="layout" svg:width="11.43cm" svg:height="3.048cm" svg:x="16.256cm" svg:y="11.68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59" draw:text-style-name="P29" draw:layer="layout" svg:width="27.432cm" svg:height="15.728cm" svg:x="0.508cm" svg:y="3.048cm">
          <draw:text-box>
            <text:p text:style-name="P8"><text:span text:style-name="T20">public class </text:span><text:span text:style-name="T21">MyFragPagerAdapter </text:span><text:span text:style-name="T20">extends </text:span><text:span text:style-name="T21">FragmentPagerAdapter {</text:span><text:span text:style-name="T21"><text:line-break/></text:span><text:span text:style-name="T21"><text:line-break/></text:span><text:span text:style-name="T21"> <text:s/>CharacterAdapter </text:span><text:span text:style-name="T31">characterAdapter</text:span><text:span text:style-name="T21">;</text:span><text:span text:style-name="T21"><text:line-break/></text:span><text:span text:style-name="T21"><text:line-break/></text:span><text:span text:style-name="T21"> <text:s/>MyFragPagerAdapter(FragmentManager <text:s/>fragmentManager, </text:span></text:p>
            <text:p text:style-name="P8"><text:span text:style-name="T21"><text:s text:c="21"/></text:span><text:span text:style-name="T21">CharacterAdapter adapter) {</text:span><text:span text:style-name="T21"><text:line-break/></text:span><text:span text:style-name="T21"> <text:s text:c="3"/></text:span><text:span text:style-name="T20">super</text:span><text:span text:style-name="T21">(fragmentManager);</text:span><text:span text:style-name="T21"><text:line-break/></text:span><text:span text:style-name="T21"> <text:s text:c="3"/></text:span><text:span text:style-name="T31">characterAdapter </text:span><text:span text:style-name="T21">= adapter;</text:span><text:span text:style-name="T21"><text:line-break/></text:span><text:span text:style-name="T21"> <text:s/>}</text:span><text:span text:style-name="T21"><text:line-break/></text:span><text:span text:style-name="T21"><text:line-break/></text:span><text:span text:style-name="T21"> <text:s/></text:span><text:span text:style-name="T19">@Override</text:span><text:span text:style-name="T19"><text:line-break/></text:span><text:span text:style-name="T19"> <text:s/></text:span><text:span text:style-name="T20">public int </text:span><text:span text:style-name="T21">getCount() {</text:span><text:span text:style-name="T21"><text:line-break/></text:span><text:span text:style-name="T21"> <text:s text:c="3"/></text:span><text:span text:style-name="T20">return </text:span><text:span text:style-name="T31">characterAdapter</text:span><text:span text:style-name="T21">.getCount();</text:span><text:span text:style-name="T21"><text:line-break/></text:span><text:span text:style-name="T21"> <text:s/>}</text:span><text:span text:style-name="T21"><text:line-break/></text:span><text:span text:style-name="T21"><text:line-break/></text:span><text:span text:style-name="T21"> <text:s/></text:span><text:span text:style-name="T19">@Override</text:span><text:span text:style-name="T19"><text:line-break/></text:span><text:span text:style-name="T19"> <text:s/></text:span><text:span text:style-name="T20">public </text:span><text:span text:style-name="T21">Fragment getItem(</text:span><text:span text:style-name="T20">int </text:span><text:span text:style-name="T21">position) {</text:span><text:span text:style-name="T21"><text:line-break/></text:span><text:span text:style-name="T21"> <text:s text:c="3"/></text:span><text:span text:style-name="T20">return </text:span><text:span text:style-name="T21">CharacterFragment</text:span></text:p>
            <text:p text:style-name="P8"><text:span text:style-name="T21"><text:s text:c="13"/></text:span><text:span text:style-name="T21">.</text:span><text:span text:style-name="T25">newInstance</text:span><text:span text:style-name="T8">(</text:span><text:span text:style-name="T11">characterAdapter</text:span><text:span text:style-name="T13">.getCharacterAt(position))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9" draw:text-style-name="P29" draw:layer="layout" svg:width="27.432cm" svg:height="15.728cm" svg:x="0.508cm" svg:y="3.048cm">
          <draw:text-box>
            <text:p text:style-name="P8"><text:span text:style-name="T87">Run Test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gr31" draw:text-style-name="P23" draw:layer="layout" svg:width="26.416cm" svg:height="18.034cm" svg:x="0.508cm" svg:y="3.048cm">
          <draw:text-box>
            <text:p text:style-name="P8"><text:span text:style-name="T62">FragmentPagerAdapter methods that need to be updated after notifyDataSetChanged()</text:span></text:p>
            <text:p text:style-name="P8"><text:span text:style-name="T62"/></text:p>
            <text:p text:style-name="P8"><text:span text:style-name="T63"><text:s/></text:span><text:span text:style-name="T63">int getItemPosition (Object object) {</text:span></text:p>
            <text:p text:style-name="P8"><text:span text:style-name="T63"><text:s text:c="3"/></text:span><text:span text:style-name="T63">We can't always return UNCHANGED anymore! </text:span></text:p>
            <text:p text:style-name="P8"><text:span text:style-name="T63"><text:s text:c="5"/></text:span><text:span text:style-name="T63">We must return new positions for objects when they change and </text:span></text:p>
            <text:p text:style-name="P8"><text:span text:style-name="T63"><text:s text:c="5"/></text:span><text:span text:style-name="T63">NONE when the object is no longer in the line.</text:span></text:p>
            <text:p text:style-name="P8"><text:span text:style-name="T63"><text:s/></text:span><text:span text:style-name="T63">}</text:span></text:p>
            <text:p text:style-name="P8"><text:span text:style-name="T63"><text:s text:c="2"/></text:span></text:p>
            <text:p text:style-name="P8"><text:span text:style-name="T63"><text:s/></text:span><text:span text:style-name="T63">int getItemId (int position) {</text:span></text:p>
            <text:p text:style-name="P8"><text:span text:style-name="T63"><text:s text:c="3"/></text:span><text:span text:style-name="T63">FragmentPagerAdapter uses the result of this method to make the id tags </text:span></text:p>
            <text:p text:style-name="P8"><text:span text:style-name="T63"><text:s text:c="5"/></text:span><text:span text:style-name="T63">for its fragments. Before position was adequate to distinguish </text:span></text:p>
            <text:p text:style-name="P8"><text:span text:style-name="T63"><text:s text:c="5"/></text:span><text:span text:style-name="T63">fragments. Now different fragments will have the same position.</text:span></text:p>
            <text:p text:style-name="P8"><text:span text:style-name="T63"><text:s/></text:span><text:span text:style-name="T63">}</text:span></text:p>
            <text:p text:style-name="P8"><text:span text:style-name="T63"/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88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FragmentPagerAdapter 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8">after notifyDataSetChanged()</text:span></text:p>
              </table:table-cell>
              <table:table-cell table:style-name="ce6">
                <text:p text:style-name="P11"><text:span text:style-name="T64">PagerAdapters</text:span></text:p>
              </table:table-cell>
            </table:table-row>
          </table:table>
          <draw:image xlink:href="Pictures/TablePreview29.svm" xlink:type="simple" xlink:show="embed" xlink:actuate="onLoad"/>
        </draw:frame>
        <draw:rect draw:style-name="gr60" draw:text-style-name="P30" draw:layer="layout" svg:width="27.432cm" svg:height="17.272cm" svg:x="0.254cm" svg:y="2.794cm">
          <text:p text:style-name="P24"><text:span text:style-name="T89">Needed results for instantiateItem() and getItemPosition()</text:span></text:p>
          <text:p text:style-name="P24"><text:span text:style-name="T89"/></text:p>
        </draw:rect>
        <draw:frame draw:style-name="standard" draw:layer="layout" svg:width="7.57cm" svg:height="14.119cm" svg:x="0.559cm" svg:y="5.18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12">
              <table:table-cell>
                <text:p text:style-name="P24"><text:span text:style-name="T90">0</text:span></text:p>
              </table:table-cell>
              <table:table-cell>
                <text:p text:style-name="P24"><text:span text:style-name="T90">1</text:span></text:p>
              </table:table-cell>
              <table:table-cell>
                <text:p text:style-name="P24"><text:span text:style-name="T90">2</text:span></text:p>
              </table:table-cell>
            </table:table-row>
            <table:table-row table:style-name="ro6" table:default-cell-style-name="ce13">
              <table:table-cell>
                <text:p text:style-name="P24"><text:span text:style-name="T91">Shmi</text:span></text:p>
              </table:table-cell>
              <table:table-cell>
                <text:p text:style-name="P24"><text:span text:style-name="T91">Shmi</text:span></text:p>
              </table:table-cell>
              <table:table-cell>
                <text:p text:style-name="P24"><text:span text:style-name="T91">Shmi</text:span></text:p>
              </table:table-cell>
            </table:table-row>
            <table:table-row table:style-name="ro6" table:default-cell-style-name="ce13">
              <table:table-cell>
                <text:p text:style-name="P24"><text:span text:style-name="T91">*</text:span></text:p>
                <text:p text:style-name="P24"><text:span text:style-name="T91">Anakin</text:span></text:p>
                <text:p text:style-name="P24"><text:span text:style-name="T92">(click Luke)</text:span></text:p>
              </table:table-cell>
              <table:table-cell>
                <text:p text:style-name="P24"><text:span text:style-name="T91">*</text:span></text:p>
                <text:p text:style-name="P24"><text:span text:style-name="T91">Anakin</text:span></text:p>
                <text:p text:style-name="P24"><text:span text:style-name="T93">(click Leia)</text:span></text:p>
              </table:table-cell>
              <table:table-cell>
                <text:p text:style-name="P24"><text:span text:style-name="T91">*</text:span></text:p>
                <text:p text:style-name="P24"><text:span text:style-name="T91">Anakin</text:span></text:p>
                <text:p text:style-name="P24"><text:span text:style-name="T93">(click Luke)</text:span></text:p>
              </table:table-cell>
            </table:table-row>
            <table:table-row table:style-name="ro6" table:default-cell-style-name="ce13">
              <table:table-cell>
                <text:p text:style-name="P24"><text:span text:style-name="T6">Leia</text:span></text:p>
              </table:table-cell>
              <table:table-cell>
                <text:p text:style-name="P24"><text:span text:style-name="T91">Luke</text:span></text:p>
              </table:table-cell>
              <table:table-cell>
                <text:p text:style-name="P24"><text:span text:style-name="T6">Leia</text:span></text:p>
              </table:table-cell>
            </table:table-row>
            <table:table-row table:style-name="ro6" table:default-cell-style-name="ce13">
              <table:table-cell>
                <text:p text:style-name="P24"><text:span text:style-name="T6">Jacen</text:span></text:p>
              </table:table-cell>
              <table:table-cell>
                <text:p text:style-name="P24"><text:span text:style-name="T91">Ben</text:span></text:p>
              </table:table-cell>
              <table:table-cell>
                <text:p text:style-name="P24"><text:span text:style-name="T91">Jaina</text:span></text:p>
              </table:table-cell>
            </table:table-row>
            <table:table-row table:style-name="ro7">
              <table:table-cell table:style-name="ce14">
                <text:p text:style-name="P31"><text:span text:style-name="T94">Flo</text:span></text:p>
              </table:table-cell>
              <table:table-cell table:style-name="ce15"/>
              <table:table-cell table:style-name="ce13"/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3.479cm" svg:height="11.69cm" svg:x="12.311cm" svg:y="7.56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6">
                <text:p text:style-name="P24"><text:span text:style-name="T91">UN</text:span></text:p>
                <text:p text:style-name="P24"><text:span text:style-name="T91">CHANGED</text:span></text:p>
              </table:table-cell>
            </table:table-row>
            <table:table-row table:style-name="ro8">
              <table:table-cell table:style-name="ce16">
                <text:p text:style-name="P24"><text:span text:style-name="T91">UN</text:span></text:p>
                <text:p text:style-name="P24"><text:span text:style-name="T91">CHANGED</text:span></text:p>
              </table:table-cell>
            </table:table-row>
            <table:table-row table:style-name="ro8">
              <table:table-cell table:style-name="ce16">
                <text:p text:style-name="P24"><text:span text:style-name="T91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31.svm" xlink:type="simple" xlink:show="embed" xlink:actuate="onLoad"/>
        </draw:frame>
        <draw:frame draw:style-name="gr61" draw:text-style-name="P32" draw:layer="layout" svg:width="8.128cm" svg:height="0.886cm" svg:x="1.016cm" svg:y="4.064cm">
          <draw:text-box>
            <text:p text:style-name="P7"><text:span text:style-name="T95">Family Lines</text:span></text:p>
          </draw:text-box>
        </draw:frame>
        <draw:frame draw:style-name="gr62" draw:text-style-name="P33" draw:layer="layout" svg:width="1.27cm" svg:height="0.997cm" svg:x="17.272cm" svg:y="6.604cm">
          <draw:text-box>
            <text:p text:style-name="P24"><text:span text:style-name="T95">1</text:span></text:p>
          </draw:text-box>
        </draw:frame>
        <draw:frame draw:style-name="gr63" draw:text-style-name="P33" draw:layer="layout" svg:width="1.27cm" svg:height="0.94cm" svg:x="9.652cm" svg:y="6.604cm">
          <draw:text-box>
            <text:p xml:id="id62" text:id="id62" text:style-name="P24"><text:span text:style-name="T95">0</text:span></text:p>
          </draw:text-box>
        </draw:frame>
        <draw:frame draw:style-name="standard" draw:layer="layout" svg:width="3.995cm" svg:height="11.69cm" svg:x="19.753cm" svg:y="7.608cm">
          <table:table table:template-name="default" table:use-first-row-styles="true" table:use-banding-rows-styles="true">
            <table:table-column table:style-name="co10"/>
            <table:table-row table:style-name="ro8">
              <table:table-cell table:style-name="ce16">
                <text:p text:style-name="P24"><text:span text:style-name="T96">UN</text:span></text:p>
                <text:p text:style-name="P24"><text:span text:style-name="T96">CHANGED</text:span></text:p>
              </table:table-cell>
            </table:table-row>
            <table:table-row table:style-name="ro8">
              <table:table-cell table:style-name="ce16">
                <text:p text:style-name="P24"><text:span text:style-name="T97">UN</text:span></text:p>
                <text:p text:style-name="P24"><text:span text:style-name="T97">CHANGED</text:span></text:p>
              </table:table-cell>
            </table:table-row>
            <table:table-row table:style-name="ro8">
              <table:table-cell table:style-name="ce16">
                <text:p text:style-name="P24"><text:span text:style-name="T98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6"/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3.555cm" svg:height="11.69cm" svg:x="23.986cm" svg:y="7.634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16"/>
            </table:table-row>
            <table:table-row table:style-name="ro8">
              <table:table-cell table:style-name="ce16"/>
            </table:table-row>
            <table:table-row table:style-name="ro8">
              <table:table-cell table:style-name="ce16">
                <text:p text:style-name="P34">Luke</text:p>
                <text:p text:style-name="P34">Fragment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3.399cm" svg:height="11.69cm" svg:x="16.044cm" svg:y="7.601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7"/>
            </table:table-row>
            <table:table-row table:style-name="ro8">
              <table:table-cell table:style-name="ce17"/>
            </table:table-row>
            <table:table-row table:style-name="ro8">
              <table:table-cell table:style-name="ce16">
                <text:p text:style-name="P24"><text:span text:style-name="T91">Luke</text:span></text:p>
                <text:p text:style-name="P24"><text:span text:style-name="T91">Fragment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8"/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3.555cm" svg:height="11.69cm" svg:x="8.382cm" svg:y="7.544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16">
                <text:p text:style-name="P24"><text:span text:style-name="T91">Shmi</text:span></text:p>
                <text:p text:style-name="P24"><text:span text:style-name="T91">Fragment</text:span></text:p>
              </table:table-cell>
            </table:table-row>
            <table:table-row table:style-name="ro8">
              <table:table-cell table:style-name="ce16">
                <text:p text:style-name="P24"><text:span text:style-name="T91">Anakin</text:span></text:p>
                <text:p text:style-name="P24"><text:span text:style-name="T91">Fragment</text:span></text:p>
              </table:table-cell>
            </table:table-row>
            <table:table-row table:style-name="ro8">
              <table:table-cell table:style-name="ce16">
                <text:p text:style-name="P24"><text:span text:style-name="T91">Leia</text:span></text:p>
                <text:p text:style-name="P24"><text:span text:style-name="T91">Fragment</text:span></text:p>
              </table:table-cell>
            </table:table-row>
            <table:table-row table:style-name="ro9">
              <table:table-cell table:style-name="ce17"/>
            </table:table-row>
            <table:table-row table:style-name="ro10">
              <table:table-cell table:style-name="ce17"/>
            </table:table-row>
          </table:table>
          <draw:image xlink:href="Pictures/TablePreview35.svm" xlink:type="simple" xlink:show="embed" xlink:actuate="onLoad"/>
        </draw:frame>
        <draw:frame draw:style-name="gr64" draw:text-style-name="P33" draw:layer="layout" svg:width="1.27cm" svg:height="0.96cm" svg:x="13.462cm" svg:y="6.604cm">
          <draw:text-box>
            <text:p text:style-name="P24"><text:span text:style-name="T95">1</text:span></text:p>
          </draw:text-box>
        </draw:frame>
        <draw:frame draw:style-name="gr65" draw:text-style-name="P33" draw:layer="layout" svg:width="1.27cm" svg:height="1.004cm" svg:x="21.336cm" svg:y="6.604cm">
          <draw:text-box>
            <text:p text:style-name="P24"><text:span text:style-name="T95">2</text:span></text:p>
          </draw:text-box>
        </draw:frame>
        <draw:frame draw:style-name="gr66" draw:text-style-name="P33" draw:layer="layout" svg:width="1.27cm" svg:height="1.013cm" svg:x="25.146cm" svg:y="6.604cm">
          <draw:text-box>
            <text:p text:style-name="P24"><text:span text:style-name="T95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 text:style-name="P7"><text:span text:style-name="T7">MyPlainPagerAdapter - activity_main.xml</text:span></text:p>
          </draw:text-box>
        </draw:frame>
        <draw:frame draw:style-name="gr31" draw:text-style-name="P23" draw:layer="layout" svg:width="26.416cm" svg:height="18.034cm" svg:x="0.508cm" svg:y="3.048cm">
          <draw:text-box>
            <text:p text:style-name="P13"><text:span text:style-name="T62">FragmentPagerAdapter methods that need to be updated after notifyDataSetChanged()</text:span></text:p>
            <text:p text:style-name="P13"><text:span text:style-name="T62"/></text:p>
            <text:p text:style-name="P13"><text:span text:style-name="T63"><text:s/></text:span><text:span text:style-name="T63">int getItemPosition (Object object) {</text:span></text:p>
            <text:p text:style-name="P13"><text:span text:style-name="T63"><text:s text:c="3"/></text:span><text:span text:style-name="T63">We can't always return UNCHANGED anymore! </text:span></text:p>
            <text:p text:style-name="P13"><text:span text:style-name="T63"><text:s text:c="5"/></text:span><text:span text:style-name="T63">We must return new positions for objects when they change and </text:span></text:p>
            <text:p text:style-name="P13"><text:span text:style-name="T63"><text:s text:c="5"/></text:span><text:span text:style-name="T63">NONE when the object is no longer in the line.</text:span></text:p>
            <text:p text:style-name="P13"><text:span text:style-name="T63"><text:s/></text:span><text:span text:style-name="T63">}</text:span></text:p>
            <text:p text:style-name="P13"><text:span text:style-name="T63"><text:s text:c="2"/></text:span></text:p>
            <text:p text:style-name="P13"><text:span text:style-name="T63"><text:s/></text:span><text:span text:style-name="T63">int getItemId (int position) {</text:span></text:p>
            <text:p text:style-name="P13"><text:span text:style-name="T63"><text:s text:c="3"/></text:span><text:span text:style-name="T63">FragmentPagerAdapter uses the result of this method to make the id tags </text:span></text:p>
            <text:p text:style-name="P13"><text:span text:style-name="T63"><text:s text:c="5"/></text:span><text:span text:style-name="T63">for its fragments. Before position was adequate to distinguish </text:span></text:p>
            <text:p text:style-name="P13"><text:span text:style-name="T63"><text:s text:c="5"/></text:span><text:span text:style-name="T63">fragments. Now different fragments will have the same position.</text:span></text:p>
            <text:p text:style-name="P13"><text:span text:style-name="T63"><text:s/></text:span><text:span text:style-name="T63">}</text:span></text:p>
            <text:p text:style-name="P13"><text:span text:style-name="T63"/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FragPagerAdapter 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8">after notifyDataSetChanged()</text:span></text:p>
              </table:table-cell>
              <table:table-cell table:style-name="ce6">
                <text:p text:style-name="P11"><text:span text:style-name="T64">PagerAdapters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8">An android class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67" draw:text-style-name="P10" draw:layer="layout" svg:width="27.432cm" svg:height="16.651cm" svg:x="0.508cm" svg:y="3.556cm">
          <draw:text-box>
            <text:p text:style-name="P10"><text:span text:style-name="T99">@Override</text:span><text:span text:style-name="T99"><text:line-break/></text:span><text:span text:style-name="T100">public void </text:span><text:span text:style-name="T101">destroyItem(ViewGroup container, </text:span><text:span text:style-name="T100">int </text:span><text:span text:style-name="T101">position, Object object) {</text:span><text:span text:style-name="T101"><text:line-break/></text:span><text:span text:style-name="T101"> <text:s text:c="3"/></text:span><text:span text:style-name="T100">if </text:span><text:span text:style-name="T101">(</text:span><text:span text:style-name="T102">mCurTransaction </text:span><text:span text:style-name="T101">== </text:span><text:span text:style-name="T100">null</text:span><text:span text:style-name="T101">) {</text:span><text:span text:style-name="T101"><text:line-break/></text:span><text:span text:style-name="T101"> <text:s text:c="7"/></text:span><text:span text:style-name="T102">mCurTransaction </text:span><text:span text:style-name="T101">= </text:span><text:span text:style-name="T102">mFragmentManager</text:span><text:span text:style-name="T101">.beginTransaction();</text:span><text:span text:style-name="T101"><text:line-break/></text:span><text:span text:style-name="T101"> <text:s text:c="3"/>}</text:span><text:span text:style-name="T101"><text:line-break/></text:span><text:span text:style-name="T101"> <text:s text:c="3"/></text:span><text:span text:style-name="T103"><text:line-break/></text:span><text:span text:style-name="T103"> <text:s text:c="3"/></text:span><text:span text:style-name="T104">mCurTransaction</text:span><text:span text:style-name="T61">.detach((Fragment)object);</text:span><text:span text:style-name="T61"><text:line-break/></text:span><text:span text:style-name="T6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8">An android class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67" draw:text-style-name="P10" draw:layer="layout" svg:width="27.432cm" svg:height="16.651cm" svg:x="0.508cm" svg:y="3.556cm">
          <draw:text-box>
            <text:p text:style-name="P13"><text:span text:style-name="T105">@Override</text:span><text:span text:style-name="T105"><text:line-break/></text:span><text:span text:style-name="T106">public </text:span><text:span text:style-name="T107">Object instantiateItem(ViewGroup container, </text:span><text:span text:style-name="T106">int </text:span><text:span text:style-name="T107">position) {</text:span><text:span text:style-name="T107"><text:line-break/></text:span><text:span text:style-name="T107"> <text:s text:c="3"/></text:span><text:span text:style-name="T106">if </text:span><text:span text:style-name="T107">(</text:span><text:span text:style-name="T108">mCurTransaction </text:span><text:span text:style-name="T107">== </text:span><text:span text:style-name="T106">null</text:span><text:span text:style-name="T107">) {</text:span><text:span text:style-name="T107"><text:line-break/></text:span><text:span text:style-name="T107"> <text:s text:c="7"/></text:span><text:span text:style-name="T108">mCurTransaction </text:span><text:span text:style-name="T107">= </text:span><text:span text:style-name="T108">mFragmentManager</text:span><text:span text:style-name="T107">.beginTransaction();</text:span><text:span text:style-name="T107"><text:line-break/></text:span><text:span text:style-name="T107"> <text:s text:c="3"/>}</text:span><text:span text:style-name="T107"><text:line-break/></text:span><text:span text:style-name="T107"><text:line-break/></text:span><text:span text:style-name="T107"> <text:s text:c="3"/></text:span><text:span text:style-name="T106">final long </text:span><text:span text:style-name="T107">itemId = getItemId(position);</text:span><text:span text:style-name="T107"><text:line-break/></text:span><text:span text:style-name="T107"><text:line-break/></text:span><text:span text:style-name="T107"> <text:s text:c="3"/></text:span><text:span text:style-name="T44">// Do we already have this fragment?</text:span><text:span text:style-name="T44"><text:line-break/></text:span><text:span text:style-name="T44"> <text:s text:c="3"/></text:span><text:span text:style-name="T107">String name = </text:span><text:span text:style-name="T39">makeFragmentName</text:span><text:span text:style-name="T107">(container.getId(), itemId);</text:span><text:span text:style-name="T107"><text:line-break/></text:span><text:span text:style-name="T107"> <text:s text:c="3"/>Fragment fragment = </text:span><text:span text:style-name="T108">mFragmentManager</text:span><text:span text:style-name="T107">.findFragmentByTag(name);</text:span><text:span text:style-name="T107"><text:line-break/></text:span><text:span text:style-name="T107"> <text:s text:c="3"/></text:span><text:span text:style-name="T106">if </text:span><text:span text:style-name="T107">(fragment != </text:span><text:span text:style-name="T106">null</text:span><text:span text:style-name="T107">) {</text:span><text:span text:style-name="T107"><text:line-break/></text:span><text:span text:style-name="T107"> <text:s text:c="7"/></text:span><text:span text:style-name="T108">mCurTransaction</text:span><text:span text:style-name="T107">.attach(fragment);</text:span><text:span text:style-name="T107"><text:line-break/></text:span><text:span text:style-name="T107"> <text:s text:c="3"/>} </text:span><text:span text:style-name="T106">else </text:span><text:span text:style-name="T107">{</text:span><text:span text:style-name="T107"><text:line-break/></text:span><text:span text:style-name="T107"> <text:s text:c="7"/>fragment = getItem(position);</text:span><text:span text:style-name="T107"><text:line-break/></text:span><text:span text:style-name="T107"> <text:s text:c="7"/></text:span><text:span text:style-name="T108">mCurTransaction</text:span><text:span text:style-name="T107">.add(container.getId(), fragment,</text:span><text:span text:style-name="T107"><text:line-break/></text:span><text:span text:style-name="T107"> <text:s text:c="15"/></text:span><text:span text:style-name="T39">makeFragmentName</text:span><text:span text:style-name="T36">(container.getId(), itemId));</text:span><text:span text:style-name="T36"><text:line-break/></text:span><text:span text:style-name="T36"> <text:s text:c="3"/>}</text:span><text:span text:style-name="T36"><text:line-break/></text:span><text:span text:style-name="T36"> <text:s text:c="3"/></text:span><text:span text:style-name="T35">if </text:span><text:span text:style-name="T36">(fragment != </text:span><text:span text:style-name="T37">mCurrentPrimaryItem</text:span><text:span text:style-name="T36">) {</text:span><text:span text:style-name="T36"><text:line-break/></text:span><text:span text:style-name="T36"> <text:s text:c="7"/>fragment.setMenuVisibility(</text:span><text:span text:style-name="T35">false</text:span><text:span text:style-name="T36">);</text:span><text:span text:style-name="T36"><text:line-break/></text:span><text:span text:style-name="T36"> <text:s text:c="7"/>fragment.setUserVisibleHint(</text:span><text:span text:style-name="T35">false</text:span><text:span text:style-name="T36">);</text:span><text:span text:style-name="T36"><text:line-break/></text:span><text:span text:style-name="T36"> <text:s text:c="3"/>}</text:span><text:span text:style-name="T36"><text:line-break/></text:span><text:span text:style-name="T36"><text:line-break/></text:span><text:span text:style-name="T36"> <text:s text:c="3"/></text:span><text:span text:style-name="T35">return </text:span><text:span text:style-name="T40">fragment;</text:span><text:span text:style-name="T40"><text:line-break/></text:span><text:span text:style-name="T40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</text:span></text:p>
              </table:table-cell>
              <table:table-cell table:style-name="ce5">
                <text:p text:style-name="P1"><text:span text:style-name="T14">MyFragPagerAdapter</text:span></text:p>
              </table:table-cell>
            </table:table-row>
            <table:table-row table:style-name="ro2">
              <table:table-cell table:style-name="ce3">
                <text:p><text:span text:style-name="T88">after notifyDataSetChanged()</text:span></text:p>
              </table:table-cell>
              <table:table-cell table:style-name="ce6">
                <text:p text:style-name="P1"><text:span text:style-name="T64">PagerAdapters</text:span></text:p>
              </table:table-cell>
            </table:table-row>
          </table:table>
          <draw:image xlink:href="Pictures/TablePreview39.svm" xlink:type="simple" xlink:show="embed" xlink:actuate="onLoad"/>
        </draw:frame>
        <draw:rect draw:style-name="gr60" draw:text-style-name="P35" draw:layer="layout" svg:width="27.178cm" svg:height="17.272cm" svg:x="0.508cm" svg:y="2.794cm">
          <text:p text:style-name="P2"><text:span text:style-name="T89">FragmentPagerAdapter</text:span></text:p>
          <text:p text:style-name="P2"><text:span text:style-name="T89"/></text:p>
        </draw:rect>
        <draw:rect draw:style-name="gr68" draw:text-style-name="P35" xml:id="id65" draw:id="id65" draw:layer="layout" svg:width="3.556cm" svg:height="1.778cm" svg:x="1.016cm" svg:y="15.748cm">
          <text:p text:style-name="P2"><text:span text:style-name="T89">Shmi</text:span></text:p>
          <text:p text:style-name="P2"><text:span text:style-name="T89">Tag: 0</text:span></text:p>
        </draw:rect>
        <draw:rect draw:style-name="gr69" draw:text-style-name="P35" xml:id="id66" draw:id="id66" draw:layer="layout" svg:width="3.556cm" svg:height="1.778cm" svg:x="5.588cm" svg:y="15.748cm">
          <text:p text:style-name="P2"><text:span text:style-name="T89">Anankin</text:span></text:p>
          <text:p text:style-name="P2"><text:span text:style-name="T89">Tag: 1</text:span></text:p>
        </draw:rect>
        <draw:rect draw:style-name="gr68" draw:text-style-name="P35" xml:id="id67" draw:id="id67" draw:layer="layout" svg:width="3.556cm" svg:height="1.778cm" svg:x="9.906cm" svg:y="15.748cm">
          <text:p text:style-name="P2"><text:span text:style-name="T89">Leia</text:span></text:p>
          <text:p text:style-name="P2"><text:span text:style-name="T89">Tag: 2</text:span></text:p>
        </draw:rect>
        <draw:rect draw:style-name="gr60" draw:text-style-name="P37" draw:layer="layout" svg:width="26.67cm" svg:height="11.43cm" svg:x="0.762cm" svg:y="3.81cm">
          <text:p text:style-name="P36"><text:span text:style-name="T109">Object instantiateItem (Container, position) {</text:span></text:p>
          <text:p text:style-name="P36"><text:span text:style-name="T110"/></text:p>
          <text:p text:style-name="P36"><text:span text:style-name="T109"><text:s text:c="2"/></text:span><text:span text:style-name="T109">fragmentName = getItemId(position);</text:span></text:p>
          <text:p text:style-name="P36"><text:span text:style-name="T109"><text:s text:c="2"/></text:span><text:span text:style-name="T109">fragment <text:s text:c="4"/>= findFragmentByTag(fragmentName);</text:span></text:p>
          <text:p text:style-name="P36"><text:span text:style-name="T109"><text:s text:c="2"/></text:span><text:span text:style-name="T109">if (fragment == null) {</text:span></text:p>
          <text:p text:style-name="P36"><text:span text:style-name="T109"><text:s text:c="4"/></text:span><text:span text:style-name="T109">fragment = getItem();</text:span></text:p>
          <text:p text:style-name="P36"><text:span text:style-name="T109"><text:s text:c="4"/></text:span><text:span text:style-name="T109">currTransaction.add(container, fragment, fragmentName);</text:span></text:p>
          <text:p text:style-name="P36"><text:span text:style-name="T109"><text:s text:c="2"/></text:span><text:span text:style-name="T109">}</text:span></text:p>
          <text:p text:style-name="P36"><text:span text:style-name="T109"><text:s text:c="2"/></text:span><text:span text:style-name="T109">else {</text:span></text:p>
          <text:p text:style-name="P36"><text:span text:style-name="T109"><text:s text:c="4"/></text:span><text:span text:style-name="T109">currTransaction.attach(fragment);</text:span></text:p>
          <text:p text:style-name="P36"><text:span text:style-name="T110"/></text:p>
          <text:p text:style-name="P36"><text:span text:style-name="T109">}</text:span></text:p>
          <text:p text:style-name="P36"><text:span text:style-name="T109"/></text:p>
          <text:p text:style-name="P36"><text:span text:style-name="T109">long getItemId(int position) {</text:span></text:p>
          <text:p text:style-name="P36"><text:span text:style-name="T110"/></text:p>
          <text:p text:style-name="P36"><text:span text:style-name="T109"><text:s text:c="2"/></text:span><text:span text:style-name="T109">return position;</text:span></text:p>
          <text:p text:style-name="P36"><text:span text:style-name="T110"/></text:p>
          <text:p text:style-name="P36"><text:span text:style-name="T109">}</text:span></text:p>
        </draw:rect>
        <draw:rect draw:style-name="gr70" draw:text-style-name="P38" xml:id="id63" draw:id="id63" draw:layer="layout" svg:width="3.556cm" svg:height="1.778cm" svg:x="9.906cm" svg:y="15.748cm">
          <text:p text:style-name="P2"><text:span text:style-name="T111">Leia</text:span></text:p>
          <text:p text:style-name="P2"><text:span text:style-name="T111">Tag: 2</text:span></text:p>
        </draw:rect>
        <draw:rect draw:style-name="gr71" draw:text-style-name="P39" xml:id="id64" draw:id="id64" draw:layer="layout" svg:width="19.812cm" svg:height="3.048cm" svg:x="1.016cm" svg:y="11.938cm">
          <text:p text:style-name="P5"><text:span text:style-name="T109">@Override</text:span></text:p>
          <text:p text:style-name="P5"><text:span text:style-name="T109">long getItemId(int position) {</text:span></text:p>
          <text:p text:style-name="P5"><text:span text:style-name="T109">character = characterAdapter.getCharacterAt(position);</text:span></text:p>
          <text:p text:style-name="P5"><text:span text:style-name="T109">return character.getCharacterNameHashCode(); </text:span></text:p>
        </draw:rect>
        <draw:rect draw:style-name="gr72" draw:text-style-name="P40" xml:id="id72" draw:id="id72" draw:layer="layout" svg:width="3.556cm" svg:height="1.778cm" svg:x="9.906cm" svg:y="17.78cm">
          <text:p text:style-name="P2"><text:span text:style-name="T112">Luke</text:span></text:p>
          <text:p text:style-name="P2"><text:span text:style-name="T112">Tag: 457</text:span></text:p>
        </draw:rect>
        <draw:rect draw:style-name="gr69" draw:text-style-name="P35" xml:id="id68" draw:id="id68" draw:layer="layout" svg:width="3.556cm" svg:height="1.778cm" svg:x="5.588cm" svg:y="15.748cm">
          <text:p text:style-name="P2"><text:span text:style-name="T89">Anankin</text:span></text:p>
          <text:p text:style-name="P2"><text:span text:style-name="T89">Tag: 258</text:span></text:p>
        </draw:rect>
        <draw:rect draw:style-name="gr68" draw:text-style-name="P35" xml:id="id69" draw:id="id69" draw:layer="layout" svg:width="3.556cm" svg:height="1.778cm" svg:x="1.016cm" svg:y="15.748cm">
          <text:p text:style-name="P2"><text:span text:style-name="T89">Shmi</text:span></text:p>
          <text:p text:style-name="P2"><text:span text:style-name="T89">Tag: 98</text:span></text:p>
        </draw:rect>
        <draw:rect draw:style-name="gr68" draw:text-style-name="P35" xml:id="id70" draw:id="id70" draw:layer="layout" svg:width="3.556cm" svg:height="1.778cm" svg:x="9.906cm" svg:y="15.748cm">
          <text:p text:style-name="P2"><text:span text:style-name="T89">Leia</text:span></text:p>
          <text:p text:style-name="P2"><text:span text:style-name="T89">Tag: 852</text:span></text:p>
        </draw:rect>
        <draw:rect draw:style-name="gr73" draw:text-style-name="P41" xml:id="id71" draw:id="id71" draw:layer="layout" svg:width="3.556cm" svg:height="1.778cm" svg:x="9.906cm" svg:y="15.748cm">
          <text:p text:style-name="P2"><text:span text:style-name="T113">Leia</text:span></text:p>
          <text:p text:style-name="P2"><text:span text:style-name="T113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ChildListener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0.svm" xlink:type="simple" xlink:show="embed" xlink:actuate="onLoad"/>
        </draw:frame>
        <draw:rect draw:style-name="gr74" draw:text-style-name="P24" draw:layer="layout" svg:width="3.302cm" svg:height="1.524cm" svg:x="19.558cm" svg:y="15.24cm">
          <text:p text:style-name="P24"><text:span text:style-name="T114">Button</text:span></text:p>
        </draw:rect>
        <draw:rect draw:style-name="gr75" draw:text-style-name="P2" draw:layer="layout" svg:width="9.906cm" svg:height="9.144cm" svg:x="16.51cm" svg:y="8.382cm">
          <text:p/>
        </draw:rect>
        <draw:frame draw:style-name="gr76" draw:text-style-name="P43" draw:layer="layout" svg:width="9.398cm" svg:height="2.079cm" svg:x="16.764cm" svg:y="8.89cm">
          <draw:text-box>
            <text:p text:style-name="P42"><text:span text:style-name="T115">CharacterView</text:span></text:p>
          </draw:text-box>
        </draw:frame>
        <draw:rect draw:style-name="gr77" draw:text-style-name="P24" draw:layer="layout" svg:width="9.652cm" svg:height="12.192cm" svg:x="1.016cm" svg:y="5.588cm">
          <text:p text:style-name="P24"><text:span text:style-name="T114"/></text:p>
          <text:p text:style-name="P24"><text:span text:style-name="T114">Activity</text:span></text:p>
        </draw:rect>
        <draw:rect draw:style-name="gr74" draw:text-style-name="P44" draw:layer="layout" svg:width="7.112cm" svg:height="1.778cm" svg:x="2.032cm" svg:y="14.986cm">
          <text:p text:style-name="P42"><text:span text:style-name="T114">Listener</text:span></text:p>
        </draw:rect>
        <draw:rect draw:style-name="gr74" draw:text-style-name="P24" draw:layer="layout" svg:width="7.112cm" svg:height="1.778cm" svg:x="2.032cm" svg:y="10.668cm">
          <text:p text:style-name="P24"><text:span text:style-name="T114">PagerAdapter</text:span></text:p>
        </draw:rect>
        <draw:line draw:style-name="gr2" draw:text-style-name="P2" draw:layer="layout" svg:x1="19.558cm" svg:y1="16.002cm" svg:x2="9.144cm" svg:y2="16.002cm">
          <text:p/>
        </draw:line>
        <draw:frame draw:style-name="gr78" draw:text-style-name="P46" draw:layer="layout" svg:width="6.35cm" svg:height="3.367cm" svg:x="10.321cm" svg:y="14.413cm">
          <draw:text-box>
            <text:p text:style-name="P45"><text:span text:style-name="T116">holds a reference to Listener in Activ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7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4">
              <table:table-cell table:style-name="ce3">
                <text:p text:style-name="P7"><text:span text:style-name="T88">Kinked Line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79" draw:text-style-name="P9" draw:layer="layout" svg:width="27.432cm" svg:height="14.027cm" svg:x="0.508cm" svg:y="3.048cm">
          <draw:text-box>
            <text:p text:style-name="P7"><text:span text:style-name="T20">public class </text:span><text:span text:style-name="T21">MyFragPagerAdapter </text:span><text:span text:style-name="T20">extends </text:span><text:span text:style-name="T21">FragmentPagerAdapter {</text:span><text:span text:style-name="T21"><text:line-break/></text:span><text:span text:style-name="T21"><text:line-break/></text:span><text:span text:style-name="T21"> <text:s/></text:span><text:span text:style-name="T9">public </text:span><text:span text:style-name="T13">ChildButtonListener getChildListener () {</text:span><text:span text:style-name="T13"><text:line-break/></text:span><text:span text:style-name="T13"> <text:s text:c="3"/></text:span><text:span text:style-name="T9">return new </text:span><text:span text:style-name="T13">ChildButtonListener() {</text:span><text:span text:style-name="T13"><text:line-break/></text:span><text:span text:style-name="T13"> <text:s text:c="5"/></text:span><text:span text:style-name="T18">@Override</text:span><text:span text:style-name="T18"><text:line-break/></text:span><text:span text:style-name="T18"> <text:s text:c="5"/></text:span><text:span text:style-name="T9">public void </text:span><text:span text:style-name="T13">changeChildTo(String parent, String nextChild) { </text:span><text:span text:style-name="T13"><text:line-break/></text:span><text:span text:style-name="T13"> <text:s text:c="9"/>MyFragPagerAdapter adapter = </text:span></text:p>
            <text:p text:style-name="P7"><text:span text:style-name="T13"><text:s text:c="12"/></text:span><text:span text:style-name="T13">(MyFragPagerAdapter)viewPager.getAdapter();</text:span><text:span text:style-name="T13"><text:line-break/></text:span><text:span text:style-name="T13"> <text:s text:c="9"/>adapter.changeChildTo(parent, nextChild);</text:span><text:span text:style-name="T13"><text:line-break/></text:span><text:span text:style-name="T13"> <text:s text:c="9"/>adapter.notifyDataSetChanged();</text:span><text:span text:style-name="T13"><text:line-break/></text:span><text:span text:style-name="T13"> <text:s text:c="9"/>viewPager.setCurrentItem(viewPager.getCurrentItem() + </text:span><text:span text:style-name="T117">1</text:span><text:span text:style-name="T13">);</text:span><text:span text:style-name="T13"><text:line-break/></text:span><text:span text:style-name="T13"> <text:s text:c="7"/>}</text:span><text:span text:style-name="T13"><text:line-break/></text:span><text:span text:style-name="T13"> <text:s text:c="5"/>}</text:span><text:span text:style-name="T13"><text:line-break/></text:span><text:span text:style-name="T13"> <text:s text:c="3"/>}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7"><text:span text:style-name="T1">MyFrag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4">
              <table:table-cell table:style-name="ce3">
                <text:p text:style-name="P7"><text:span text:style-name="T88">Kinked Line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79" draw:text-style-name="P9" draw:layer="layout" svg:width="27.432cm" svg:height="14.027cm" svg:x="0.508cm" svg:y="3.048cm">
          <draw:text-box>
            <text:p text:style-name="P7"><text:span text:style-name="T13">Run Tests</text:span></text:p>
            <text:p text:style-name="P7"><text:span text:style-name="T13"/></text:p>
            <text:p text:style-name="P7"><text:span text:style-name="T13">and</text:span></text:p>
            <text:p text:style-name="P7"><text:span text:style-name="T13"/></text:p>
            <text:p text:style-name="P7"><text:span text:style-name="T13">Run application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8">An android class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67" draw:text-style-name="P10" draw:layer="layout" svg:width="27.432cm" svg:height="16.651cm" svg:x="0.508cm" svg:y="3.556cm">
          <draw:text-box>
            <text:p text:style-name="P10"><text:span text:style-name="T99">@Override</text:span><text:span text:style-name="T99"><text:line-break/></text:span><text:span text:style-name="T100">public void </text:span><text:span text:style-name="T101">destroyItem(ViewGroup container, </text:span><text:span text:style-name="T100">int </text:span><text:span text:style-name="T101">position, Object object) {</text:span><text:span text:style-name="T101"><text:line-break/></text:span><text:span text:style-name="T101"> <text:s text:c="3"/></text:span><text:span text:style-name="T100">if </text:span><text:span text:style-name="T101">(</text:span><text:span text:style-name="T102">mCurTransaction </text:span><text:span text:style-name="T101">== </text:span><text:span text:style-name="T100">null</text:span><text:span text:style-name="T101">) {</text:span><text:span text:style-name="T101"><text:line-break/></text:span><text:span text:style-name="T101"> <text:s text:c="7"/></text:span><text:span text:style-name="T102">mCurTransaction </text:span><text:span text:style-name="T101">= </text:span><text:span text:style-name="T102">mFragmentManager</text:span><text:span text:style-name="T101">.beginTransaction();</text:span><text:span text:style-name="T101"><text:line-break/></text:span><text:span text:style-name="T101"> <text:s text:c="3"/>}</text:span><text:span text:style-name="T101"><text:line-break/></text:span><text:span text:style-name="T101"> <text:s text:c="3"/></text:span><text:span text:style-name="T100">if </text:span><text:span text:style-name="T101">(</text:span><text:span text:style-name="T118">DEBUG</text:span><text:span text:style-name="T101">) Log.</text:span><text:span text:style-name="T119">v</text:span><text:span text:style-name="T101">(</text:span><text:span text:style-name="T118">TAG</text:span><text:span text:style-name="T103">, </text:span><text:span text:style-name="T120">"Detaching item #" </text:span><text:span text:style-name="T103">+ getItemId(position) + </text:span><text:span text:style-name="T120">": f=" </text:span><text:span text:style-name="T103">+ object</text:span><text:span text:style-name="T103"><text:line-break/></text:span><text:span text:style-name="T103"> <text:s text:c="11"/>+ </text:span><text:span text:style-name="T120">" v=" </text:span><text:span text:style-name="T103">+ ((Fragment)object).getView());</text:span><text:span text:style-name="T103"><text:line-break/></text:span><text:span text:style-name="T103"> <text:s text:c="3"/></text:span><text:span text:style-name="T104">mCurTransaction</text:span><text:span text:style-name="T61">.detach((Fragment)object);</text:span><text:span text:style-name="T61"><text:line-break/></text:span><text:span text:style-name="T61">}</text:span></text:p>
          </draw:text-box>
        </draw:frame>
        <draw:frame draw:style-name="gr80" xml:id="id73" draw:id="id73" draw:layer="layout" svg:width="14.478cm" svg:height="1.287cm" svg:x="1.778cm" svg:y="8.619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7"><text:span text:style-name="T1">MyFragState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4">
              <table:table-cell table:style-name="ce3">
                <text:p text:style-name="P7"><text:span text:style-name="T88">Kinked Line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79" draw:text-style-name="P9" draw:layer="layout" svg:width="27.432cm" svg:height="14.027cm" svg:x="0.508cm" svg:y="3.048cm">
          <draw:text-box>
            <text:p text:style-name="P7"><text:span text:style-name="T13">UML Diagram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MyFragStatePagerAdapter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>
                <text:p text:style-name="P7"><text:span text:style-name="T88">SetUp</text:span>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79" draw:text-style-name="P9" draw:layer="layout" svg:width="27.432cm" svg:height="16.465cm" svg:x="0.508cm" svg:y="3.048cm">
          <draw:text-box>
            <text:p><text:span text:style-name="T121">@Override</text:span><text:span text:style-name="T121"><text:line-break/></text:span><text:span text:style-name="T80">protected void </text:span><text:span text:style-name="T79">onCreate(Bundle savedInstanceState) {</text:span><text:span text:style-name="T79"><text:line-break/></text:span><text:span text:style-name="T79"> <text:s/></text:span><text:span text:style-name="T80">super</text:span><text:span text:style-name="T79">.onCreate(savedInstanceState);</text:span><text:span text:style-name="T79"><text:line-break/></text:span><text:span text:style-name="T79"> <text:s/>setContentView(R.layout.</text:span><text:span text:style-name="T122">activity_main</text:span><text:span text:style-name="T79">);</text:span><text:span text:style-name="T79"><text:line-break/></text:span><text:span text:style-name="T79"><text:line-break/></text:span><text:span text:style-name="T79"> <text:s/>ViewPager viewPager = (ViewPager)findViewById(R.id.</text:span><text:span text:style-name="T122">view_pager</text:span><text:span text:style-name="T79">);</text:span><text:span text:style-name="T79"><text:line-break/></text:span><text:span text:style-name="T79"> <text:s/>CharacterAdapter characterAdapter = </text:span><text:span text:style-name="T80">new </text:span><text:span text:style-name="T79">SkywalkerAdapter();</text:span><text:span text:style-name="T79"><text:line-break/></text:span><text:span text:style-name="T79"> <text:s/>characterAdapter.addCharacters(</text:span></text:p>
            <text:p><text:span text:style-name="T79"><text:s text:c="4"/></text:span><text:span text:style-name="T79">SkyWalker.</text:span><text:span text:style-name="T123">getLineageFor</text:span><text:span text:style-name="T79">(SkyWalker.</text:span><text:span text:style-name="T124">allanaSolo</text:span><text:span text:style-name="T79">));</text:span><text:span text:style-name="T79"><text:line-break/></text:span><text:span text:style-name="T79"> <text:s/>characterAdapter.addCharacters(</text:span></text:p>
            <text:p><text:span text:style-name="T79"><text:s text:c="4"/></text:span><text:span text:style-name="T79">SkyWalker.</text:span><text:span text:style-name="T123">getLineageFor</text:span><text:span text:style-name="T79">(SkyWalker.</text:span><text:span text:style-name="T124">benSkywalker</text:span><text:span text:style-name="T79">));</text:span><text:span text:style-name="T79"><text:line-break/></text:span><text:span text:style-name="T79"> <text:s/>characterAdapter.addCharacters(</text:span></text:p>
            <text:p><text:span text:style-name="T79"><text:s text:c="4"/></text:span><text:span text:style-name="T79">SkyWalker.</text:span><text:span text:style-name="T123">getLineageFor</text:span><text:span text:style-name="T79">(SkyWalker.</text:span><text:span text:style-name="T124">jainaSolo</text:span><text:span text:style-name="T79">));</text:span><text:span text:style-name="T79"><text:line-break/></text:span><text:span text:style-name="T79"> <text:s/>characterAdapter.addCharacters(</text:span></text:p>
            <text:p><text:span text:style-name="T79"><text:s text:c="4"/></text:span><text:span text:style-name="T79">SkyWalker.</text:span><text:span text:style-name="T123">getLineageFor</text:span><text:span text:style-name="T79">(SkyWalker.</text:span><text:span text:style-name="T124">anakinSolo</text:span><text:span text:style-name="T79">));</text:span><text:span text:style-name="T79"><text:line-break/></text:span><text:span text:style-name="T79"> <text:s/>PagerAdapter myFragStatePagerAdapter =</text:span><text:span text:style-name="T79"><text:line-break/></text:span><text:span text:style-name="T79"> <text:s text:c="3"/></text:span><text:span text:style-name="T80">new </text:span><text:span text:style-name="T79">MyFragStatePagerAdapter(</text:span><text:span text:style-name="T80">this</text:span><text:span text:style-name="T79">.getSupportFragmentManager(),</text:span></text:p>
            <text:p><text:span text:style-name="T79"><text:s text:c="32"/></text:span><text:span text:style-name="T79">characterAdapter);</text:span><text:span text:style-name="T79"><text:line-break/></text:span><text:span text:style-name="T79"> <text:s/>viewPager.setAdapter(myFragStatePagerAdapter);</text:span></text:p>
            <text:p><text:span text:style-name="T79"><text:s text:c="2"/></text:span><text:span text:style-name="T79">... </text:span></text:p>
            <text:p><text:span text:style-name="T79">}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5">
                <text:p text:style-name="P11"><text:span text:style-name="T14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88">An android class</text:span></text:p>
              </table:table-cell>
              <table:table-cell table:style-name="ce6">
                <text:p text:style-name="P11"><text:span text:style-name="T30">PagerAdapters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67" draw:text-style-name="P10" draw:layer="layout" svg:width="27.432cm" svg:height="16.651cm" svg:x="0.508cm" svg:y="3.556cm">
          <draw:text-box>
            <text:p text:style-name="P13"><text:span text:style-name="T105">@Override</text:span><text:span text:style-name="T105"><text:line-break/></text:span><text:span text:style-name="T106">public </text:span><text:span text:style-name="T107">Object instantiateItem(ViewGroup container, </text:span><text:span text:style-name="T106">int </text:span><text:span text:style-name="T107">position) {</text:span><text:span text:style-name="T107"><text:line-break/></text:span><text:span text:style-name="T107"> <text:s text:c="3"/></text:span><text:span text:style-name="T106">if </text:span><text:span text:style-name="T107">(</text:span><text:span text:style-name="T108">mCurTransaction </text:span><text:span text:style-name="T107">== </text:span><text:span text:style-name="T106">null</text:span><text:span text:style-name="T107">) {</text:span><text:span text:style-name="T107"><text:line-break/></text:span><text:span text:style-name="T107"> <text:s text:c="7"/></text:span><text:span text:style-name="T108">mCurTransaction </text:span><text:span text:style-name="T107">= </text:span><text:span text:style-name="T108">mFragmentManager</text:span><text:span text:style-name="T107">.beginTransaction();</text:span><text:span text:style-name="T107"><text:line-break/></text:span><text:span text:style-name="T107"> <text:s text:c="3"/>}</text:span><text:span text:style-name="T107"><text:line-break/></text:span><text:span text:style-name="T107"><text:line-break/></text:span><text:span text:style-name="T107"> <text:s text:c="3"/></text:span><text:span text:style-name="T106">final long </text:span><text:span text:style-name="T107">itemId = getItemId(position);</text:span><text:span text:style-name="T107"><text:line-break/></text:span><text:span text:style-name="T107"><text:line-break/></text:span><text:span text:style-name="T107"> <text:s text:c="3"/></text:span><text:span text:style-name="T44">// Do we already have this fragment?</text:span><text:span text:style-name="T44"><text:line-break/></text:span><text:span text:style-name="T44"> <text:s text:c="3"/></text:span><text:span text:style-name="T107">String name = </text:span><text:span text:style-name="T39">makeFragmentName</text:span><text:span text:style-name="T107">(container.getId(), itemId);</text:span><text:span text:style-name="T107"><text:line-break/></text:span><text:span text:style-name="T107"> <text:s text:c="3"/>Fragment fragment = </text:span><text:span text:style-name="T108">mFragmentManager</text:span><text:span text:style-name="T107">.findFragmentByTag(name);</text:span><text:span text:style-name="T107"><text:line-break/></text:span><text:span text:style-name="T107"> <text:s text:c="3"/></text:span><text:span text:style-name="T106">if </text:span><text:span text:style-name="T107">(fragment != </text:span><text:span text:style-name="T106">null</text:span><text:span text:style-name="T107">) {</text:span><text:span text:style-name="T107"><text:line-break/></text:span><text:span text:style-name="T107"> <text:s text:c="7"/></text:span><text:span text:style-name="T108">mCurTransaction</text:span><text:span text:style-name="T107">.attach(fragment);</text:span><text:span text:style-name="T107"><text:line-break/></text:span><text:span text:style-name="T107"> <text:s text:c="3"/>} </text:span><text:span text:style-name="T106">else </text:span><text:span text:style-name="T107">{</text:span><text:span text:style-name="T107"><text:line-break/></text:span><text:span text:style-name="T107"> <text:s text:c="7"/>fragment = getItem(position);</text:span><text:span text:style-name="T107"><text:line-break/></text:span><text:span text:style-name="T107"> <text:s text:c="7"/></text:span><text:span text:style-name="T108">mCurTransaction</text:span><text:span text:style-name="T107">.add(container.getId(), fragment,</text:span><text:span text:style-name="T107"><text:line-break/></text:span><text:span text:style-name="T107"> <text:s text:c="15"/></text:span><text:span text:style-name="T39">makeFragmentName</text:span><text:span text:style-name="T36">(container.getId(), itemId));</text:span><text:span text:style-name="T36"><text:line-break/></text:span><text:span text:style-name="T36"> <text:s text:c="3"/>}</text:span><text:span text:style-name="T36"><text:line-break/></text:span><text:span text:style-name="T36"> <text:s text:c="3"/></text:span><text:span text:style-name="T35">if </text:span><text:span text:style-name="T36">(fragment != </text:span><text:span text:style-name="T37">mCurrentPrimaryItem</text:span><text:span text:style-name="T36">) {</text:span><text:span text:style-name="T36"><text:line-break/></text:span><text:span text:style-name="T36"> <text:s text:c="7"/>fragment.setMenuVisibility(</text:span><text:span text:style-name="T35">false</text:span><text:span text:style-name="T36">);</text:span><text:span text:style-name="T36"><text:line-break/></text:span><text:span text:style-name="T36"> <text:s text:c="7"/>fragment.setUserVisibleHint(</text:span><text:span text:style-name="T35">false</text:span><text:span text:style-name="T36">);</text:span><text:span text:style-name="T36"><text:line-break/></text:span><text:span text:style-name="T36"> <text:s text:c="3"/>}</text:span><text:span text:style-name="T36"><text:line-break/></text:span><text:span text:style-name="T36"><text:line-break/></text:span><text:span text:style-name="T36"> <text:s text:c="3"/></text:span><text:span text:style-name="T35">return </text:span><text:span text:style-name="T40">fragment;</text:span><text:span text:style-name="T40"><text:line-break/></text:span><text:span text:style-name="T40">}</text:span></text:p>
          </draw:text-box>
        </draw:frame>
        <draw:frame draw:style-name="gr80" xml:id="id74" draw:id="id74" draw:layer="layout" svg:width="11.938cm" svg:height="1.287cm" svg:x="3.302cm" svg:y="11.17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81" draw:text-style-name="P48" draw:layer="layout" svg:width="27.432cm" svg:height="17.272cm" svg:x="0.508cm" svg:y="3.048cm">
          <draw:text-box>
            <text:p text:style-name="P47"><text:span text:style-name="T125">MyFragmentStatePagerAdapter</text:span></text:p>
            <text:p text:style-name="P47"><text:span text:style-name="T126"/></text:p>
            <text:p text:style-name="P47"><text:span text:style-name="T126"/></text:p>
            <text:p text:style-name="P47"><text:span text:style-name="T127">Run Tests</text:span><text:span text:style-name="T126"><text:line-break/></text:span><text:span text:style-name="T12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>
                <text:p>not working!!</text:p>
              </table:table-cell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81" draw:text-style-name="P48" draw:layer="layout" svg:width="27.432cm" svg:height="17.272cm" svg:x="0.508cm" svg:y="3.048cm">
          <draw:text-box>
            <text:p text:style-name="P47"><text:span text:style-name="T125">MyFragmentStatePagerAdapter</text:span><text:span text:style-name="T126"><text:line-break/></text:span><text:span text:style-name="T12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49"><text:span text:style-name="T128"><text:s/></text:span><text:span text:style-name="T128">Shmi</text:span></text:p>
                <text:p text:style-name="P49"><text:span text:style-name="T128"><text:s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128">*Anakin</text:span></text:p>
                <text:p text:style-name="P49"><text:span text:style-name="T128">*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<text:s/></text:span><text:span text:style-name="T94">Leia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49.svm" xlink:type="simple" xlink:show="embed" xlink:actuate="onLoad"/>
        </draw:frame>
        <draw:frame draw:style-name="standard" xml:id="id75" draw:id="id75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49"><text:span text:style-name="T128"><text:s/></text:span><text:span text:style-name="T128">Shmi</text:span></text:p>
                <text:p text:style-name="P49"><text:span text:style-name="T128"><text:s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128"><text:s/></text:span><text:span text:style-name="T128">Anakin</text:span></text:p>
                <text:p text:style-name="P49"><text:span text:style-name="T128"><text:s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*Leia</text:span></text:p>
                <text:p text:style-name="P49"><text:span text:style-name="T94">*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50.svm" xlink:type="simple" xlink:show="embed" xlink:actuate="onLoad"/>
        </draw:frame>
        <draw:frame draw:style-name="standard" xml:id="id77" draw:id="id77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0"><text:s/></text:p>
              </table:table-cell>
            </table:table-row>
            <table:table-row table:style-name="ro11">
              <table:table-cell table:style-name="ce19">
                <text:p text:style-name="P49"><text:span text:style-name="T128"><text:s/></text:span><text:span text:style-name="T128">Anakin</text:span></text:p>
                <text:p text:style-name="P49"><text:span text:style-name="T128"><text:s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*Leia</text:span></text:p>
                <text:p text:style-name="P49"><text:span text:style-name="T94">*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51.svm" xlink:type="simple" xlink:show="embed" xlink:actuate="onLoad"/>
        </draw:frame>
        <draw:frame draw:style-name="standard" xml:id="id78" draw:id="id78" draw:layer="layout" svg:width="3.884cm" svg:height="10.521cm" svg:x="19.634cm" svg:y="6.02cm">
          <table:table table:template-name="default" table:use-first-row-styles="true" table:use-banding-rows-styles="true">
            <table:table-column table:style-name="co16"/>
            <table:table-row table:style-name="ro12">
              <table:table-cell table:style-name="ce21"/>
            </table:table-row>
            <table:table-row table:style-name="ro12">
              <table:table-cell table:style-name="ce21">
                <text:p text:style-name="P50"><text:s/><text:span text:style-name="T128">Anakin</text:span></text:p>
                <text:p text:style-name="P50"><text:span text:style-name="T128"><text:s/></text:span><text:span text:style-name="T128">Fragment</text:span></text:p>
              </table:table-cell>
            </table:table-row>
            <table:table-row table:style-name="ro12">
              <table:table-cell table:style-name="ce19">
                <text:p text:style-name="P51"><text:span text:style-name="T94">*Leia</text:span></text:p>
                <text:p text:style-name="P51"><text:span text:style-name="T94">*Fragment</text:span></text:p>
              </table:table-cell>
            </table:table-row>
            <table:table-row table:style-name="ro13">
              <table:table-cell table:style-name="ce21">
                <text:p text:style-name="P50"><text:span text:style-name="T6"><text:s/></text:span><text:span text:style-name="T94">Jacen</text:span></text:p>
                <text:p text:style-name="P50"><text:span text:style-name="T94"><text:s/></text:span><text:span text:style-name="T94">Fragment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2"/>
            </table:table-row>
            <table:table-row table:style-name="ro12">
              <table:table-cell table:style-name="ce22">
                <text:p text:style-name="P50"/>
                <text:p text:style-name="P50"/>
              </table:table-cell>
            </table:table-row>
            <table:table-row table:style-name="ro12">
              <table:table-cell table:style-name="ce22"/>
            </table:table-row>
            <table:table-row table:style-name="ro13">
              <table:table-cell table:style-name="ce22"/>
            </table:table-row>
          </table:table>
          <draw:image xlink:href="Pictures/TablePreview53.svm" xlink:type="simple" xlink:show="embed" xlink:actuate="onLoad"/>
        </draw:frame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81" draw:text-style-name="P48" draw:layer="layout" svg:width="27.432cm" svg:height="17.272cm" svg:x="0.508cm" svg:y="3.048cm">
          <draw:text-box>
            <text:p text:style-name="P47"><text:span text:style-name="T125">MyFragmentStatePagerAdapter</text:span></text:p>
            <text:p><text:span text:style-name="T129">@Override</text:span><text:span text:style-name="T129"><text:line-break/></text:span><text:span text:style-name="T130">public </text:span><text:span text:style-name="T131">Object instantiateItem(ViewGroup container, </text:span><text:span text:style-name="T130">int </text:span><text:span text:style-name="T131">position) {</text:span><text:span text:style-name="T132"><text:line-break/></text:span><text:span text:style-name="T132"> <text:s/></text:span><text:span text:style-name="T133">if </text:span><text:span text:style-name="T134">(</text:span><text:span text:style-name="T135">mFragments</text:span><text:span text:style-name="T134">.size() &gt; position) {</text:span><text:span text:style-name="T134"><text:line-break/></text:span><text:span text:style-name="T134"> <text:s text:c="3"/>Fragment f = </text:span><text:span text:style-name="T135">mFragments</text:span><text:span text:style-name="T134">.get(position);</text:span><text:span text:style-name="T134"><text:line-break/></text:span><text:span text:style-name="T134"> <text:s text:c="3"/></text:span><text:span text:style-name="T133">if </text:span><text:span text:style-name="T134">(f != </text:span><text:span text:style-name="T133">null</text:span><text:span text:style-name="T134">) {</text:span><text:span text:style-name="T134"><text:line-break/></text:span><text:span text:style-name="T134"> <text:s text:c="5"/></text:span><text:span text:style-name="T133">return </text:span><text:span text:style-name="T134">f;</text:span><text:span text:style-name="T134"><text:line-break/></text:span><text:span text:style-name="T134"> <text:s text:c="3"/>}</text:span><text:span text:style-name="T134"><text:line-break/></text:span><text:span text:style-name="T134"> <text:s/>}</text:span><text:span text:style-name="T136"><text:line-break/></text:span><text:span text:style-name="T136"> </text:span><text:span text:style-name="T134"><text:line-break/></text:span><text:span text:style-name="T134"> <text:s/>Fragment fragment = getItem(position);</text:span><text:span text:style-name="T134"><text:line-break/></text:span><text:span text:style-name="T134"> <text:s/></text:span><text:span text:style-name="T133">if </text:span><text:span text:style-name="T134">(</text:span><text:span text:style-name="T135">mSavedState</text:span><text:span text:style-name="T134">.size() &gt; position) {</text:span><text:span text:style-name="T134"><text:line-break/></text:span><text:span text:style-name="T134"> <text:s text:c="3"/>Fragment.SavedState fss = </text:span><text:span text:style-name="T135">mSavedState</text:span><text:span text:style-name="T134">.get(position);</text:span><text:span text:style-name="T134"><text:line-break/></text:span><text:span text:style-name="T134"> <text:s text:c="3"/></text:span><text:span text:style-name="T133">if </text:span><text:span text:style-name="T134">(fss != </text:span><text:span text:style-name="T133">null</text:span><text:span text:style-name="T134">) {</text:span><text:span text:style-name="T134"><text:line-break/></text:span><text:span text:style-name="T134"> <text:s text:c="5"/>fragment.setInitialSavedState(fss);</text:span><text:span text:style-name="T134"><text:line-break/></text:span><text:span text:style-name="T134"> <text:s text:c="3"/>}</text:span><text:span text:style-name="T134"><text:line-break/></text:span><text:span text:style-name="T134"> <text:s/>}</text:span><text:span text:style-name="T134"><text:line-break/></text:span><text:span text:style-name="T134"> <text:s/></text:span><text:span text:style-name="T133">while </text:span><text:span text:style-name="T134">(</text:span><text:span text:style-name="T135">mFragments</text:span><text:span text:style-name="T134">.size() &lt;= position) {</text:span><text:span text:style-name="T134"><text:line-break/></text:span><text:span text:style-name="T134"> <text:s text:c="3"/></text:span><text:span text:style-name="T135">mFragments</text:span><text:span text:style-name="T134">.add(</text:span><text:span text:style-name="T133">null</text:span><text:span text:style-name="T134">);</text:span><text:span text:style-name="T134"><text:line-break/></text:span><text:span text:style-name="T134"> <text:s/>}</text:span><text:span text:style-name="T134"><text:line-break/></text:span><text:span text:style-name="T134"> <text:s/></text:span><text:span text:style-name="T135">mFragments</text:span><text:span text:style-name="T134">.set(position, fragment);</text:span><text:span text:style-name="T134"><text:line-break/></text:span><text:span text:style-name="T134"> <text:s/></text:span><text:span text:style-name="T135">mCurTransaction</text:span><text:span text:style-name="T134">.add(container.getId(), fragment);</text:span><text:span text:style-name="T134"><text:line-break/></text:span><text:span text:style-name="T134"><text:line-break/></text:span><text:span text:style-name="T134"> <text:s/></text:span><text:span text:style-name="T133">return </text:span><text:span text:style-name="T137">fragment;</text:span><text:span text:style-name="T137"><text:line-break/></text:span><text:span text:style-name="T137">}</text:span><text:span text:style-name="T138"><text:line-break/></text:span><text:span text:style-name="T138"/></text:p>
          </draw:text-box>
        </draw:frame>
        <draw:frame draw:style-name="standard" xml:id="id76" draw:id="id76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19">
                <text:p text:style-name="P49"><text:span text:style-name="T128">Shmi</text:span></text:p>
                <text:p text:style-name="P49"><text:span text:style-name="T128">Saved State</text:span></text:p>
              </table:table-cell>
            </table:table-row>
            <table:table-row table:style-name="ro12">
              <table:table-cell table:style-name="ce21">
                <text:p text:style-name="P50"/>
                <text:p text:style-name="P50"/>
              </table:table-cell>
            </table:table-row>
            <table:table-row table:style-name="ro12">
              <table:table-cell table:style-name="ce21"/>
            </table:table-row>
            <table:table-row table:style-name="ro13">
              <table:table-cell table:style-name="ce20"/>
            </table:table-row>
          </table:table>
          <draw:image xlink:href="Pictures/TablePreview55.svm" xlink:type="simple" xlink:show="embed" xlink:actuate="onLoad"/>
        </draw:frame>
        <draw:frame draw:style-name="standard" xml:id="id80" draw:id="id80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3">
                <text:p text:style-name="P52"><text:span text:style-name="T128">Shmi</text:span></text:p>
                <text:p text:style-name="P52"><text:span text:style-name="T128">Saved State</text:span></text:p>
              </table:table-cell>
            </table:table-row>
            <table:table-row table:style-name="ro12">
              <table:table-cell table:style-name="ce24">
                <text:p text:style-name="P53"/>
                <text:p text:style-name="P53"/>
              </table:table-cell>
            </table:table-row>
            <table:table-row table:style-name="ro12">
              <table:table-cell table:style-name="ce24"/>
            </table:table-row>
            <table:table-row table:style-name="ro13">
              <table:table-cell table:style-name="ce23">
                <text:p text:style-name="P52"><text:span text:style-name="T94">Jacen SavedState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xml:id="id79" draw:id="id79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0"/>
                <text:p text:style-name="P50"><text:s/></text:p>
              </table:table-cell>
            </table:table-row>
            <table:table-row table:style-name="ro11">
              <table:table-cell table:style-name="ce19">
                <text:p text:style-name="P49"><text:span text:style-name="T128"><text:s/></text:span><text:span text:style-name="T128">*Anakin</text:span></text:p>
                <text:p text:style-name="P49"><text:span text:style-name="T128"><text:s/></text:span><text:span text:style-name="T128">*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<text:s/></text:span><text:span text:style-name="T94">Leia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2">
              <table:table-cell table:style-name="ce19">
                <text:p text:style-name="P49"><text:span text:style-name="T94"><text:s/></text:span><text:span text:style-name="T94">Jacen</text:span></text:p>
                <text:p text:style-name="P49"><text:span text:style-name="T94"><text:s/></text:span><text:span text:style-name="T94">Fragment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xml:id="id81" draw:id="id81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/>
            </table:table-row>
            <table:table-row table:style-name="ro11">
              <table:table-cell table:style-name="ce19">
                <text:p text:style-name="P49"><text:span text:style-name="T128">*Anakin</text:span></text:p>
                <text:p text:style-name="P49"><text:span text:style-name="T128">*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<text:s/></text:span><text:span text:style-name="T94">Leia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58.svm" xlink:type="simple" xlink:show="embed" xlink:actuate="onLoad"/>
        </draw:frame>
        <draw:frame draw:style-name="standard" xml:id="id82" draw:id="id82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49"><text:span text:style-name="T94"><text:s/></text:span><text:span text:style-name="T94">Shmi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128">*Anakin</text:span></text:p>
                <text:p text:style-name="P49"><text:span text:style-name="T128">*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<text:s/></text:span><text:span text:style-name="T94">Leia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5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49"><text:span text:style-name="T128"><text:s/></text:span><text:span text:style-name="T128">Shmi</text:span></text:p>
                <text:p text:style-name="P49"><text:span text:style-name="T128"><text:s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128">*Anakin</text:span></text:p>
                <text:p text:style-name="P49"><text:span text:style-name="T128">*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<text:s/></text:span><text:span text:style-name="T94">Leia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2">
              <table:table-cell table:style-name="ce20"/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2"/>
            </table:table-row>
            <table:table-row table:style-name="ro12">
              <table:table-cell table:style-name="ce22">
                <text:p text:style-name="P50"/>
                <text:p text:style-name="P50"/>
              </table:table-cell>
            </table:table-row>
            <table:table-row table:style-name="ro12">
              <table:table-cell table:style-name="ce22"/>
            </table:table-row>
            <table:table-row table:style-name="ro13">
              <table:table-cell table:style-name="ce22"/>
            </table:table-row>
          </table:table>
          <draw:image xlink:href="Pictures/TablePreview61.svm" xlink:type="simple" xlink:show="embed" xlink:actuate="onLoad"/>
        </draw:frame>
        <draw:frame draw:style-name="gr9" draw:text-style-name="P7" draw:layer="layout" svg:width="23.876cm" svg:height="0.962cm" svg:x="0.764cm" svg:y="1.27cm">
          <draw:text-box>
            <text:p text:style-name="P7"><text:span text:style-name="T7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3">
              <table:table-cell table:style-name="ce1">
                <text:p text:style-name="P7"><text:span text:style-name="T1">Array of Fragments, Array of FragmentStates</text:span></text:p>
              </table:table-cell>
              <table:table-cell table:style-name="ce5">
                <text:p text:style-name="P11"><text:span text:style-name="T14">MyFragState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1"><text:span text:style-name="T3">PagerAdapters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81" draw:text-style-name="P48" draw:layer="layout" svg:width="27.432cm" svg:height="17.272cm" svg:x="0.508cm" svg:y="3.048cm">
          <draw:text-box>
            <text:p text:style-name="P47"><text:span text:style-name="T125">MyFragmentStatePagerAdapter</text:span></text:p>
            <text:p><text:span text:style-name="T129">@Override</text:span><text:span text:style-name="T129"><text:line-break/></text:span><text:span text:style-name="T130">public </text:span><text:span text:style-name="T131">Object instantiateItem(ViewGroup container, </text:span><text:span text:style-name="T130">int </text:span><text:span text:style-name="T131">position) {</text:span><text:span text:style-name="T132"><text:line-break/></text:span><text:span text:style-name="T132"> <text:s/></text:span><text:span text:style-name="T133">if </text:span><text:span text:style-name="T134">(</text:span><text:span text:style-name="T135">mFragments</text:span><text:span text:style-name="T134">.size() &gt; position) {</text:span><text:span text:style-name="T134"><text:line-break/></text:span><text:span text:style-name="T134"> <text:s text:c="3"/>Fragment f = </text:span><text:span text:style-name="T135">mFragments</text:span><text:span text:style-name="T134">.get(position);</text:span><text:span text:style-name="T134"><text:line-break/></text:span><text:span text:style-name="T134"> <text:s text:c="3"/></text:span><text:span text:style-name="T133">if </text:span><text:span text:style-name="T134">(f != </text:span><text:span text:style-name="T133">null</text:span><text:span text:style-name="T134">) {</text:span><text:span text:style-name="T134"><text:line-break/></text:span><text:span text:style-name="T134"> <text:s text:c="5"/></text:span><text:span text:style-name="T133">return </text:span><text:span text:style-name="T134">f;</text:span><text:span text:style-name="T134"><text:line-break/></text:span><text:span text:style-name="T134"> <text:s text:c="3"/>}</text:span><text:span text:style-name="T134"><text:line-break/></text:span><text:span text:style-name="T134"> <text:s/>}</text:span><text:span text:style-name="T136"><text:line-break/></text:span><text:span text:style-name="T136"> </text:span><text:span text:style-name="T134"><text:line-break/></text:span><text:span text:style-name="T134"> <text:s/>Fragment fragment = getItem(position);</text:span><text:span text:style-name="T134"><text:line-break/></text:span><text:span text:style-name="T134"> <text:s/></text:span><text:span text:style-name="T133">if </text:span><text:span text:style-name="T134">(</text:span><text:span text:style-name="T135">mSavedState</text:span><text:span text:style-name="T134">.size() &gt; position) {</text:span><text:span text:style-name="T134"><text:line-break/></text:span><text:span text:style-name="T134"> <text:s text:c="3"/>Fragment.SavedState fss = </text:span><text:span text:style-name="T135">mSavedState</text:span><text:span text:style-name="T134">.get(position);</text:span><text:span text:style-name="T134"><text:line-break/></text:span><text:span text:style-name="T134"> <text:s text:c="3"/></text:span><text:span text:style-name="T133">if </text:span><text:span text:style-name="T134">(fss != </text:span><text:span text:style-name="T133">null</text:span><text:span text:style-name="T134">) {</text:span><text:span text:style-name="T134"><text:line-break/></text:span><text:span text:style-name="T134"> <text:s text:c="5"/>fragment.setInitialSavedState(fss);</text:span><text:span text:style-name="T134"><text:line-break/></text:span><text:span text:style-name="T134"> <text:s text:c="3"/>}</text:span><text:span text:style-name="T134"><text:line-break/></text:span><text:span text:style-name="T134"> <text:s/>}</text:span><text:span text:style-name="T134"><text:line-break/></text:span><text:span text:style-name="T134"> <text:s/></text:span><text:span text:style-name="T133">while </text:span><text:span text:style-name="T134">(</text:span><text:span text:style-name="T135">mFragments</text:span><text:span text:style-name="T134">.size() &lt;= position) {</text:span><text:span text:style-name="T134"><text:line-break/></text:span><text:span text:style-name="T134"> <text:s text:c="3"/></text:span><text:span text:style-name="T135">mFragments</text:span><text:span text:style-name="T134">.add(</text:span><text:span text:style-name="T133">null</text:span><text:span text:style-name="T134">);</text:span><text:span text:style-name="T134"><text:line-break/></text:span><text:span text:style-name="T134"> <text:s/>}</text:span><text:span text:style-name="T134"><text:line-break/></text:span><text:span text:style-name="T134"> <text:s/></text:span><text:span text:style-name="T135">mFragments</text:span><text:span text:style-name="T134">.set(position, fragment);</text:span><text:span text:style-name="T134"><text:line-break/></text:span><text:span text:style-name="T134"> <text:s/></text:span><text:span text:style-name="T135">mCurTransaction</text:span><text:span text:style-name="T134">.add(container.getId(), fragment);</text:span><text:span text:style-name="T134"><text:line-break/></text:span><text:span text:style-name="T134"><text:line-break/></text:span><text:span text:style-name="T134"> <text:s/></text:span><text:span text:style-name="T133">return </text:span><text:span text:style-name="T137">fragment;</text:span><text:span text:style-name="T137"><text:line-break/></text:span><text:span text:style-name="T137">}</text:span><text:span text:style-name="T138"><text:line-break/></text:span><text:span text:style-name="T138"/></text:p>
          </draw:text-box>
        </draw:frame>
        <draw:frame draw:style-name="standard" xml:id="id83" draw:id="id83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19"/>
            </table:table-row>
            <table:table-row table:style-name="ro12">
              <table:table-cell table:style-name="ce21">
                <text:p text:style-name="P50"/>
                <text:p text:style-name="P50"/>
              </table:table-cell>
            </table:table-row>
            <table:table-row table:style-name="ro12">
              <table:table-cell table:style-name="ce21">
                <text:p text:style-name="P50"><text:span text:style-name="T96">Leia</text:span></text:p>
                <text:p text:style-name="P50"><text:span text:style-name="T96">Saved State</text:span></text:p>
              </table:table-cell>
            </table:table-row>
            <table:table-row table:style-name="ro13">
              <table:table-cell table:style-name="ce20"/>
            </table:table-row>
          </table:table>
          <draw:image xlink:href="Pictures/TablePreview63.svm" xlink:type="simple" xlink:show="embed" xlink:actuate="onLoad"/>
        </draw:frame>
        <draw:frame draw:style-name="standard" xml:id="id88" draw:id="id88" draw:layer="layout" svg:width="3.907cm" svg:height="10.521cm" svg:x="23.825cm" svg:y="6.045cm">
          <table:table table:template-name="default" table:use-first-row-styles="true" table:use-banding-rows-styles="true">
            <table:table-column table:style-name="co17"/>
            <table:table-row table:style-name="ro12">
              <table:table-cell table:style-name="ce23">
                <text:p text:style-name="P52"><text:span text:style-name="T128">Shmi</text:span></text:p>
                <text:p text:style-name="P52"><text:span text:style-name="T128">Saved State</text:span></text:p>
              </table:table-cell>
            </table:table-row>
            <table:table-row table:style-name="ro12">
              <table:table-cell table:style-name="ce24">
                <text:p text:style-name="P53"/>
                <text:p text:style-name="P53"/>
              </table:table-cell>
            </table:table-row>
            <table:table-row table:style-name="ro12">
              <table:table-cell table:style-name="ce23">
                <text:p text:style-name="P52"><text:span text:style-name="T94">Leia</text:span></text:p>
                <text:p text:style-name="P52"><text:span text:style-name="T94">Saved State</text:span></text:p>
              </table:table-cell>
            </table:table-row>
            <table:table-row table:style-name="ro13">
              <table:table-cell table:style-name="ce23"/>
            </table:table-row>
          </table:table>
          <draw:image xlink:href="Pictures/TablePreview64.svm" xlink:type="simple" xlink:show="embed" xlink:actuate="onLoad"/>
        </draw:frame>
        <draw:frame draw:style-name="standard" xml:id="id84" draw:id="id84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49"><text:span text:style-name="T94"><text:s/></text:span><text:span text:style-name="T94">Shmi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128">*Anakin</text:span></text:p>
                <text:p text:style-name="P49"><text:span text:style-name="T128">*Fragment</text:span></text:p>
              </table:table-cell>
            </table:table-row>
            <table:table-row table:style-name="ro11">
              <table:table-cell table:style-name="ce19"/>
            </table:table-row>
            <table:table-row table:style-name="ro12">
              <table:table-cell table:style-name="ce20"/>
            </table:table-row>
          </table:table>
          <draw:image xlink:href="Pictures/TablePreview65.svm" xlink:type="simple" xlink:show="embed" xlink:actuate="onLoad"/>
        </draw:frame>
        <draw:frame draw:style-name="standard" xml:id="id86" draw:id="id86" draw:layer="layout" svg:width="3.886cm" svg:height="10.515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19">
                <text:p text:style-name="P49"><text:span text:style-name="T94"><text:s/></text:span><text:span text:style-name="T94">Shmi</text:span></text:p>
                <text:p text:style-name="P49"><text:span text:style-name="T94"><text:s/></text:span><text:span text:style-name="T94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128">*Anakin</text:span></text:p>
                <text:p text:style-name="P49"><text:span text:style-name="T128">*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<text:s/></text:span><text:span text:style-name="T94">Luke</text:span></text:p>
                <text:p text:style-name="P49"><text:span text:style-name="T94"><text:s/></text:span><text:span text:style-name="T94">Fragment</text:span></text:p>
                <text:p text:style-name="P49"><text:span text:style-name="T94"><text:s/></text:span><text:span text:style-name="T94">with Leia's</text:span></text:p>
                <text:p text:style-name="P49"><text:span text:style-name="T94"><text:s/></text:span><text:span text:style-name="T94">name</text:span></text:p>
              </table:table-cell>
            </table:table-row>
            <table:table-row table:style-name="ro11">
              <table:table-cell table:style-name="ce20"/>
            </table:table-row>
          </table:table>
          <draw:image xlink:href="Pictures/TablePreview66.svm" xlink:type="simple" xlink:show="embed" xlink:actuate="onLoad"/>
        </draw:frame>
        <draw:frame draw:style-name="standard" xml:id="id87" draw:id="id87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0"><text:s/><text:span text:style-name="T128">Shmi</text:span></text:p>
                <text:p text:style-name="P50"><text:span text:style-name="T128"><text:s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128"><text:s text:c="2"/></text:span><text:span text:style-name="T128">Anakin</text:span></text:p>
                <text:p text:style-name="P49"><text:span text:style-name="T128"><text:s text:c="2"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*Luke</text:span></text:p>
                <text:p text:style-name="P49"><text:span text:style-name="T94">*Fragment</text:span></text:p>
                <text:p text:style-name="P49"><text:span text:style-name="T94"><text:s/></text:span><text:span text:style-name="T94">with Leia's</text:span></text:p>
                <text:p text:style-name="P49"><text:span text:style-name="T94"><text:s/></text:span><text:span text:style-name="T94">name</text:span></text:p>
              </table:table-cell>
            </table:table-row>
            <table:table-row table:style-name="ro12">
              <table:table-cell table:style-name="ce19">
                <text:p text:style-name="P49"><text:span text:style-name="T94"/></text:p>
                <text:p text:style-name="P49"><text:span text:style-name="T94"/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gr82" draw:text-style-name="P49" xml:id="id85" draw:id="id85" draw:layer="layout" svg:width="4.064cm" svg:height="2.181cm" svg:x="19.558cm" svg:y="17.631cm">
          <draw:text-box>
            <text:p text:style-name="P49"><text:span text:style-name="T94"><text:s/></text:span><text:span text:style-name="T94">Luke</text:span></text:p>
            <text:p text:style-name="P49"><text:span text:style-name="T94"><text:s/></text:span><text:span text:style-name="T94">Fragment</text:span></text:p>
          </draw:text-box>
        </draw:frame>
        <draw:frame draw:style-name="standard" xml:id="id89" draw:id="id89" draw:layer="layout" svg:width="3.886cm" svg:height="10.516cm" svg:x="19.634cm" svg:y="6.02cm">
          <table:table table:template-name="default" table:use-first-row-styles="true" table:use-banding-rows-styles="true">
            <table:table-column table:style-name="co15"/>
            <table:table-row table:style-name="ro11">
              <table:table-cell table:style-name="ce21">
                <text:p text:style-name="P50"><text:s/></text:p>
                <text:p text:style-name="P50"><text:span text:style-name="T128"><text:s/></text:span></text:p>
              </table:table-cell>
            </table:table-row>
            <table:table-row table:style-name="ro11">
              <table:table-cell table:style-name="ce19">
                <text:p text:style-name="P49"><text:span text:style-name="T128"><text:s text:c="2"/></text:span><text:span text:style-name="T128">Anakin</text:span></text:p>
                <text:p text:style-name="P49"><text:span text:style-name="T128"><text:s text:c="2"/></text:span><text:span text:style-name="T128">Fragment</text:span></text:p>
              </table:table-cell>
            </table:table-row>
            <table:table-row table:style-name="ro11">
              <table:table-cell table:style-name="ce19">
                <text:p text:style-name="P49"><text:span text:style-name="T94">*Luke</text:span></text:p>
                <text:p text:style-name="P49"><text:span text:style-name="T94">*Fragment</text:span></text:p>
                <text:p text:style-name="P49"><text:span text:style-name="T94"><text:s/></text:span><text:span text:style-name="T94">with Leia's</text:span></text:p>
                <text:p text:style-name="P49"><text:span text:style-name="T94"><text:s/></text:span><text:span text:style-name="T94">name</text:span></text:p>
              </table:table-cell>
            </table:table-row>
            <table:table-row table:style-name="ro12">
              <table:table-cell table:style-name="ce19">
                <text:p text:style-name="P49"><text:span text:style-name="T94"/></text:p>
                <text:p text:style-name="P49"><text:span text:style-name="T94"/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standard" xml:id="id90" draw:id="id90" draw:layer="layout" svg:width="3.884cm" svg:height="10.521cm" svg:x="19.634cm" svg:y="6.02cm">
          <table:table table:template-name="default" table:use-first-row-styles="true" table:use-banding-rows-styles="true">
            <table:table-column table:style-name="co16"/>
            <table:table-row table:style-name="ro12">
              <table:table-cell table:style-name="ce21"/>
            </table:table-row>
            <table:table-row table:style-name="ro12">
              <table:table-cell table:style-name="ce21">
                <text:p text:style-name="P50"><text:s/><text:span text:style-name="T128">Anakin</text:span></text:p>
                <text:p text:style-name="P50"><text:span text:style-name="T128"><text:s/></text:span><text:span text:style-name="T128">Fragment</text:span></text:p>
              </table:table-cell>
            </table:table-row>
            <table:table-row table:style-name="ro12">
              <table:table-cell table:style-name="ce19">
                <text:p text:style-name="P51"><text:span text:style-name="T94">*Luke</text:span></text:p>
                <text:p text:style-name="P51"><text:span text:style-name="T94">*Fragment</text:span></text:p>
                <text:p text:style-name="P51"><text:span text:style-name="T94"><text:s/></text:span><text:span text:style-name="T94">with Leia's</text:span></text:p>
                <text:p text:style-name="P51"><text:span text:style-name="T94"><text:s/></text:span><text:span text:style-name="T94">name</text:span></text:p>
              </table:table-cell>
            </table:table-row>
            <table:table-row table:style-name="ro13">
              <table:table-cell table:style-name="ce21">
                <text:p text:style-name="P50"><text:span text:style-name="T94"><text:s/></text:span><text:span text:style-name="T94">Ben</text:span></text:p>
                <text:p text:style-name="P50"><text:span text:style-name="T94"><text:s/></text:span><text:span text:style-name="T94">Skywalker</text:span></text:p>
              </table:table-cell>
            </table:table-row>
          </table:table>
          <draw:image xlink:href="Pictures/TablePreview6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9" draw:text-style-name="P7" draw:layer="layout" svg:width="23.876cm" svg:height="0.962cm" svg:x="0.762cm" svg:y="1.27cm">
          <draw:text-box>
            <text:p><text:span text:style-name="T7">Starting Position - CharacterUTest</text:span></text:p>
          </draw:text-box>
        </draw:frame>
        <draw:frame draw:style-name="gr10" draw:text-style-name="P10" draw:layer="layout" svg:width="26.67cm" svg:height="17.78cm" svg:x="0.508cm" svg:y="3.556cm">
          <draw:text-box>
            <text:p text:style-name="P8"><text:span text:style-name="T69">@RunWith</text:span><text:span text:style-name="T36">(PowerMockRunner.</text:span><text:span text:style-name="T35">class</text:span><text:span text:style-name="T36">)</text:span><text:span text:style-name="T36"><text:line-break/></text:span><text:span text:style-name="T69">@PrepareForTest</text:span><text:span text:style-name="T36">({NamedDrawable.</text:span><text:span text:style-name="T35">class</text:span><text:span text:style-name="T36">, CharacterView.</text:span><text:span text:style-name="T35">class</text:span><text:span text:style-name="T36">})</text:span><text:span text:style-name="T36"><text:line-break/></text:span><text:span text:style-name="T35">public class </text:span><text:span text:style-name="T36">CharacterViewUTest {</text:span><text:span text:style-name="T36"><text:line-break/></text:span><text:span text:style-name="T36"><text:line-break/></text:span><text:span text:style-name="T36"> <text:s/></text:span><text:span text:style-name="T69">@Mock </text:span><text:span text:style-name="T36">Context <text:s/></text:span><text:span text:style-name="T37">mockContext</text:span><text:span text:style-name="T36">;</text:span><text:span text:style-name="T36"><text:line-break/></text:span><text:span text:style-name="T36"> <text:s/></text:span><text:span text:style-name="T69">@Mock </text:span><text:span text:style-name="T36">TextView </text:span><text:span text:style-name="T37">mockNameView</text:span><text:span text:style-name="T36">;</text:span><text:span text:style-name="T36"><text:line-break/></text:span><text:span text:style-name="T36"> <text:s/></text:span><text:span text:style-name="T35">private </text:span><text:span text:style-name="T36">String </text:span><text:span text:style-name="T37">anakinName </text:span><text:span text:style-name="T36">= SkyWalker.</text:span><text:span text:style-name="T139">anakinSkywalker</text:span><text:span text:style-name="T36">.getName();</text:span><text:span text:style-name="T36"><text:line-break/></text:span><text:span text:style-name="T36"><text:line-break/></text:span><text:span text:style-name="T36"> <text:s/></text:span><text:span text:style-name="T69">@Before</text:span><text:span text:style-name="T69"><text:line-break/></text:span><text:span text:style-name="T69"> <text:s/></text:span><text:span text:style-name="T35">public void </text:span><text:span text:style-name="T36">init () </text:span><text:span text:style-name="T35">throws </text:span><text:span text:style-name="T36">Exception {</text:span><text:span text:style-name="T36"><text:line-break/></text:span><text:span text:style-name="T36"> <text:s text:c="3"/></text:span><text:span text:style-name="T39">suppress</text:span><text:span text:style-name="T36">(</text:span><text:span text:style-name="T39">methodsDeclaredIn</text:span><text:span text:style-name="T36">(LayoutInflater.</text:span><text:span text:style-name="T35">class</text:span><text:span text:style-name="T36">));</text:span><text:span text:style-name="T36"><text:line-break/></text:span><text:span text:style-name="T36"> <text:s/>}</text:span><text:span text:style-name="T36"><text:line-break/></text:span><text:span text:style-name="T36"><text:line-break/></text:span><text:span text:style-name="T36"> <text:s/></text:span><text:span text:style-name="T69">@Test</text:span><text:span text:style-name="T69"><text:line-break/></text:span><text:span text:style-name="T69"> <text:s/></text:span><text:span text:style-name="T35">public void </text:span><text:span text:style-name="T36">setViewsFromCharacter () </text:span><text:span text:style-name="T35">throws </text:span><text:span text:style-name="T36">Exception <text:s/>{</text:span><text:span text:style-name="T36"><text:line-break/></text:span><text:span text:style-name="T36"> <text:s text:c="3"/>CharacterView characterView = </text:span><text:span text:style-name="T35">new </text:span><text:span text:style-name="T36">CharacterView(</text:span><text:span text:style-name="T37">mockContext</text:span><text:span text:style-name="T36">, </text:span><text:span text:style-name="T35">null</text:span><text:span text:style-name="T36">);</text:span><text:span text:style-name="T36"><text:line-break/></text:span><text:span text:style-name="T36"> <text:s text:c="3"/>CharacterView spyCharView <text:s text:c="2"/>= </text:span><text:span text:style-name="T39">spy</text:span><text:span text:style-name="T36">(characterView);</text:span><text:span text:style-name="T36"><text:line-break/></text:span><text:span text:style-name="T36"> <text:s text:c="3"/></text:span><text:span text:style-name="T39">when</text:span><text:span text:style-name="T36">(spyCharView.findViewById(R.id.</text:span><text:span text:style-name="T38">character_name</text:span><text:span text:style-name="T36">))</text:span></text:p>
            <text:p text:style-name="P8"><text:span text:style-name="T36"><text:s text:c="6"/></text:span><text:span text:style-name="T36">.thenReturn(</text:span><text:span text:style-name="T37">mockNameView</text:span><text:span text:style-name="T36">);</text:span><text:span text:style-name="T36"><text:line-break/></text:span><text:span text:style-name="T36"> <text:s text:c="2"/></text:span><text:span text:style-name="T36"><text:line-break/></text:span><text:span text:style-name="T36"> <text:s text:c="3"/>spyCharView.setCharacter(SkyWalker.</text:span><text:span text:style-name="T39">getCharacter</text:span><text:span text:style-name="T36">(</text:span><text:span text:style-name="T37">anakin</text:span><text:span text:style-name="T36">));</text:span><text:span text:style-name="T36"><text:line-break/></text:span><text:span text:style-name="T36"><text:line-break/></text:span><text:span text:style-name="T36"> <text:s text:c="3"/></text:span><text:span text:style-name="T39">verify</text:span><text:span text:style-name="T36">(</text:span><text:span text:style-name="T37">mockNameView</text:span><text:span text:style-name="T36">).setText(</text:span><text:span text:style-name="T37">anakinName</text:span><text:span text:style-name="T36">);</text:span><text:span text:style-name="T40"><text:line-break/></text:span><text:span text:style-name="T40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83">CharacterViewUTest.java</text:span></text:p>
              </table:table-cell>
              <table:table-cell table:style-name="ce2">
                <text:p text:style-name="P1"><text:span text:style-name="T2">StartingCode</text:span></text:p>
              </table:table-cell>
            </table:table-row>
            <table:table-row table:style-name="ro2">
              <table:table-cell table:style-name="ce3">
                <text:p><text:span text:style-name="T33">using </text:span><text:span text:style-name="T140">PowerMockito</text:span></text:p>
              </table:table-cell>
              <table:table-cell table:style-name="ce6">
                <text:p text:style-name="P1"><text:span text:style-name="T30">PagerAdapters</text:span></text:p>
              </table:table-cell>
            </table:table-row>
          </table:table>
          <draw:image xlink:href="Pictures/TablePreview70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2DT2H53M25S</meta:editing-duration>
    <meta:editing-cycles>66</meta:editing-cycles>
    <dc:date>2017-01-23T03:17:28</dc:date>
    <dc:creator>Flo Maldonado</dc:creator>
    <meta:generator>OpenOffice/4.1.1$Unix OpenOffice.org_project/411m6$Build-9775</meta:generator>
    <meta:document-statistic meta:object-count="484"/>
  </office:meta>
</office:document-meta>
</file>